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_42584.364004629635" table:style-name="ta1">
        <table:shapes>
          <draw:frame draw:z-index="0" draw:style-name="gr1" draw:text-style-name="P1" svg:width="890.5pt" svg:height="324.54pt" svg:x="412.5pt" svg:y="955.5pt">
            <loext:p draw:notify-on-update-of-ranges="'log_42584.364004629635'.B1:'log_42584.364004629635'.B1 'log_42584.364004629635'.B2:'log_42584.364004629635'.B483 'log_42584.364004629635'.C1:'log_42584.364004629635'.C1 'log_42584.364004629635'.C2:'log_42584.364004629635'.C483 'log_42584.364004629635'.B1:'log_42584.364004629635'.B1 'log_42584.364004629635'.B2:'log_42584.364004629635'.B483 'log_42584.364004629635'.D1:'log_42584.364004629635'.D1 'log_42584.364004629635'.D2:'log_42584.364004629635'.D483 'log_42584.364004629635'.B1:'log_42584.364004629635'.B1 'log_42584.364004629635'.B2:'log_42584.364004629635'.B483 'log_42584.364004629635'.E1:'log_42584.364004629635'.E1 'log_42584.364004629635'.E2:'log_42584.364004629635'.E4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Exp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13S" calcext:value-type="time">
            <text:p>08:44:13 P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14S" calcext:value-type="time">
            <text:p>08:44:14 PM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15S" calcext:value-type="time">
            <text:p>08:44:15 PM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16S" calcext:value-type="time">
            <text:p>08:44:16 PM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17S" calcext:value-type="time">
            <text:p>08:44:17 PM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18S" calcext:value-type="time">
            <text:p>08:44:18 PM</text:p>
          </table:table-cell>
          <table:table-cell office:value-type="float" office:value="28.94" calcext:value-type="float">
            <text:p>28.9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19S" calcext:value-type="time">
            <text:p>08:44:19 PM</text:p>
          </table:table-cell>
          <table:table-cell office:value-type="float" office:value="38.38" calcext:value-type="float">
            <text:p>38.3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0S" calcext:value-type="time">
            <text:p>08:44:20 PM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1S" calcext:value-type="time">
            <text:p>08:44:21 PM</text:p>
          </table:table-cell>
          <table:table-cell office:value-type="float" office:value="273.44" calcext:value-type="float">
            <text:p>273.4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2S" calcext:value-type="time">
            <text:p>08:44:22 PM</text:p>
          </table:table-cell>
          <table:table-cell office:value-type="float" office:value="279.88" calcext:value-type="float">
            <text:p>279.8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3S" calcext:value-type="time">
            <text:p>08:44:23 PM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4S" calcext:value-type="time">
            <text:p>08:44:24 PM</text:p>
          </table:table-cell>
          <table:table-cell office:value-type="float" office:value="269.88" calcext:value-type="float">
            <text:p>269.8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5S" calcext:value-type="time">
            <text:p>08:44:25 PM</text:p>
          </table:table-cell>
          <table:table-cell office:value-type="float" office:value="275.25" calcext:value-type="float">
            <text:p>275.2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6S" calcext:value-type="time">
            <text:p>08:44:26 PM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7S" calcext:value-type="time">
            <text:p>08:44:27 PM</text:p>
          </table:table-cell>
          <table:table-cell office:value-type="float" office:value="273.38" calcext:value-type="float">
            <text:p>273.3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8S" calcext:value-type="time">
            <text:p>08:44:28 PM</text:p>
          </table:table-cell>
          <table:table-cell office:value-type="float" office:value="275.88" calcext:value-type="float">
            <text:p>275.8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29S" calcext:value-type="time">
            <text:p>08:44:29 PM</text:p>
          </table:table-cell>
          <table:table-cell office:value-type="float" office:value="277.5" calcext:value-type="float">
            <text:p>277.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0S" calcext:value-type="time">
            <text:p>08:44:30 PM</text:p>
          </table:table-cell>
          <table:table-cell office:value-type="float" office:value="267.56" calcext:value-type="float">
            <text:p>267.56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1S" calcext:value-type="time">
            <text:p>08:44:31 PM</text:p>
          </table:table-cell>
          <table:table-cell office:value-type="float" office:value="266.19" calcext:value-type="float">
            <text:p>266.19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2S" calcext:value-type="time">
            <text:p>08:44:32 PM</text:p>
          </table:table-cell>
          <table:table-cell office:value-type="float" office:value="265.94" calcext:value-type="float">
            <text:p>265.9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3S" calcext:value-type="time">
            <text:p>08:44:33 PM</text:p>
          </table:table-cell>
          <table:table-cell office:value-type="float" office:value="275.44" calcext:value-type="float">
            <text:p>275.4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4S" calcext:value-type="time">
            <text:p>08:44:34 PM</text:p>
          </table:table-cell>
          <table:table-cell office:value-type="float" office:value="240.13" calcext:value-type="float">
            <text:p>240.13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5S" calcext:value-type="time">
            <text:p>08:44:35 PM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6S" calcext:value-type="time">
            <text:p>08:44:36 PM</text:p>
          </table:table-cell>
          <table:table-cell office:value-type="float" office:value="269.25" calcext:value-type="float">
            <text:p>269.2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7S" calcext:value-type="time">
            <text:p>08:44:37 PM</text:p>
          </table:table-cell>
          <table:table-cell office:value-type="float" office:value="259.63" calcext:value-type="float">
            <text:p>259.63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8S" calcext:value-type="time">
            <text:p>08:44:38 PM</text:p>
          </table:table-cell>
          <table:table-cell office:value-type="float" office:value="258.75" calcext:value-type="float">
            <text:p>258.7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39S" calcext:value-type="time">
            <text:p>08:44:39 PM</text:p>
          </table:table-cell>
          <table:table-cell office:value-type="float" office:value="275.13" calcext:value-type="float">
            <text:p>275.13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40S" calcext:value-type="time">
            <text:p>08:44:40 PM</text:p>
          </table:table-cell>
          <table:table-cell office:value-type="float" office:value="288.5" calcext:value-type="float">
            <text:p>288.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41S" calcext:value-type="time">
            <text:p>08:44:41 PM</text:p>
          </table:table-cell>
          <table:table-cell office:value-type="float" office:value="285.19" calcext:value-type="float">
            <text:p>285.19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42S" calcext:value-type="time">
            <text:p>08:44:42 PM</text:p>
          </table:table-cell>
          <table:table-cell office:value-type="float" office:value="283.31" calcext:value-type="float">
            <text:p>283.31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43S" calcext:value-type="time">
            <text:p>08:44:43 PM</text:p>
          </table:table-cell>
          <table:table-cell office:value-type="float" office:value="284.94" calcext:value-type="float">
            <text:p>284.9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44S" calcext:value-type="time">
            <text:p>08:44:44 PM</text:p>
          </table:table-cell>
          <table:table-cell office:value-type="float" office:value="275.75" calcext:value-type="float">
            <text:p>275.7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45S" calcext:value-type="time">
            <text:p>08:44:45 PM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46S" calcext:value-type="time">
            <text:p>08:44:46 PM</text:p>
          </table:table-cell>
          <table:table-cell office:value-type="float" office:value="255.63" calcext:value-type="float">
            <text:p>255.63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47S" calcext:value-type="time">
            <text:p>08:44:47 PM</text:p>
          </table:table-cell>
          <table:table-cell office:value-type="float" office:value="274.44" calcext:value-type="float">
            <text:p>274.4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49S" calcext:value-type="time">
            <text:p>08:44:49 PM</text:p>
          </table:table-cell>
          <table:table-cell office:value-type="float" office:value="283.56" calcext:value-type="float">
            <text:p>283.56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0S" calcext:value-type="time">
            <text:p>08:44:50 PM</text:p>
          </table:table-cell>
          <table:table-cell office:value-type="float" office:value="274.5" calcext:value-type="float">
            <text:p>274.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1S" calcext:value-type="time">
            <text:p>08:44:51 PM</text:p>
          </table:table-cell>
          <table:table-cell office:value-type="float" office:value="267.06" calcext:value-type="float">
            <text:p>267.06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2S" calcext:value-type="time">
            <text:p>08:44:52 PM</text:p>
          </table:table-cell>
          <table:table-cell office:value-type="float" office:value="244.88" calcext:value-type="float">
            <text:p>244.8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3S" calcext:value-type="time">
            <text:p>08:44:53 PM</text:p>
          </table:table-cell>
          <table:table-cell office:value-type="float" office:value="238.31" calcext:value-type="float">
            <text:p>238.31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4S" calcext:value-type="time">
            <text:p>08:44:54 PM</text:p>
          </table:table-cell>
          <table:table-cell office:value-type="float" office:value="212.25" calcext:value-type="float">
            <text:p>212.2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5S" calcext:value-type="time">
            <text:p>08:44:55 PM</text:p>
          </table:table-cell>
          <table:table-cell office:value-type="float" office:value="214.63" calcext:value-type="float">
            <text:p>214.63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6S" calcext:value-type="time">
            <text:p>08:44:56 PM</text:p>
          </table:table-cell>
          <table:table-cell office:value-type="float" office:value="211.56" calcext:value-type="float">
            <text:p>211.56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7S" calcext:value-type="time">
            <text:p>08:44:57 PM</text:p>
          </table:table-cell>
          <table:table-cell office:value-type="float" office:value="212.31" calcext:value-type="float">
            <text:p>212.31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8S" calcext:value-type="time">
            <text:p>08:44:58 PM</text:p>
          </table:table-cell>
          <table:table-cell office:value-type="float" office:value="207.31" calcext:value-type="float">
            <text:p>207.31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4M59S" calcext:value-type="time">
            <text:p>08:44:59 PM</text:p>
          </table:table-cell>
          <table:table-cell office:value-type="float" office:value="199.13" calcext:value-type="float">
            <text:p>199.13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0S" calcext:value-type="time">
            <text:p>08:45:00 PM</text:p>
          </table:table-cell>
          <table:table-cell office:value-type="float" office:value="190.44" calcext:value-type="float">
            <text:p>190.4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1S" calcext:value-type="time">
            <text:p>08:45:01 PM</text:p>
          </table:table-cell>
          <table:table-cell office:value-type="float" office:value="186.38" calcext:value-type="float">
            <text:p>186.3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2S" calcext:value-type="time">
            <text:p>08:45:02 PM</text:p>
          </table:table-cell>
          <table:table-cell office:value-type="float" office:value="185.13" calcext:value-type="float">
            <text:p>185.13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3S" calcext:value-type="time">
            <text:p>08:45:03 PM</text:p>
          </table:table-cell>
          <table:table-cell office:value-type="float" office:value="184.44" calcext:value-type="float">
            <text:p>184.4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4S" calcext:value-type="time">
            <text:p>08:45:04 PM</text:p>
          </table:table-cell>
          <table:table-cell office:value-type="float" office:value="184.69" calcext:value-type="float">
            <text:p>184.69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5S" calcext:value-type="time">
            <text:p>08:45:05 PM</text:p>
          </table:table-cell>
          <table:table-cell office:value-type="float" office:value="184.88" calcext:value-type="float">
            <text:p>184.8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6S" calcext:value-type="time">
            <text:p>08:45:06 PM</text:p>
          </table:table-cell>
          <table:table-cell office:value-type="float" office:value="185.44" calcext:value-type="float">
            <text:p>185.4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7S" calcext:value-type="time">
            <text:p>08:45:07 PM</text:p>
          </table:table-cell>
          <table:table-cell office:value-type="float" office:value="185.94" calcext:value-type="float">
            <text:p>185.9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8S" calcext:value-type="time">
            <text:p>08:45:08 PM</text:p>
          </table:table-cell>
          <table:table-cell office:value-type="float" office:value="187.75" calcext:value-type="float">
            <text:p>187.7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09S" calcext:value-type="time">
            <text:p>08:45:09 PM</text:p>
          </table:table-cell>
          <table:table-cell office:value-type="float" office:value="167.94" calcext:value-type="float">
            <text:p>167.9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0S" calcext:value-type="time">
            <text:p>08:45:10 PM</text:p>
          </table:table-cell>
          <table:table-cell office:value-type="float" office:value="134.44" calcext:value-type="float">
            <text:p>134.4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1S" calcext:value-type="time">
            <text:p>08:45:11 PM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2S" calcext:value-type="time">
            <text:p>08:45:12 PM</text:p>
          </table:table-cell>
          <table:table-cell office:value-type="float" office:value="89.37" calcext:value-type="float">
            <text:p>89.37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3S" calcext:value-type="time">
            <text:p>08:45:13 PM</text:p>
          </table:table-cell>
          <table:table-cell office:value-type="float" office:value="84.62" calcext:value-type="float">
            <text:p>84.62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4S" calcext:value-type="time">
            <text:p>08:45:14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5S" calcext:value-type="time">
            <text:p>08:45:15 PM</text:p>
          </table:table-cell>
          <table:table-cell office:value-type="float" office:value="83.12" calcext:value-type="float">
            <text:p>83.12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6S" calcext:value-type="time">
            <text:p>08:45:16 PM</text:p>
          </table:table-cell>
          <table:table-cell office:value-type="float" office:value="132.63" calcext:value-type="float">
            <text:p>132.63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7S" calcext:value-type="time">
            <text:p>08:45:17 PM</text:p>
          </table:table-cell>
          <table:table-cell office:value-type="float" office:value="186.25" calcext:value-type="float">
            <text:p>186.25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8S" calcext:value-type="time">
            <text:p>08:45:18 PM</text:p>
          </table:table-cell>
          <table:table-cell office:value-type="float" office:value="189.38" calcext:value-type="float">
            <text:p>189.3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19S" calcext:value-type="time">
            <text:p>08:45:19 PM</text:p>
          </table:table-cell>
          <table:table-cell office:value-type="float" office:value="189.69" calcext:value-type="float">
            <text:p>189.69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0S" calcext:value-type="time">
            <text:p>08:45:20 PM</text:p>
          </table:table-cell>
          <table:table-cell office:value-type="float" office:value="176.38" calcext:value-type="float">
            <text:p>176.38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1S" calcext:value-type="time">
            <text:p>08:45:21 PM</text:p>
          </table:table-cell>
          <table:table-cell office:value-type="float" office:value="182.19" calcext:value-type="float">
            <text:p>182.19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2S" calcext:value-type="time">
            <text:p>08:45:22 PM</text:p>
          </table:table-cell>
          <table:table-cell office:value-type="float" office:value="195.94" calcext:value-type="float">
            <text:p>195.94</text:p>
          </table:table-cell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3S" calcext:value-type="time">
            <text:p>08:45:23 PM</text:p>
          </table:table-cell>
          <table:table-cell office:value-type="float" office:value="180.13" calcext:value-type="float">
            <text:p>180.13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71]-[.C71])^2" office:value-type="float" office:value="0.0168999999999988" calcext:value-type="float">
            <text:p>0.0169</text:p>
          </table:table-cell>
          <table:table-cell table:formula="of:=SQRT(AVERAGE([.F71:.F149]))" office:value-type="float" office:value="6.67355502778397" calcext:value-type="float">
            <text:p>6.6735550278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4S" calcext:value-type="time">
            <text:p>08:45:24 PM</text:p>
          </table:table-cell>
          <table:table-cell office:value-type="float" office:value="188.06" calcext:value-type="float">
            <text:p>188.0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72]-[.C72])^2" office:value-type="float" office:value="64.9636" calcext:value-type="float">
            <text:p>64.96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5S" calcext:value-type="time">
            <text:p>08:45:25 PM</text:p>
          </table:table-cell>
          <table:table-cell office:value-type="float" office:value="189.56" calcext:value-type="float">
            <text:p>189.5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73]-[.C73])^2" office:value-type="float" office:value="91.3936000000001" calcext:value-type="float">
            <text:p>91.3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6S" calcext:value-type="time">
            <text:p>08:45:26 PM</text:p>
          </table:table-cell>
          <table:table-cell office:value-type="float" office:value="189.56" calcext:value-type="float">
            <text:p>189.5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74]-[.C74])^2" office:value-type="float" office:value="91.3936000000001" calcext:value-type="float">
            <text:p>91.3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7S" calcext:value-type="time">
            <text:p>08:45:27 PM</text:p>
          </table:table-cell>
          <table:table-cell office:value-type="float" office:value="186.69" calcext:value-type="float">
            <text:p>186.6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75]-[.C75])^2" office:value-type="float" office:value="44.7561" calcext:value-type="float">
            <text:p>44.7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8S" calcext:value-type="time">
            <text:p>08:45:28 PM</text:p>
          </table:table-cell>
          <table:table-cell office:value-type="float" office:value="189.13" calcext:value-type="float">
            <text:p>189.13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76]-[.C76])^2" office:value-type="float" office:value="83.3568999999999" calcext:value-type="float">
            <text:p>83.35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29S" calcext:value-type="time">
            <text:p>08:45:29 PM</text:p>
          </table:table-cell>
          <table:table-cell office:value-type="float" office:value="184.31" calcext:value-type="float">
            <text:p>184.3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77]-[.C77])^2" office:value-type="float" office:value="18.5761" calcext:value-type="float">
            <text:p>18.5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0S" calcext:value-type="time">
            <text:p>08:45:30 PM</text:p>
          </table:table-cell>
          <table:table-cell office:value-type="float" office:value="184.81" calcext:value-type="float">
            <text:p>184.8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78]-[.C78])^2" office:value-type="float" office:value="23.1361" calcext:value-type="float">
            <text:p>23.1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1S" calcext:value-type="time">
            <text:p>08:45:31 PM</text:p>
          </table:table-cell>
          <table:table-cell office:value-type="float" office:value="186.19" calcext:value-type="float">
            <text:p>186.1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79]-[.C79])^2" office:value-type="float" office:value="38.3161" calcext:value-type="float">
            <text:p>38.3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2S" calcext:value-type="time">
            <text:p>08:45:32 PM</text:p>
          </table:table-cell>
          <table:table-cell office:value-type="float" office:value="186.31" calcext:value-type="float">
            <text:p>186.3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0]-[.C80])^2" office:value-type="float" office:value="39.8161" calcext:value-type="float">
            <text:p>39.8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3S" calcext:value-type="time">
            <text:p>08:45:33 PM</text:p>
          </table:table-cell>
          <table:table-cell office:value-type="float" office:value="183.88" calcext:value-type="float">
            <text:p>183.8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1]-[.C81])^2" office:value-type="float" office:value="15.0544" calcext:value-type="float">
            <text:p>15.05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4S" calcext:value-type="time">
            <text:p>08:45:34 PM</text:p>
          </table:table-cell>
          <table:table-cell office:value-type="float" office:value="184.69" calcext:value-type="float">
            <text:p>184.6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2]-[.C82])^2" office:value-type="float" office:value="21.9961" calcext:value-type="float">
            <text:p>21.9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5S" calcext:value-type="time">
            <text:p>08:45:35 PM</text:p>
          </table:table-cell>
          <table:table-cell office:value-type="float" office:value="188.81" calcext:value-type="float">
            <text:p>188.8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3]-[.C83])^2" office:value-type="float" office:value="77.6161" calcext:value-type="float">
            <text:p>77.6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6S" calcext:value-type="time">
            <text:p>08:45:36 PM</text:p>
          </table:table-cell>
          <table:table-cell office:value-type="float" office:value="189.13" calcext:value-type="float">
            <text:p>189.13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4]-[.C84])^2" office:value-type="float" office:value="83.3568999999999" calcext:value-type="float">
            <text:p>83.35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7S" calcext:value-type="time">
            <text:p>08:45:37 PM</text:p>
          </table:table-cell>
          <table:table-cell office:value-type="float" office:value="188.31" calcext:value-type="float">
            <text:p>188.3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5]-[.C85])^2" office:value-type="float" office:value="69.0561000000001" calcext:value-type="float">
            <text:p>69.0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8S" calcext:value-type="time">
            <text:p>08:45:38 PM</text:p>
          </table:table-cell>
          <table:table-cell office:value-type="float" office:value="184.75" calcext:value-type="float">
            <text:p>184.7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6]-[.C86])^2" office:value-type="float" office:value="22.5625" calcext:value-type="float">
            <text:p>22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39S" calcext:value-type="time">
            <text:p>08:45:39 PM</text:p>
          </table:table-cell>
          <table:table-cell office:value-type="float" office:value="182.25" calcext:value-type="float">
            <text:p>182.2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7]-[.C87])^2" office:value-type="float" office:value="5.0625" calcext:value-type="float">
            <text:p>5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40S" calcext:value-type="time">
            <text:p>08:45:40 PM</text:p>
          </table:table-cell>
          <table:table-cell office:value-type="float" office:value="185.69" calcext:value-type="float">
            <text:p>185.6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8]-[.C88])^2" office:value-type="float" office:value="32.3761" calcext:value-type="float">
            <text:p>32.3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41S" calcext:value-type="time">
            <text:p>08:45:41 PM</text:p>
          </table:table-cell>
          <table:table-cell office:value-type="float" office:value="186.31" calcext:value-type="float">
            <text:p>186.3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89]-[.C89])^2" office:value-type="float" office:value="39.8161" calcext:value-type="float">
            <text:p>39.8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42S" calcext:value-type="time">
            <text:p>08:45:42 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0]-[.C90])^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43S" calcext:value-type="time">
            <text:p>08:45:43 PM</text:p>
          </table:table-cell>
          <table:table-cell office:value-type="float" office:value="183.25" calcext:value-type="float">
            <text:p>183.2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1]-[.C91])^2" office:value-type="float" office:value="10.5625" calcext:value-type="float">
            <text:p>10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44S" calcext:value-type="time">
            <text:p>08:45:44 PM</text:p>
          </table:table-cell>
          <table:table-cell office:value-type="float" office:value="183.81" calcext:value-type="float">
            <text:p>183.8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2]-[.C92])^2" office:value-type="float" office:value="14.5161" calcext:value-type="float">
            <text:p>14.5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45S" calcext:value-type="time">
            <text:p>08:45:45 PM</text:p>
          </table:table-cell>
          <table:table-cell office:value-type="float" office:value="183.19" calcext:value-type="float">
            <text:p>183.1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3]-[.C93])^2" office:value-type="float" office:value="10.1761" calcext:value-type="float">
            <text:p>10.1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46S" calcext:value-type="time">
            <text:p>08:45:46 PM</text:p>
          </table:table-cell>
          <table:table-cell office:value-type="float" office:value="188.69" calcext:value-type="float">
            <text:p>188.6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4]-[.C94])^2" office:value-type="float" office:value="75.5161" calcext:value-type="float">
            <text:p>75.5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48S" calcext:value-type="time">
            <text:p>08:45:48 PM</text:p>
          </table:table-cell>
          <table:table-cell office:value-type="float" office:value="187.69" calcext:value-type="float">
            <text:p>187.6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5]-[.C95])^2" office:value-type="float" office:value="59.1361" calcext:value-type="float">
            <text:p>59.1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49S" calcext:value-type="time">
            <text:p>08:45:49 PM</text:p>
          </table:table-cell>
          <table:table-cell office:value-type="float" office:value="192.44" calcext:value-type="float">
            <text:p>192.4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6]-[.C96])^2" office:value-type="float" office:value="154.7536" calcext:value-type="float">
            <text:p>154.75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0S" calcext:value-type="time">
            <text:p>08:45:50 PM</text:p>
          </table:table-cell>
          <table:table-cell office:value-type="float" office:value="196.88" calcext:value-type="float">
            <text:p>196.8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7]-[.C97])^2" office:value-type="float" office:value="284.9344" calcext:value-type="float">
            <text:p>284.93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1S" calcext:value-type="time">
            <text:p>08:45:51 PM</text:p>
          </table:table-cell>
          <table:table-cell office:value-type="float" office:value="195.38" calcext:value-type="float">
            <text:p>195.3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8]-[.C98])^2" office:value-type="float" office:value="236.5444" calcext:value-type="float">
            <text:p>236.54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2S" calcext:value-type="time">
            <text:p>08:45:52 PM</text:p>
          </table:table-cell>
          <table:table-cell office:value-type="float" office:value="194.13" calcext:value-type="float">
            <text:p>194.13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99]-[.C99])^2" office:value-type="float" office:value="199.6569" calcext:value-type="float">
            <text:p>199.65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3S" calcext:value-type="time">
            <text:p>08:45:53 PM</text:p>
          </table:table-cell>
          <table:table-cell office:value-type="float" office:value="196.31" calcext:value-type="float">
            <text:p>196.3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0]-[.C100])^2" office:value-type="float" office:value="266.0161" calcext:value-type="float">
            <text:p>266.0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4S" calcext:value-type="time">
            <text:p>08:45:54 PM</text:p>
          </table:table-cell>
          <table:table-cell office:value-type="float" office:value="190.38" calcext:value-type="float">
            <text:p>190.3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1]-[.C101])^2" office:value-type="float" office:value="107.7444" calcext:value-type="float">
            <text:p>107.74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5S" calcext:value-type="time">
            <text:p>08:45:55 PM</text:p>
          </table:table-cell>
          <table:table-cell office:value-type="float" office:value="192.44" calcext:value-type="float">
            <text:p>192.4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2]-[.C102])^2" office:value-type="float" office:value="154.7536" calcext:value-type="float">
            <text:p>154.75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6S" calcext:value-type="time">
            <text:p>08:45:56 PM</text:p>
          </table:table-cell>
          <table:table-cell office:value-type="float" office:value="190.25" calcext:value-type="float">
            <text:p>190.2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3]-[.C103])^2" office:value-type="float" office:value="105.0625" calcext:value-type="float">
            <text:p>105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7S" calcext:value-type="time">
            <text:p>08:45:57 PM</text:p>
          </table:table-cell>
          <table:table-cell office:value-type="float" office:value="188.75" calcext:value-type="float">
            <text:p>188.7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4]-[.C104])^2" office:value-type="float" office:value="76.5625" calcext:value-type="float">
            <text:p>76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8S" calcext:value-type="time">
            <text:p>08:45:58 PM</text:p>
          </table:table-cell>
          <table:table-cell office:value-type="float" office:value="188.88" calcext:value-type="float">
            <text:p>188.8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5]-[.C105])^2" office:value-type="float" office:value="78.8543999999999" calcext:value-type="float">
            <text:p>78.85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5M59S" calcext:value-type="time">
            <text:p>08:45:59 PM</text:p>
          </table:table-cell>
          <table:table-cell office:value-type="float" office:value="184.81" calcext:value-type="float">
            <text:p>184.8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6]-[.C106])^2" office:value-type="float" office:value="23.1361" calcext:value-type="float">
            <text:p>23.1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0S" calcext:value-type="time">
            <text:p>08:46:00 PM</text:p>
          </table:table-cell>
          <table:table-cell office:value-type="float" office:value="185.5" calcext:value-type="float">
            <text:p>185.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7]-[.C107])^2" office:value-type="float" office:value="30.25" calcext:value-type="float">
            <text:p>30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1S" calcext:value-type="time">
            <text:p>08:46:01 P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8]-[.C108])^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2S" calcext:value-type="time">
            <text:p>08:46:02 PM</text:p>
          </table:table-cell>
          <table:table-cell office:value-type="float" office:value="183.94" calcext:value-type="float">
            <text:p>183.9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09]-[.C109])^2" office:value-type="float" office:value="15.5236" calcext:value-type="float">
            <text:p>15.52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3S" calcext:value-type="time">
            <text:p>08:46:03 PM</text:p>
          </table:table-cell>
          <table:table-cell office:value-type="float" office:value="186.56" calcext:value-type="float">
            <text:p>186.5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0]-[.C110])^2" office:value-type="float" office:value="43.0336" calcext:value-type="float">
            <text:p>43.03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4S" calcext:value-type="time">
            <text:p>08:46:04 PM</text:p>
          </table:table-cell>
          <table:table-cell office:value-type="float" office:value="183.13" calcext:value-type="float">
            <text:p>183.13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1]-[.C111])^2" office:value-type="float" office:value="9.79689999999997" calcext:value-type="float">
            <text:p>9.79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5S" calcext:value-type="time">
            <text:p>08:46:05 PM</text:p>
          </table:table-cell>
          <table:table-cell office:value-type="float" office:value="181.38" calcext:value-type="float">
            <text:p>181.3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2]-[.C112])^2" office:value-type="float" office:value="1.90439999999999" calcext:value-type="float">
            <text:p>1.90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6S" calcext:value-type="time">
            <text:p>08:46:06 PM</text:p>
          </table:table-cell>
          <table:table-cell office:value-type="float" office:value="182.81" calcext:value-type="float">
            <text:p>182.8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3]-[.C113])^2" office:value-type="float" office:value="7.89610000000001" calcext:value-type="float">
            <text:p>7.8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7S" calcext:value-type="time">
            <text:p>08:46:07 PM</text:p>
          </table:table-cell>
          <table:table-cell office:value-type="float" office:value="186.13" calcext:value-type="float">
            <text:p>186.13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4]-[.C114])^2" office:value-type="float" office:value="37.5768999999999" calcext:value-type="float">
            <text:p>37.57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8S" calcext:value-type="time">
            <text:p>08:46:08 PM</text:p>
          </table:table-cell>
          <table:table-cell office:value-type="float" office:value="181.31" calcext:value-type="float">
            <text:p>181.3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5]-[.C115])^2" office:value-type="float" office:value="1.71610000000001" calcext:value-type="float">
            <text:p>1.7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09S" calcext:value-type="time">
            <text:p>08:46:09 PM</text:p>
          </table:table-cell>
          <table:table-cell office:value-type="float" office:value="184.06" calcext:value-type="float">
            <text:p>184.0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6]-[.C116])^2" office:value-type="float" office:value="16.4836" calcext:value-type="float">
            <text:p>16.4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0S" calcext:value-type="time">
            <text:p>08:46:10 PM</text:p>
          </table:table-cell>
          <table:table-cell office:value-type="float" office:value="182.19" calcext:value-type="float">
            <text:p>182.1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7]-[.C117])^2" office:value-type="float" office:value="4.79609999999999" calcext:value-type="float">
            <text:p>4.7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1S" calcext:value-type="time">
            <text:p>08:46:11 PM</text:p>
          </table:table-cell>
          <table:table-cell office:value-type="float" office:value="183.19" calcext:value-type="float">
            <text:p>183.1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8]-[.C118])^2" office:value-type="float" office:value="10.1761" calcext:value-type="float">
            <text:p>10.1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2S" calcext:value-type="time">
            <text:p>08:46:12 PM</text:p>
          </table:table-cell>
          <table:table-cell office:value-type="float" office:value="183.19" calcext:value-type="float">
            <text:p>183.1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19]-[.C119])^2" office:value-type="float" office:value="10.1761" calcext:value-type="float">
            <text:p>10.1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3S" calcext:value-type="time">
            <text:p>08:46:13 PM</text:p>
          </table:table-cell>
          <table:table-cell office:value-type="float" office:value="189.31" calcext:value-type="float">
            <text:p>189.3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0]-[.C120])^2" office:value-type="float" office:value="86.6761000000001" calcext:value-type="float">
            <text:p>86.6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4S" calcext:value-type="time">
            <text:p>08:46:14 PM</text:p>
          </table:table-cell>
          <table:table-cell office:value-type="float" office:value="186.25" calcext:value-type="float">
            <text:p>186.2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1]-[.C121])^2" office:value-type="float" office:value="39.0625" calcext:value-type="float">
            <text:p>39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5S" calcext:value-type="time">
            <text:p>08:46:15 PM</text:p>
          </table:table-cell>
          <table:table-cell office:value-type="float" office:value="182.06" calcext:value-type="float">
            <text:p>182.0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2]-[.C122])^2" office:value-type="float" office:value="4.24360000000001" calcext:value-type="float">
            <text:p>4.24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6S" calcext:value-type="time">
            <text:p>08:46:16 PM</text:p>
          </table:table-cell>
          <table:table-cell office:value-type="float" office:value="183.25" calcext:value-type="float">
            <text:p>183.2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3]-[.C123])^2" office:value-type="float" office:value="10.5625" calcext:value-type="float">
            <text:p>10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7S" calcext:value-type="time">
            <text:p>08:46:17 PM</text:p>
          </table:table-cell>
          <table:table-cell office:value-type="float" office:value="182.63" calcext:value-type="float">
            <text:p>182.63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4]-[.C124])^2" office:value-type="float" office:value="6.91689999999998" calcext:value-type="float">
            <text:p>6.9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8S" calcext:value-type="time">
            <text:p>08:46:18 PM</text:p>
          </table:table-cell>
          <table:table-cell office:value-type="float" office:value="181.25" calcext:value-type="float">
            <text:p>181.2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5]-[.C125])^2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19S" calcext:value-type="time">
            <text:p>08:46:19 PM</text:p>
          </table:table-cell>
          <table:table-cell office:value-type="float" office:value="183.06" calcext:value-type="float">
            <text:p>183.0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6]-[.C126])^2" office:value-type="float" office:value="9.36360000000001" calcext:value-type="float">
            <text:p>9.36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0S" calcext:value-type="time">
            <text:p>08:46:20 PM</text:p>
          </table:table-cell>
          <table:table-cell office:value-type="float" office:value="183.94" calcext:value-type="float">
            <text:p>183.9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7]-[.C127])^2" office:value-type="float" office:value="15.5236" calcext:value-type="float">
            <text:p>15.52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1S" calcext:value-type="time">
            <text:p>08:46:21 PM</text:p>
          </table:table-cell>
          <table:table-cell office:value-type="float" office:value="182.44" calcext:value-type="float">
            <text:p>182.4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8]-[.C128])^2" office:value-type="float" office:value="5.95359999999999" calcext:value-type="float">
            <text:p>5.95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2S" calcext:value-type="time">
            <text:p>08:46:22 PM</text:p>
          </table:table-cell>
          <table:table-cell office:value-type="float" office:value="183.44" calcext:value-type="float">
            <text:p>183.4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29]-[.C129])^2" office:value-type="float" office:value="11.8336" calcext:value-type="float">
            <text:p>11.83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3S" calcext:value-type="time">
            <text:p>08:46:23 PM</text:p>
          </table:table-cell>
          <table:table-cell office:value-type="float" office:value="181.88" calcext:value-type="float">
            <text:p>181.8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0]-[.C130])^2" office:value-type="float" office:value="3.53439999999998" calcext:value-type="float">
            <text:p>3.53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4S" calcext:value-type="time">
            <text:p>08:46:24 PM</text:p>
          </table:table-cell>
          <table:table-cell office:value-type="float" office:value="179.44" calcext:value-type="float">
            <text:p>179.4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1]-[.C131])^2" office:value-type="float" office:value="0.313600000000003" calcext:value-type="float">
            <text:p>0.31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5S" calcext:value-type="time">
            <text:p>08:46:25 PM</text:p>
          </table:table-cell>
          <table:table-cell office:value-type="float" office:value="177.06" calcext:value-type="float">
            <text:p>177.0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2]-[.C132])^2" office:value-type="float" office:value="8.64359999999999" calcext:value-type="float">
            <text:p>8.64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6S" calcext:value-type="time">
            <text:p>08:46:26 PM</text:p>
          </table:table-cell>
          <table:table-cell office:value-type="float" office:value="179.63" calcext:value-type="float">
            <text:p>179.63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3]-[.C133])^2" office:value-type="float" office:value="0.136900000000003" calcext:value-type="float">
            <text:p>0.1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7S" calcext:value-type="time">
            <text:p>08:46:27 PM</text:p>
          </table:table-cell>
          <table:table-cell office:value-type="float" office:value="181.81" calcext:value-type="float">
            <text:p>181.8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4]-[.C134])^2" office:value-type="float" office:value="3.27610000000001" calcext:value-type="float">
            <text:p>3.2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8S" calcext:value-type="time">
            <text:p>08:46:28 PM</text:p>
          </table:table-cell>
          <table:table-cell office:value-type="float" office:value="182.88" calcext:value-type="float">
            <text:p>182.8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5]-[.C135])^2" office:value-type="float" office:value="8.29439999999998" calcext:value-type="float">
            <text:p>8.29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29S" calcext:value-type="time">
            <text:p>08:46:29 PM</text:p>
          </table:table-cell>
          <table:table-cell office:value-type="float" office:value="180.75" calcext:value-type="float">
            <text:p>180.7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6]-[.C136])^2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0S" calcext:value-type="time">
            <text:p>08:46:30 PM</text:p>
          </table:table-cell>
          <table:table-cell office:value-type="float" office:value="177.25" calcext:value-type="float">
            <text:p>177.2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7]-[.C137])^2" office:value-type="float" office:value="7.5625" calcext:value-type="float">
            <text:p>7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1S" calcext:value-type="time">
            <text:p>08:46:31 PM</text:p>
          </table:table-cell>
          <table:table-cell office:value-type="float" office:value="176.81" calcext:value-type="float">
            <text:p>176.8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8]-[.C138])^2" office:value-type="float" office:value="10.1761" calcext:value-type="float">
            <text:p>10.1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2S" calcext:value-type="time">
            <text:p>08:46:32 PM</text:p>
          </table:table-cell>
          <table:table-cell office:value-type="float" office:value="177.25" calcext:value-type="float">
            <text:p>177.25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39]-[.C139])^2" office:value-type="float" office:value="7.5625" calcext:value-type="float">
            <text:p>7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3S" calcext:value-type="time">
            <text:p>08:46:33 P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0]-[.C140])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4S" calcext:value-type="time">
            <text:p>08:46:34 PM</text:p>
          </table:table-cell>
          <table:table-cell office:value-type="float" office:value="186.31" calcext:value-type="float">
            <text:p>186.31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1]-[.C141])^2" office:value-type="float" office:value="39.8161" calcext:value-type="float">
            <text:p>39.8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5S" calcext:value-type="time">
            <text:p>08:46:35 PM</text:p>
          </table:table-cell>
          <table:table-cell office:value-type="float" office:value="188.13" calcext:value-type="float">
            <text:p>188.13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2]-[.C142])^2" office:value-type="float" office:value="66.0968999999999" calcext:value-type="float">
            <text:p>66.09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6S" calcext:value-type="time">
            <text:p>08:46:36 PM</text:p>
          </table:table-cell>
          <table:table-cell office:value-type="float" office:value="184.88" calcext:value-type="float">
            <text:p>184.8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3]-[.C143])^2" office:value-type="float" office:value="23.8144" calcext:value-type="float">
            <text:p>23.81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7S" calcext:value-type="time">
            <text:p>08:46:37 PM</text:p>
          </table:table-cell>
          <table:table-cell office:value-type="float" office:value="182.94" calcext:value-type="float">
            <text:p>182.9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4]-[.C144])^2" office:value-type="float" office:value="8.64359999999999" calcext:value-type="float">
            <text:p>8.64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8S" calcext:value-type="time">
            <text:p>08:46:38 PM</text:p>
          </table:table-cell>
          <table:table-cell office:value-type="float" office:value="178.38" calcext:value-type="float">
            <text:p>178.38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5]-[.C145])^2" office:value-type="float" office:value="2.62440000000001" calcext:value-type="float">
            <text:p>2.62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39S" calcext:value-type="time">
            <text:p>08:46:39 PM</text:p>
          </table:table-cell>
          <table:table-cell office:value-type="float" office:value="175.94" calcext:value-type="float">
            <text:p>175.94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6]-[.C146])^2" office:value-type="float" office:value="16.4836" calcext:value-type="float">
            <text:p>16.4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40S" calcext:value-type="time">
            <text:p>08:46:40 PM</text:p>
          </table:table-cell>
          <table:table-cell office:value-type="float" office:value="173.06" calcext:value-type="float">
            <text:p>173.0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7]-[.C147])^2" office:value-type="float" office:value="48.1636" calcext:value-type="float">
            <text:p>48.16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41S" calcext:value-type="time">
            <text:p>08:46:41 PM</text:p>
          </table:table-cell>
          <table:table-cell office:value-type="float" office:value="171.19" calcext:value-type="float">
            <text:p>171.19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8]-[.C148])^2" office:value-type="float" office:value="77.6161" calcext:value-type="float">
            <text:p>77.6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42S" calcext:value-type="time">
            <text:p>08:46:42 PM</text:p>
          </table:table-cell>
          <table:table-cell office:value-type="float" office:value="173.56" calcext:value-type="float">
            <text:p>173.56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formula="of:=([.E149]-[.C149])^2" office:value-type="float" office:value="41.4736" calcext:value-type="float">
            <text:p>41.47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44S" calcext:value-type="time">
            <text:p>08:46:44 PM</text:p>
          </table:table-cell>
          <table:table-cell office:value-type="float" office:value="172.25" calcext:value-type="float">
            <text:p>172.25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45S" calcext:value-type="time">
            <text:p>08:46:45 PM</text:p>
          </table:table-cell>
          <table:table-cell office:value-type="float" office:value="155.69" calcext:value-type="float">
            <text:p>155.69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46S" calcext:value-type="time">
            <text:p>08:46:46 P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47S" calcext:value-type="time">
            <text:p>08:46:47 PM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48S" calcext:value-type="time">
            <text:p>08:46:48 PM</text:p>
          </table:table-cell>
          <table:table-cell office:value-type="float" office:value="92.25" calcext:value-type="float">
            <text:p>92.25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54]-[.C154])^2" office:value-type="float" office:value="5.0625" calcext:value-type="float">
            <text:p>5.0625</text:p>
          </table:table-cell>
          <table:table-cell table:formula="of:=SQRT(AVERAGE([.F154:.F168]))" office:value-type="float" office:value="7.38791806487682" calcext:value-type="float">
            <text:p>7.3879180649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49S" calcext:value-type="time">
            <text:p>08:46:49 PM</text:p>
          </table:table-cell>
          <table:table-cell office:value-type="float" office:value="89.62" calcext:value-type="float">
            <text:p>89.62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55]-[.C155])^2" office:value-type="float" office:value="0.144399999999997" calcext:value-type="float">
            <text:p>0.14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0S" calcext:value-type="time">
            <text:p>08:46:50 PM</text:p>
          </table:table-cell>
          <table:table-cell office:value-type="float" office:value="87.81" calcext:value-type="float">
            <text:p>87.81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56]-[.C156])^2" office:value-type="float" office:value="4.79609999999999" calcext:value-type="float">
            <text:p>4.7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1S" calcext:value-type="time">
            <text:p>08:46:51 PM</text:p>
          </table:table-cell>
          <table:table-cell office:value-type="float" office:value="82.31" calcext:value-type="float">
            <text:p>82.31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57]-[.C157])^2" office:value-type="float" office:value="59.1361" calcext:value-type="float">
            <text:p>59.1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2S" calcext:value-type="time">
            <text:p>08:46:52 PM</text:p>
          </table:table-cell>
          <table:table-cell office:value-type="float" office:value="82.37" calcext:value-type="float">
            <text:p>82.37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58]-[.C158])^2" office:value-type="float" office:value="58.2168999999999" calcext:value-type="float">
            <text:p>58.2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3S" calcext:value-type="time">
            <text:p>08:46:53 PM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59]-[.C159])^2" office:value-type="float" office:value="60.0625" calcext:value-type="float">
            <text:p>60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4S" calcext:value-type="time">
            <text:p>08:46:54 PM</text:p>
          </table:table-cell>
          <table:table-cell office:value-type="float" office:value="79.87" calcext:value-type="float">
            <text:p>79.87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60]-[.C160])^2" office:value-type="float" office:value="102.6169" calcext:value-type="float">
            <text:p>102.6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5S" calcext:value-type="time">
            <text:p>08:46:55 PM</text:p>
          </table:table-cell>
          <table:table-cell office:value-type="float" office:value="80.69" calcext:value-type="float">
            <text:p>80.69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61]-[.C161])^2" office:value-type="float" office:value="86.6761000000001" calcext:value-type="float">
            <text:p>86.6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6S" calcext:value-type="time">
            <text:p>08:46:56 PM</text:p>
          </table:table-cell>
          <table:table-cell office:value-type="float" office:value="83.37" calcext:value-type="float">
            <text:p>83.37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62]-[.C162])^2" office:value-type="float" office:value="43.9568999999999" calcext:value-type="float">
            <text:p>43.95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7S" calcext:value-type="time">
            <text:p>08:46:57 PM</text:p>
          </table:table-cell>
          <table:table-cell office:value-type="float" office:value="81.19" calcext:value-type="float">
            <text:p>81.19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63]-[.C163])^2" office:value-type="float" office:value="77.6161" calcext:value-type="float">
            <text:p>77.6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8S" calcext:value-type="time">
            <text:p>08:46:58 PM</text:p>
          </table:table-cell>
          <table:table-cell office:value-type="float" office:value="82.31" calcext:value-type="float">
            <text:p>82.31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64]-[.C164])^2" office:value-type="float" office:value="59.1361" calcext:value-type="float">
            <text:p>59.1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6M59S" calcext:value-type="time">
            <text:p>08:46:59 PM</text:p>
          </table:table-cell>
          <table:table-cell office:value-type="float" office:value="79.19" calcext:value-type="float">
            <text:p>79.19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65]-[.C165])^2" office:value-type="float" office:value="116.8561" calcext:value-type="float">
            <text:p>116.8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0S" calcext:value-type="time">
            <text:p>08:47:00 PM</text:p>
          </table:table-cell>
          <table:table-cell office:value-type="float" office:value="84.06" calcext:value-type="float">
            <text:p>84.06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66]-[.C166])^2" office:value-type="float" office:value="35.2836" calcext:value-type="float">
            <text:p>35.2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1S" calcext:value-type="time">
            <text:p>08:47:01 PM</text:p>
          </table:table-cell>
          <table:table-cell office:value-type="float" office:value="83.06" calcext:value-type="float">
            <text:p>83.06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67]-[.C167])^2" office:value-type="float" office:value="48.1636" calcext:value-type="float">
            <text:p>48.16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2S" calcext:value-type="time">
            <text:p>08:47:02 PM</text:p>
          </table:table-cell>
          <table:table-cell office:value-type="float" office:value="82.19" calcext:value-type="float">
            <text:p>82.19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table:formula="of:=([.E168]-[.C168])^2" office:value-type="float" office:value="60.9961" calcext:value-type="float">
            <text:p>60.9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3S" calcext:value-type="time">
            <text:p>08:47:03 PM</text:p>
          </table:table-cell>
          <table:table-cell office:value-type="float" office:value="99.44" calcext:value-type="float">
            <text:p>99.44</text:p>
          </table:table-cell>
          <table:table-cell office:value-type="string" calcext:value-type="string">
            <text:p>C</text:p>
          </table:table-cell>
          <table:table-cell office:value-type="float" office:value="93.3" calcext:value-type="float">
            <text:p>9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4S" calcext:value-type="time">
            <text:p>08:47:04 PM</text:p>
          </table:table-cell>
          <table:table-cell office:value-type="float" office:value="100.94" calcext:value-type="float">
            <text:p>100.94</text:p>
          </table:table-cell>
          <table:table-cell office:value-type="string" calcext:value-type="string">
            <text:p>C</text:p>
          </table:table-cell>
          <table:table-cell office:value-type="float" office:value="96.6" calcext:value-type="float">
            <text:p>96.6</text:p>
          </table:table-cell>
          <table:table-cell table:formula="of:=([.E170]-[.C170])^2" office:value-type="float" office:value="18.8356" calcext:value-type="float">
            <text:p>18.8356</text:p>
          </table:table-cell>
          <table:table-cell table:formula="of:=SQRT(AVERAGE([.F170:.F193]))" office:value-type="float" office:value="7.55716850634769" calcext:value-type="float">
            <text:p>7.5571685063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5S" calcext:value-type="time">
            <text:p>08:47:05 PM</text:p>
          </table:table-cell>
          <table:table-cell office:value-type="float" office:value="106.25" calcext:value-type="float">
            <text:p>106.25</text:p>
          </table:table-cell>
          <table:table-cell office:value-type="string" calcext:value-type="string">
            <text:p>C</text:p>
          </table:table-cell>
          <table:table-cell office:value-type="float" office:value="99.9" calcext:value-type="float">
            <text:p>99.9</text:p>
          </table:table-cell>
          <table:table-cell table:formula="of:=([.E171]-[.C171])^2" office:value-type="float" office:value="40.3224999999999" calcext:value-type="float">
            <text:p>40.32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6S" calcext:value-type="time">
            <text:p>08:47:06 PM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C</text:p>
          </table:table-cell>
          <table:table-cell office:value-type="float" office:value="103.2" calcext:value-type="float">
            <text:p>103.2</text:p>
          </table:table-cell>
          <table:table-cell table:formula="of:=([.E172]-[.C172])^2" office:value-type="float" office:value="151.29" calcext:value-type="float">
            <text:p>151.2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7S" calcext:value-type="time">
            <text:p>08:47:07 PM</text:p>
          </table:table-cell>
          <table:table-cell office:value-type="float" office:value="116.81" calcext:value-type="float">
            <text:p>116.81</text:p>
          </table:table-cell>
          <table:table-cell office:value-type="string" calcext:value-type="string">
            <text:p>C</text:p>
          </table:table-cell>
          <table:table-cell office:value-type="float" office:value="106.5" calcext:value-type="float">
            <text:p>106.5</text:p>
          </table:table-cell>
          <table:table-cell table:formula="of:=([.E173]-[.C173])^2" office:value-type="float" office:value="106.2961" calcext:value-type="float">
            <text:p>106.2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8S" calcext:value-type="time">
            <text:p>08:47:08 PM</text:p>
          </table:table-cell>
          <table:table-cell office:value-type="float" office:value="120.94" calcext:value-type="float">
            <text:p>120.94</text:p>
          </table:table-cell>
          <table:table-cell office:value-type="string" calcext:value-type="string">
            <text:p>C</text:p>
          </table:table-cell>
          <table:table-cell office:value-type="float" office:value="109.8" calcext:value-type="float">
            <text:p>109.8</text:p>
          </table:table-cell>
          <table:table-cell table:formula="of:=([.E174]-[.C174])^2" office:value-type="float" office:value="124.0996" calcext:value-type="float">
            <text:p>124.099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09S" calcext:value-type="time">
            <text:p>08:47:09 P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</text:p>
          </table:table-cell>
          <table:table-cell office:value-type="float" office:value="113.1" calcext:value-type="float">
            <text:p>113.1</text:p>
          </table:table-cell>
          <table:table-cell table:formula="of:=([.E175]-[.C175])^2" office:value-type="float" office:value="98.0100000000001" calcext:value-type="float">
            <text:p>98.0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0S" calcext:value-type="time">
            <text:p>08:47:10 PM</text:p>
          </table:table-cell>
          <table:table-cell office:value-type="float" office:value="126.25" calcext:value-type="float">
            <text:p>126.25</text:p>
          </table:table-cell>
          <table:table-cell office:value-type="string" calcext:value-type="string">
            <text:p>C</text:p>
          </table:table-cell>
          <table:table-cell office:value-type="float" office:value="116.4" calcext:value-type="float">
            <text:p>116.4</text:p>
          </table:table-cell>
          <table:table-cell table:formula="of:=([.E176]-[.C176])^2" office:value-type="float" office:value="97.0224999999999" calcext:value-type="float">
            <text:p>97.02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1S" calcext:value-type="time">
            <text:p>08:47:11 PM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C</text:p>
          </table:table-cell>
          <table:table-cell office:value-type="float" office:value="119.7" calcext:value-type="float">
            <text:p>119.7</text:p>
          </table:table-cell>
          <table:table-cell table:formula="of:=([.E177]-[.C177])^2" office:value-type="float" office:value="110.0401" calcext:value-type="float">
            <text:p>110.040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2S" calcext:value-type="time">
            <text:p>08:47:12 P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table:formula="of:=([.E178]-[.C178])^2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3S" calcext:value-type="time">
            <text:p>08:47:13 PM</text:p>
          </table:table-cell>
          <table:table-cell office:value-type="float" office:value="136.94" calcext:value-type="float">
            <text:p>136.94</text:p>
          </table:table-cell>
          <table:table-cell office:value-type="string" calcext:value-type="string">
            <text:p>C</text:p>
          </table:table-cell>
          <table:table-cell office:value-type="float" office:value="126.3" calcext:value-type="float">
            <text:p>126.3</text:p>
          </table:table-cell>
          <table:table-cell table:formula="of:=([.E179]-[.C179])^2" office:value-type="float" office:value="113.2096" calcext:value-type="float">
            <text:p>113.209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4S" calcext:value-type="time">
            <text:p>08:47:14 PM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C</text:p>
          </table:table-cell>
          <table:table-cell office:value-type="float" office:value="129.6" calcext:value-type="float">
            <text:p>129.6</text:p>
          </table:table-cell>
          <table:table-cell table:formula="of:=([.E180]-[.C180])^2" office:value-type="float" office:value="62.4100000000001" calcext:value-type="float">
            <text:p>62.4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5S" calcext:value-type="time">
            <text:p>08:47:15 PM</text:p>
          </table:table-cell>
          <table:table-cell office:value-type="float" office:value="137.63" calcext:value-type="float">
            <text:p>137.63</text:p>
          </table:table-cell>
          <table:table-cell office:value-type="string" calcext:value-type="string">
            <text:p>C</text:p>
          </table:table-cell>
          <table:table-cell office:value-type="float" office:value="132.9" calcext:value-type="float">
            <text:p>132.9</text:p>
          </table:table-cell>
          <table:table-cell table:formula="of:=([.E181]-[.C181])^2" office:value-type="float" office:value="22.3728999999999" calcext:value-type="float">
            <text:p>22.372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6S" calcext:value-type="time">
            <text:p>08:47:16 PM</text:p>
          </table:table-cell>
          <table:table-cell office:value-type="float" office:value="144.75" calcext:value-type="float">
            <text:p>144.75</text:p>
          </table:table-cell>
          <table:table-cell office:value-type="string" calcext:value-type="string">
            <text:p>C</text:p>
          </table:table-cell>
          <table:table-cell office:value-type="float" office:value="136.2" calcext:value-type="float">
            <text:p>136.2</text:p>
          </table:table-cell>
          <table:table-cell table:formula="of:=([.E182]-[.C182])^2" office:value-type="float" office:value="73.1025000000002" calcext:value-type="float">
            <text:p>73.10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7S" calcext:value-type="time">
            <text:p>08:47:17 PM</text:p>
          </table:table-cell>
          <table:table-cell office:value-type="float" office:value="146.75" calcext:value-type="float">
            <text:p>146.75</text:p>
          </table:table-cell>
          <table:table-cell office:value-type="string" calcext:value-type="string">
            <text:p>C</text:p>
          </table:table-cell>
          <table:table-cell office:value-type="float" office:value="139.5" calcext:value-type="float">
            <text:p>139.5</text:p>
          </table:table-cell>
          <table:table-cell table:formula="of:=([.E183]-[.C183])^2" office:value-type="float" office:value="52.5625" calcext:value-type="float">
            <text:p>52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8S" calcext:value-type="time">
            <text:p>08:47:18 PM</text:p>
          </table:table-cell>
          <table:table-cell office:value-type="float" office:value="151.31" calcext:value-type="float">
            <text:p>151.31</text:p>
          </table:table-cell>
          <table:table-cell office:value-type="string" calcext:value-type="string">
            <text:p>C</text:p>
          </table:table-cell>
          <table:table-cell office:value-type="float" office:value="142.8" calcext:value-type="float">
            <text:p>142.8</text:p>
          </table:table-cell>
          <table:table-cell table:formula="of:=([.E184]-[.C184])^2" office:value-type="float" office:value="72.4200999999998" calcext:value-type="float">
            <text:p>72.420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19S" calcext:value-type="time">
            <text:p>08:47:19 PM</text:p>
          </table:table-cell>
          <table:table-cell office:value-type="float" office:value="152.88" calcext:value-type="float">
            <text:p>152.88</text:p>
          </table:table-cell>
          <table:table-cell office:value-type="string" calcext:value-type="string">
            <text:p>C</text:p>
          </table:table-cell>
          <table:table-cell office:value-type="float" office:value="146.1" calcext:value-type="float">
            <text:p>146.1</text:p>
          </table:table-cell>
          <table:table-cell table:formula="of:=([.E185]-[.C185])^2" office:value-type="float" office:value="45.9684" calcext:value-type="float">
            <text:p>45.968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0S" calcext:value-type="time">
            <text:p>08:47:20 PM</text:p>
          </table:table-cell>
          <table:table-cell office:value-type="float" office:value="152.19" calcext:value-type="float">
            <text:p>152.19</text:p>
          </table:table-cell>
          <table:table-cell office:value-type="string" calcext:value-type="string">
            <text:p>C</text:p>
          </table:table-cell>
          <table:table-cell office:value-type="float" office:value="149.4" calcext:value-type="float">
            <text:p>149.4</text:p>
          </table:table-cell>
          <table:table-cell table:formula="of:=([.E186]-[.C186])^2" office:value-type="float" office:value="7.78409999999996" calcext:value-type="float">
            <text:p>7.784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1S" calcext:value-type="time">
            <text:p>08:47:21 PM</text:p>
          </table:table-cell>
          <table:table-cell office:value-type="float" office:value="151.5" calcext:value-type="float">
            <text:p>151.5</text:p>
          </table:table-cell>
          <table:table-cell office:value-type="string" calcext:value-type="string">
            <text:p>C</text:p>
          </table:table-cell>
          <table:table-cell office:value-type="float" office:value="152.7" calcext:value-type="float">
            <text:p>152.7</text:p>
          </table:table-cell>
          <table:table-cell table:formula="of:=([.E187]-[.C187])^2" office:value-type="float" office:value="1.43999999999997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2S" calcext:value-type="time">
            <text:p>08:47:22 PM</text:p>
          </table:table-cell>
          <table:table-cell office:value-type="float" office:value="158.69" calcext:value-type="float">
            <text:p>158.69</text:p>
          </table:table-cell>
          <table:table-cell office:value-type="string" calcext:value-type="string">
            <text:p>C</text:p>
          </table:table-cell>
          <table:table-cell office:value-type="float" office:value="156" calcext:value-type="float">
            <text:p>156</text:p>
          </table:table-cell>
          <table:table-cell table:formula="of:=([.E188]-[.C188])^2" office:value-type="float" office:value="7.23609999999999" calcext:value-type="float">
            <text:p>7.2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3S" calcext:value-type="time">
            <text:p>08:47:23 PM</text:p>
          </table:table-cell>
          <table:table-cell office:value-type="float" office:value="164.38" calcext:value-type="float">
            <text:p>164.38</text:p>
          </table:table-cell>
          <table:table-cell office:value-type="string" calcext:value-type="string">
            <text:p>C</text:p>
          </table:table-cell>
          <table:table-cell office:value-type="float" office:value="159.3" calcext:value-type="float">
            <text:p>159.3</text:p>
          </table:table-cell>
          <table:table-cell table:formula="of:=([.E189]-[.C189])^2" office:value-type="float" office:value="25.8063999999998" calcext:value-type="float">
            <text:p>25.806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4S" calcext:value-type="time">
            <text:p>08:47:24 PM</text:p>
          </table:table-cell>
          <table:table-cell office:value-type="float" office:value="162.06" calcext:value-type="float">
            <text:p>162.06</text:p>
          </table:table-cell>
          <table:table-cell office:value-type="string" calcext:value-type="string">
            <text:p>C</text:p>
          </table:table-cell>
          <table:table-cell office:value-type="float" office:value="162.6" calcext:value-type="float">
            <text:p>162.6</text:p>
          </table:table-cell>
          <table:table-cell table:formula="of:=([.E190]-[.C190])^2" office:value-type="float" office:value="0.291599999999991" calcext:value-type="float">
            <text:p>0.291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5S" calcext:value-type="time">
            <text:p>08:47:25 PM</text:p>
          </table:table-cell>
          <table:table-cell office:value-type="float" office:value="170.19" calcext:value-type="float">
            <text:p>170.19</text:p>
          </table:table-cell>
          <table:table-cell office:value-type="string" calcext:value-type="string">
            <text:p>C</text:p>
          </table:table-cell>
          <table:table-cell office:value-type="float" office:value="165.9" calcext:value-type="float">
            <text:p>165.9</text:p>
          </table:table-cell>
          <table:table-cell table:formula="of:=([.E191]-[.C191])^2" office:value-type="float" office:value="18.4041000000002" calcext:value-type="float">
            <text:p>18.404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6S" calcext:value-type="time">
            <text:p>08:47:26 P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</text:p>
          </table:table-cell>
          <table:table-cell office:value-type="float" office:value="169.2" calcext:value-type="float">
            <text:p>169.2</text:p>
          </table:table-cell>
          <table:table-cell table:formula="of:=([.E192]-[.C192])^2" office:value-type="float" office:value="77.4400000000002" calcext:value-type="float">
            <text:p>77.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7S" calcext:value-type="time">
            <text:p>08:47:27 PM</text:p>
          </table:table-cell>
          <table:table-cell office:value-type="float" office:value="175.38" calcext:value-type="float">
            <text:p>175.38</text:p>
          </table:table-cell>
          <table:table-cell office:value-type="string" calcext:value-type="string">
            <text:p>C</text:p>
          </table:table-cell>
          <table:table-cell office:value-type="float" office:value="172.5" calcext:value-type="float">
            <text:p>172.5</text:p>
          </table:table-cell>
          <table:table-cell table:formula="of:=([.E193]-[.C193])^2" office:value-type="float" office:value="8.29439999999998" calcext:value-type="float">
            <text:p>8.29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8S" calcext:value-type="time">
            <text:p>08:47:28 PM</text:p>
          </table:table-cell>
          <table:table-cell office:value-type="float" office:value="175.63" calcext:value-type="float">
            <text:p>175.63</text:p>
          </table:table-cell>
          <table:table-cell office:value-type="string" calcext:value-type="string">
            <text:p>C</text:p>
          </table:table-cell>
          <table:table-cell office:value-type="float" office:value="175.8" calcext:value-type="float">
            <text:p>17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29S" calcext:value-type="time">
            <text:p>08:47:29 PM</text:p>
          </table:table-cell>
          <table:table-cell office:value-type="float" office:value="174.19" calcext:value-type="float">
            <text:p>174.19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195]-[.C195])^2" office:value-type="float" office:value="33.7561" calcext:value-type="float">
            <text:p>33.7561</text:p>
          </table:table-cell>
          <table:table-cell table:formula="of:=SQRT(AVERAGE([.F195:.F225]))" office:value-type="float" office:value="3.00757430927424" calcext:value-type="float">
            <text:p>3.0075743093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30S" calcext:value-type="time">
            <text:p>08:47:30 PM</text:p>
          </table:table-cell>
          <table:table-cell office:value-type="float" office:value="180.94" calcext:value-type="float">
            <text:p>180.94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196]-[.C196])^2" office:value-type="float" office:value="0.883599999999996" calcext:value-type="float">
            <text:p>0.8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31S" calcext:value-type="time">
            <text:p>08:47:31 PM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197]-[.C197])^2" office:value-type="float" office:value="12.25" calcext:value-type="float">
            <text:p>12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32S" calcext:value-type="time">
            <text:p>08:47:32 PM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198]-[.C198])^2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33S" calcext:value-type="time">
            <text:p>08:47:33 PM</text:p>
          </table:table-cell>
          <table:table-cell office:value-type="float" office:value="177.31" calcext:value-type="float">
            <text:p>177.31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199]-[.C199])^2" office:value-type="float" office:value="7.23609999999999" calcext:value-type="float">
            <text:p>7.2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34S" calcext:value-type="time">
            <text:p>08:47:34 PM</text:p>
          </table:table-cell>
          <table:table-cell office:value-type="float" office:value="177.19" calcext:value-type="float">
            <text:p>177.19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0]-[.C200])^2" office:value-type="float" office:value="7.89610000000001" calcext:value-type="float">
            <text:p>7.8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36S" calcext:value-type="time">
            <text:p>08:47:36 PM</text:p>
          </table:table-cell>
          <table:table-cell office:value-type="float" office:value="182.25" calcext:value-type="float">
            <text:p>182.25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1]-[.C201])^2" office:value-type="float" office:value="5.0625" calcext:value-type="float">
            <text:p>5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37S" calcext:value-type="time">
            <text:p>08:47:37 PM</text:p>
          </table:table-cell>
          <table:table-cell office:value-type="float" office:value="187.63" calcext:value-type="float">
            <text:p>187.63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2]-[.C202])^2" office:value-type="float" office:value="58.2168999999999" calcext:value-type="float">
            <text:p>58.2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38S" calcext:value-type="time">
            <text:p>08:47:38 PM</text:p>
          </table:table-cell>
          <table:table-cell office:value-type="float" office:value="186.06" calcext:value-type="float">
            <text:p>186.06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3]-[.C203])^2" office:value-type="float" office:value="36.7236" calcext:value-type="float">
            <text:p>36.72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39S" calcext:value-type="time">
            <text:p>08:47:39 PM</text:p>
          </table:table-cell>
          <table:table-cell office:value-type="float" office:value="183.75" calcext:value-type="float">
            <text:p>183.75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4]-[.C204])^2" office:value-type="float" office:value="14.0625" calcext:value-type="float">
            <text:p>14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0S" calcext:value-type="time">
            <text:p>08:47:40 PM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5]-[.C205])^2" office:value-type="float" office:value="20.25" calcext:value-type="float">
            <text:p>20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1S" calcext:value-type="time">
            <text:p>08:47:41 PM</text:p>
          </table:table-cell>
          <table:table-cell office:value-type="float" office:value="183.63" calcext:value-type="float">
            <text:p>183.63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6]-[.C206])^2" office:value-type="float" office:value="13.1769" calcext:value-type="float">
            <text:p>13.17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2S" calcext:value-type="time">
            <text:p>08:47:42 PM</text:p>
          </table:table-cell>
          <table:table-cell office:value-type="float" office:value="179.06" calcext:value-type="float">
            <text:p>179.06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7]-[.C207])^2" office:value-type="float" office:value="0.883599999999996" calcext:value-type="float">
            <text:p>0.8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3S" calcext:value-type="time">
            <text:p>08:47:43 PM</text:p>
          </table:table-cell>
          <table:table-cell office:value-type="float" office:value="174.75" calcext:value-type="float">
            <text:p>174.75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8]-[.C208])^2" office:value-type="float" office:value="27.5625" calcext:value-type="float">
            <text:p>27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4S" calcext:value-type="time">
            <text:p>08:47:44 PM</text:p>
          </table:table-cell>
          <table:table-cell office:value-type="float" office:value="179.56" calcext:value-type="float">
            <text:p>179.56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09]-[.C209])^2" office:value-type="float" office:value="0.193599999999998" calcext:value-type="float">
            <text:p>0.1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5S" calcext:value-type="time">
            <text:p>08:47:45 PM</text:p>
          </table:table-cell>
          <table:table-cell office:value-type="float" office:value="180.81" calcext:value-type="float">
            <text:p>180.81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0]-[.C210])^2" office:value-type="float" office:value="0.656100000000004" calcext:value-type="float">
            <text:p>0.6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6S" calcext:value-type="time">
            <text:p>08:47:46 PM</text:p>
          </table:table-cell>
          <table:table-cell office:value-type="float" office:value="184.06" calcext:value-type="float">
            <text:p>184.06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1]-[.C211])^2" office:value-type="float" office:value="16.4836" calcext:value-type="float">
            <text:p>16.4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7S" calcext:value-type="time">
            <text:p>08:47:47 PM</text:p>
          </table:table-cell>
          <table:table-cell office:value-type="float" office:value="181.31" calcext:value-type="float">
            <text:p>181.31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2]-[.C212])^2" office:value-type="float" office:value="1.71610000000001" calcext:value-type="float">
            <text:p>1.7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8S" calcext:value-type="time">
            <text:p>08:47:48 PM</text:p>
          </table:table-cell>
          <table:table-cell office:value-type="float" office:value="181.25" calcext:value-type="float">
            <text:p>181.25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3]-[.C213])^2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49S" calcext:value-type="time">
            <text:p>08:47:49 PM</text:p>
          </table:table-cell>
          <table:table-cell office:value-type="float" office:value="181.38" calcext:value-type="float">
            <text:p>181.38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4]-[.C214])^2" office:value-type="float" office:value="1.90439999999999" calcext:value-type="float">
            <text:p>1.90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0S" calcext:value-type="time">
            <text:p>08:47:50 PM</text:p>
          </table:table-cell>
          <table:table-cell office:value-type="float" office:value="179.38" calcext:value-type="float">
            <text:p>179.38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5]-[.C215])^2" office:value-type="float" office:value="0.384400000000006" calcext:value-type="float">
            <text:p>0.38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1S" calcext:value-type="time">
            <text:p>08:47:51 PM</text:p>
          </table:table-cell>
          <table:table-cell office:value-type="float" office:value="180.63" calcext:value-type="float">
            <text:p>180.63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6]-[.C216])^2" office:value-type="float" office:value="0.396899999999994" calcext:value-type="float">
            <text:p>0.39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2S" calcext:value-type="time">
            <text:p>08:47:52 PM</text:p>
          </table:table-cell>
          <table:table-cell office:value-type="float" office:value="181.88" calcext:value-type="float">
            <text:p>181.88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7]-[.C217])^2" office:value-type="float" office:value="3.53439999999998" calcext:value-type="float">
            <text:p>3.53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3S" calcext:value-type="time">
            <text:p>08:47:53 PM</text:p>
          </table:table-cell>
          <table:table-cell office:value-type="float" office:value="180.94" calcext:value-type="float">
            <text:p>180.94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8]-[.C218])^2" office:value-type="float" office:value="0.883599999999996" calcext:value-type="float">
            <text:p>0.8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4S" calcext:value-type="time">
            <text:p>08:47:54 PM</text:p>
          </table:table-cell>
          <table:table-cell office:value-type="float" office:value="180.56" calcext:value-type="float">
            <text:p>180.56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19]-[.C219])^2" office:value-type="float" office:value="0.313600000000003" calcext:value-type="float">
            <text:p>0.31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5S" calcext:value-type="time">
            <text:p>08:47:55 PM</text:p>
          </table:table-cell>
          <table:table-cell office:value-type="float" office:value="179.75" calcext:value-type="float">
            <text:p>179.75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20]-[.C220])^2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6S" calcext:value-type="time">
            <text:p>08:47:56 PM</text:p>
          </table:table-cell>
          <table:table-cell office:value-type="float" office:value="179.75" calcext:value-type="float">
            <text:p>179.75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21]-[.C221])^2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7S" calcext:value-type="time">
            <text:p>08:47:57 PM</text:p>
          </table:table-cell>
          <table:table-cell office:value-type="float" office:value="177.63" calcext:value-type="float">
            <text:p>177.63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22]-[.C222])^2" office:value-type="float" office:value="5.61690000000002" calcext:value-type="float">
            <text:p>5.6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8S" calcext:value-type="time">
            <text:p>08:47:58 PM</text:p>
          </table:table-cell>
          <table:table-cell office:value-type="float" office:value="180.31" calcext:value-type="float">
            <text:p>180.31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23]-[.C223])^2" office:value-type="float" office:value="0.0961000000000014" calcext:value-type="float">
            <text:p>0.0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7M59S" calcext:value-type="time">
            <text:p>08:47:59 PM</text:p>
          </table:table-cell>
          <table:table-cell office:value-type="float" office:value="177.13" calcext:value-type="float">
            <text:p>177.13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24]-[.C224])^2" office:value-type="float" office:value="8.23690000000003" calcext:value-type="float">
            <text:p>8.2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0S" calcext:value-type="time">
            <text:p>08:48:00 PM</text:p>
          </table:table-cell>
          <table:table-cell office:value-type="float" office:value="179.69" calcext:value-type="float">
            <text:p>179.69</text:p>
          </table:table-cell>
          <table:table-cell office:value-type="string" calcext:value-type="string">
            <text:p>D</text:p>
          </table:table-cell>
          <table:table-cell office:value-type="float" office:value="180" calcext:value-type="float">
            <text:p>180</text:p>
          </table:table-cell>
          <table:table-cell table:formula="of:=([.E225]-[.C225])^2" office:value-type="float" office:value="0.0961000000000014" calcext:value-type="float">
            <text:p>0.09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1S" calcext:value-type="time">
            <text:p>08:48:01 PM</text:p>
          </table:table-cell>
          <table:table-cell office:value-type="float" office:value="174.56" calcext:value-type="float">
            <text:p>174.56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27]-[.C227])^2" office:value-type="float" office:value="29.5936" calcext:value-type="float">
            <text:p>29.5936</text:p>
          </table:table-cell>
          <table:table-cell table:formula="of:=SQRT(AVERAGE([.F227:.F250]))" office:value-type="float" office:value="7.34000198682989" calcext:value-type="float">
            <text:p>7.3400019868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2S" calcext:value-type="time">
            <text:p>08:48:02 PM</text:p>
          </table:table-cell>
          <table:table-cell office:value-type="float" office:value="172.5" calcext:value-type="float">
            <text:p>172.5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28]-[.C228])^2" office:value-type="float" office:value="56.25" calcext:value-type="float">
            <text:p>56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3S" calcext:value-type="time">
            <text:p>08:48:03 PM</text:p>
          </table:table-cell>
          <table:table-cell office:value-type="float" office:value="170.19" calcext:value-type="float">
            <text:p>170.19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29]-[.C229])^2" office:value-type="float" office:value="96.2361" calcext:value-type="float">
            <text:p>96.2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4S" calcext:value-type="time">
            <text:p>08:48:04 PM</text:p>
          </table:table-cell>
          <table:table-cell office:value-type="float" office:value="169.25" calcext:value-type="float">
            <text:p>169.25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0]-[.C230])^2" office:value-type="float" office:value="115.5625" calcext:value-type="float">
            <text:p>115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5S" calcext:value-type="time">
            <text:p>08:48:05 PM</text:p>
          </table:table-cell>
          <table:table-cell office:value-type="float" office:value="168.88" calcext:value-type="float">
            <text:p>168.88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1]-[.C231])^2" office:value-type="float" office:value="123.6544" calcext:value-type="float">
            <text:p>123.65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6S" calcext:value-type="time">
            <text:p>08:48:06 PM</text:p>
          </table:table-cell>
          <table:table-cell office:value-type="float" office:value="172.31" calcext:value-type="float">
            <text:p>172.31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2]-[.C232])^2" office:value-type="float" office:value="59.1361" calcext:value-type="float">
            <text:p>59.1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7S" calcext:value-type="time">
            <text:p>08:48:07 PM</text:p>
          </table:table-cell>
          <table:table-cell office:value-type="float" office:value="176.13" calcext:value-type="float">
            <text:p>176.13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3]-[.C233])^2" office:value-type="float" office:value="14.9769" calcext:value-type="float">
            <text:p>14.97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8S" calcext:value-type="time">
            <text:p>08:48:08 PM</text:p>
          </table:table-cell>
          <table:table-cell office:value-type="float" office:value="177.38" calcext:value-type="float">
            <text:p>177.38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4]-[.C234])^2" office:value-type="float" office:value="6.86440000000002" calcext:value-type="float">
            <text:p>6.86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09S" calcext:value-type="time">
            <text:p>08:48:09 PM</text:p>
          </table:table-cell>
          <table:table-cell office:value-type="float" office:value="167.06" calcext:value-type="float">
            <text:p>167.06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5]-[.C235])^2" office:value-type="float" office:value="167.4436" calcext:value-type="float">
            <text:p>167.44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0S" calcext:value-type="time">
            <text:p>08:48:10 PM</text:p>
          </table:table-cell>
          <table:table-cell office:value-type="float" office:value="174.63" calcext:value-type="float">
            <text:p>174.63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6]-[.C236])^2" office:value-type="float" office:value="28.8369" calcext:value-type="float">
            <text:p>28.8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1S" calcext:value-type="time">
            <text:p>08:48:11 P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7]-[.C237])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2S" calcext:value-type="time">
            <text:p>08:48:12 PM</text:p>
          </table:table-cell>
          <table:table-cell office:value-type="float" office:value="188.63" calcext:value-type="float">
            <text:p>188.63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8]-[.C238])^2" office:value-type="float" office:value="74.4768999999999" calcext:value-type="float">
            <text:p>74.47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3S" calcext:value-type="time">
            <text:p>08:48:13 PM</text:p>
          </table:table-cell>
          <table:table-cell office:value-type="float" office:value="185.13" calcext:value-type="float">
            <text:p>185.13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39]-[.C239])^2" office:value-type="float" office:value="26.3169" calcext:value-type="float">
            <text:p>26.3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4S" calcext:value-type="time">
            <text:p>08:48:14 PM</text:p>
          </table:table-cell>
          <table:table-cell office:value-type="float" office:value="182.75" calcext:value-type="float">
            <text:p>182.75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0]-[.C240])^2" office:value-type="float" office:value="7.5625" calcext:value-type="float">
            <text:p>7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5S" calcext:value-type="time">
            <text:p>08:48:15 PM</text:p>
          </table:table-cell>
          <table:table-cell office:value-type="float" office:value="179.25" calcext:value-type="float">
            <text:p>179.25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1]-[.C241])^2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6S" calcext:value-type="time">
            <text:p>08:48:16 PM</text:p>
          </table:table-cell>
          <table:table-cell office:value-type="float" office:value="178.88" calcext:value-type="float">
            <text:p>178.88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2]-[.C242])^2" office:value-type="float" office:value="1.25440000000001" calcext:value-type="float">
            <text:p>1.25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7S" calcext:value-type="time">
            <text:p>08:48:17 PM</text:p>
          </table:table-cell>
          <table:table-cell office:value-type="float" office:value="187.25" calcext:value-type="float">
            <text:p>187.25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3]-[.C243])^2" office:value-type="float" office:value="52.5625" calcext:value-type="float">
            <text:p>52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8S" calcext:value-type="time">
            <text:p>08:48:18 PM</text:p>
          </table:table-cell>
          <table:table-cell office:value-type="float" office:value="190.81" calcext:value-type="float">
            <text:p>190.81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4]-[.C244])^2" office:value-type="float" office:value="116.8561" calcext:value-type="float">
            <text:p>116.8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19S" calcext:value-type="time">
            <text:p>08:48:19 PM</text:p>
          </table:table-cell>
          <table:table-cell office:value-type="float" office:value="184.63" calcext:value-type="float">
            <text:p>184.63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5]-[.C245])^2" office:value-type="float" office:value="21.4369" calcext:value-type="float">
            <text:p>21.4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20S" calcext:value-type="time">
            <text:p>08:48:20 PM</text:p>
          </table:table-cell>
          <table:table-cell office:value-type="float" office:value="184.06" calcext:value-type="float">
            <text:p>184.06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6]-[.C246])^2" office:value-type="float" office:value="16.4836" calcext:value-type="float">
            <text:p>16.4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21S" calcext:value-type="time">
            <text:p>08:48:21 PM</text:p>
          </table:table-cell>
          <table:table-cell office:value-type="float" office:value="183.31" calcext:value-type="float">
            <text:p>183.31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7]-[.C247])^2" office:value-type="float" office:value="10.9561" calcext:value-type="float">
            <text:p>10.9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22S" calcext:value-type="time">
            <text:p>08:48:22 PM</text:p>
          </table:table-cell>
          <table:table-cell office:value-type="float" office:value="185.19" calcext:value-type="float">
            <text:p>185.19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8]-[.C248])^2" office:value-type="float" office:value="26.9361" calcext:value-type="float">
            <text:p>26.9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23S" calcext:value-type="time">
            <text:p>08:48:23 P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49]-[.C249])^2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24S" calcext:value-type="time">
            <text:p>08:48:24 PM</text:p>
          </table:table-cell>
          <table:table-cell office:value-type="float" office:value="188.31" calcext:value-type="float">
            <text:p>188.31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table:formula="of:=([.E250]-[.C250])^2" office:value-type="float" office:value="69.0561000000001" calcext:value-type="float">
            <text:p>69.05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25S" calcext:value-type="time">
            <text:p>08:48:25 PM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52]-[.C252])^2" office:value-type="float" office:value="7056" calcext:value-type="float">
            <text:p>705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26S" calcext:value-type="time">
            <text:p>08:48:26 PM</text:p>
          </table:table-cell>
          <table:table-cell office:value-type="float" office:value="199.75" calcext:value-type="float">
            <text:p>199.7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53]-[.C253])^2" office:value-type="float" office:value="4935.0625" calcext:value-type="float">
            <text:p>4935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27S" calcext:value-type="time">
            <text:p>08:48:27 PM</text:p>
          </table:table-cell>
          <table:table-cell office:value-type="float" office:value="230.06" calcext:value-type="float">
            <text:p>230.06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54]-[.C254])^2" office:value-type="float" office:value="1595.2036" calcext:value-type="float">
            <text:p>1595.20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28S" calcext:value-type="time">
            <text:p>08:48:28 PM</text:p>
          </table:table-cell>
          <table:table-cell office:value-type="float" office:value="263.06" calcext:value-type="float">
            <text:p>263.06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56]-[.C256])^2" office:value-type="float" office:value="48.1636" calcext:value-type="float">
            <text:p>48.1636</text:p>
          </table:table-cell>
          <table:table-cell table:formula="of:=SQRT(AVERAGE([.F256:.F297]))" office:value-type="float" office:value="5.61417826748026" calcext:value-type="float">
            <text:p>5.6141782675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0S" calcext:value-type="time">
            <text:p>08:48:30 PM</text:p>
          </table:table-cell>
          <table:table-cell office:value-type="float" office:value="277.31" calcext:value-type="float">
            <text:p>277.31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57]-[.C257])^2" office:value-type="float" office:value="53.4361" calcext:value-type="float">
            <text:p>53.4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1S" calcext:value-type="time">
            <text:p>08:48:31 PM</text:p>
          </table:table-cell>
          <table:table-cell office:value-type="float" office:value="276.19" calcext:value-type="float">
            <text:p>276.19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58]-[.C258])^2" office:value-type="float" office:value="38.3161" calcext:value-type="float">
            <text:p>38.3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2S" calcext:value-type="time">
            <text:p>08:48:32 PM</text:p>
          </table:table-cell>
          <table:table-cell office:value-type="float" office:value="271.88" calcext:value-type="float">
            <text:p>271.88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59]-[.C259])^2" office:value-type="float" office:value="3.53439999999998" calcext:value-type="float">
            <text:p>3.53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3S" calcext:value-type="time">
            <text:p>08:48:33 PM</text:p>
          </table:table-cell>
          <table:table-cell office:value-type="float" office:value="267.44" calcext:value-type="float">
            <text:p>267.44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0]-[.C260])^2" office:value-type="float" office:value="6.55360000000001" calcext:value-type="float">
            <text:p>6.55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4S" calcext:value-type="time">
            <text:p>08:48:34 PM</text:p>
          </table:table-cell>
          <table:table-cell office:value-type="float" office:value="264.63" calcext:value-type="float">
            <text:p>264.63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1]-[.C261])^2" office:value-type="float" office:value="28.8369" calcext:value-type="float">
            <text:p>28.8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5S" calcext:value-type="time">
            <text:p>08:48:35 PM</text:p>
          </table:table-cell>
          <table:table-cell office:value-type="float" office:value="263.5" calcext:value-type="float">
            <text:p>263.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2]-[.C262])^2" office:value-type="float" office:value="42.25" calcext:value-type="float">
            <text:p>42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6S" calcext:value-type="time">
            <text:p>08:48:36 PM</text:p>
          </table:table-cell>
          <table:table-cell office:value-type="float" office:value="263.19" calcext:value-type="float">
            <text:p>263.19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3]-[.C263])^2" office:value-type="float" office:value="46.3761" calcext:value-type="float">
            <text:p>46.3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7S" calcext:value-type="time">
            <text:p>08:48:37 PM</text:p>
          </table:table-cell>
          <table:table-cell office:value-type="float" office:value="268.06" calcext:value-type="float">
            <text:p>268.06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4]-[.C264])^2" office:value-type="float" office:value="3.76359999999999" calcext:value-type="float">
            <text:p>3.76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8S" calcext:value-type="time">
            <text:p>08:48:38 PM</text:p>
          </table:table-cell>
          <table:table-cell office:value-type="float" office:value="268.13" calcext:value-type="float">
            <text:p>268.13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5]-[.C265])^2" office:value-type="float" office:value="3.49690000000002" calcext:value-type="float">
            <text:p>3.49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39S" calcext:value-type="time">
            <text:p>08:48:39 PM</text:p>
          </table:table-cell>
          <table:table-cell office:value-type="float" office:value="265.31" calcext:value-type="float">
            <text:p>265.31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6]-[.C266])^2" office:value-type="float" office:value="21.9961" calcext:value-type="float">
            <text:p>21.9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0S" calcext:value-type="time">
            <text:p>08:48:40 PM</text:p>
          </table:table-cell>
          <table:table-cell office:value-type="float" office:value="263.88" calcext:value-type="float">
            <text:p>263.88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7]-[.C267])^2" office:value-type="float" office:value="37.4544000000001" calcext:value-type="float">
            <text:p>37.45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1S" calcext:value-type="time">
            <text:p>08:48:41 PM</text:p>
          </table:table-cell>
          <table:table-cell office:value-type="float" office:value="270.19" calcext:value-type="float">
            <text:p>270.19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8]-[.C268])^2" office:value-type="float" office:value="0.0360999999999991" calcext:value-type="float">
            <text:p>0.0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2S" calcext:value-type="time">
            <text:p>08:48:42 PM</text:p>
          </table:table-cell>
          <table:table-cell office:value-type="float" office:value="271.06" calcext:value-type="float">
            <text:p>271.06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69]-[.C269])^2" office:value-type="float" office:value="1.1236" calcext:value-type="float">
            <text:p>1.12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3S" calcext:value-type="time">
            <text:p>08:48:43 PM</text:p>
          </table:table-cell>
          <table:table-cell office:value-type="float" office:value="274.75" calcext:value-type="float">
            <text:p>274.7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0]-[.C270])^2" office:value-type="float" office:value="22.5625" calcext:value-type="float">
            <text:p>22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4S" calcext:value-type="time">
            <text:p>08:48:44 PM</text:p>
          </table:table-cell>
          <table:table-cell office:value-type="float" office:value="271.5" calcext:value-type="float">
            <text:p>271.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1]-[.C271])^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5S" calcext:value-type="time">
            <text:p>08:48:45 PM</text:p>
          </table:table-cell>
          <table:table-cell office:value-type="float" office:value="271.13" calcext:value-type="float">
            <text:p>271.13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2]-[.C272])^2" office:value-type="float" office:value="1.27689999999999" calcext:value-type="float">
            <text:p>1.27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6S" calcext:value-type="time">
            <text:p>08:48:46 PM</text:p>
          </table:table-cell>
          <table:table-cell office:value-type="float" office:value="274.38" calcext:value-type="float">
            <text:p>274.38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3]-[.C273])^2" office:value-type="float" office:value="19.1844" calcext:value-type="float">
            <text:p>19.18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7S" calcext:value-type="time">
            <text:p>08:48:47 PM</text:p>
          </table:table-cell>
          <table:table-cell office:value-type="float" office:value="275.38" calcext:value-type="float">
            <text:p>275.38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4]-[.C274])^2" office:value-type="float" office:value="28.9443999999999" calcext:value-type="float">
            <text:p>28.94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8S" calcext:value-type="time">
            <text:p>08:48:48 PM</text:p>
          </table:table-cell>
          <table:table-cell office:value-type="float" office:value="275.81" calcext:value-type="float">
            <text:p>275.81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5]-[.C275])^2" office:value-type="float" office:value="33.7561" calcext:value-type="float">
            <text:p>33.7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49S" calcext:value-type="time">
            <text:p>08:48:49 PM</text:p>
          </table:table-cell>
          <table:table-cell office:value-type="float" office:value="274.38" calcext:value-type="float">
            <text:p>274.38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6]-[.C276])^2" office:value-type="float" office:value="19.1844" calcext:value-type="float">
            <text:p>19.18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0S" calcext:value-type="time">
            <text:p>08:48:50 PM</text:p>
          </table:table-cell>
          <table:table-cell office:value-type="float" office:value="274.25" calcext:value-type="float">
            <text:p>274.2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7]-[.C277])^2" office:value-type="float" office:value="18.0625" calcext:value-type="float">
            <text:p>18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1S" calcext:value-type="time">
            <text:p>08:48:51 PM</text:p>
          </table:table-cell>
          <table:table-cell office:value-type="float" office:value="274.63" calcext:value-type="float">
            <text:p>274.63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8]-[.C278])^2" office:value-type="float" office:value="21.4369" calcext:value-type="float">
            <text:p>21.4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2S" calcext:value-type="time">
            <text:p>08:48:52 PM</text:p>
          </table:table-cell>
          <table:table-cell office:value-type="float" office:value="277.31" calcext:value-type="float">
            <text:p>277.31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79]-[.C279])^2" office:value-type="float" office:value="53.4361" calcext:value-type="float">
            <text:p>53.4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3S" calcext:value-type="time">
            <text:p>08:48:53 PM</text:p>
          </table:table-cell>
          <table:table-cell office:value-type="float" office:value="280.75" calcext:value-type="float">
            <text:p>280.7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0]-[.C280])^2" office:value-type="float" office:value="115.5625" calcext:value-type="float">
            <text:p>115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4S" calcext:value-type="time">
            <text:p>08:48:54 PM</text:p>
          </table:table-cell>
          <table:table-cell office:value-type="float" office:value="276.81" calcext:value-type="float">
            <text:p>276.81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1]-[.C281])^2" office:value-type="float" office:value="46.3761" calcext:value-type="float">
            <text:p>46.3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5S" calcext:value-type="time">
            <text:p>08:48:55 PM</text:p>
          </table:table-cell>
          <table:table-cell office:value-type="float" office:value="275.44" calcext:value-type="float">
            <text:p>275.44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2]-[.C282])^2" office:value-type="float" office:value="29.5936" calcext:value-type="float">
            <text:p>29.5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6S" calcext:value-type="time">
            <text:p>08:48:56 PM</text:p>
          </table:table-cell>
          <table:table-cell office:value-type="float" office:value="273.25" calcext:value-type="float">
            <text:p>273.2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3]-[.C283])^2" office:value-type="float" office:value="10.5625" calcext:value-type="float">
            <text:p>10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7S" calcext:value-type="time">
            <text:p>08:48:57 PM</text:p>
          </table:table-cell>
          <table:table-cell office:value-type="float" office:value="275.25" calcext:value-type="float">
            <text:p>275.2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4]-[.C284])^2" office:value-type="float" office:value="27.5625" calcext:value-type="float">
            <text:p>27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8S" calcext:value-type="time">
            <text:p>08:48:58 PM</text:p>
          </table:table-cell>
          <table:table-cell office:value-type="float" office:value="274.56" calcext:value-type="float">
            <text:p>274.56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5]-[.C285])^2" office:value-type="float" office:value="20.7936" calcext:value-type="float">
            <text:p>20.7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8M59S" calcext:value-type="time">
            <text:p>08:48:59 PM</text:p>
          </table:table-cell>
          <table:table-cell office:value-type="float" office:value="274.69" calcext:value-type="float">
            <text:p>274.69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6]-[.C286])^2" office:value-type="float" office:value="21.9961" calcext:value-type="float">
            <text:p>21.9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0S" calcext:value-type="time">
            <text:p>08:49:00 PM</text:p>
          </table:table-cell>
          <table:table-cell office:value-type="float" office:value="269.5" calcext:value-type="float">
            <text:p>269.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7]-[.C287])^2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1S" calcext:value-type="time">
            <text:p>08:49:01 PM</text:p>
          </table:table-cell>
          <table:table-cell office:value-type="float" office:value="275.94" calcext:value-type="float">
            <text:p>275.94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8]-[.C288])^2" office:value-type="float" office:value="35.2836" calcext:value-type="float">
            <text:p>35.2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2S" calcext:value-type="time">
            <text:p>08:49:02 PM</text:p>
          </table:table-cell>
          <table:table-cell office:value-type="float" office:value="279.63" calcext:value-type="float">
            <text:p>279.63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89]-[.C289])^2" office:value-type="float" office:value="92.7368999999999" calcext:value-type="float">
            <text:p>92.7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3S" calcext:value-type="time">
            <text:p>08:49:03 PM</text:p>
          </table:table-cell>
          <table:table-cell office:value-type="float" office:value="280.94" calcext:value-type="float">
            <text:p>280.94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90]-[.C290])^2" office:value-type="float" office:value="119.6836" calcext:value-type="float">
            <text:p>119.6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4S" calcext:value-type="time">
            <text:p>08:49:04 PM</text:p>
          </table:table-cell>
          <table:table-cell office:value-type="float" office:value="277.88" calcext:value-type="float">
            <text:p>277.88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91]-[.C291])^2" office:value-type="float" office:value="62.0943999999999" calcext:value-type="float">
            <text:p>62.09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5S" calcext:value-type="time">
            <text:p>08:49:05 PM</text:p>
          </table:table-cell>
          <table:table-cell office:value-type="float" office:value="275.31" calcext:value-type="float">
            <text:p>275.31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92]-[.C292])^2" office:value-type="float" office:value="28.1961" calcext:value-type="float">
            <text:p>28.1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6S" calcext:value-type="time">
            <text:p>08:49:06 PM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93]-[.C293])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7S" calcext:value-type="time">
            <text:p>08:49:07 PM</text:p>
          </table:table-cell>
          <table:table-cell office:value-type="float" office:value="271.56" calcext:value-type="float">
            <text:p>271.56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94]-[.C294])^2" office:value-type="float" office:value="2.43360000000001" calcext:value-type="float">
            <text:p>2.43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8S" calcext:value-type="time">
            <text:p>08:49:08 PM</text:p>
          </table:table-cell>
          <table:table-cell office:value-type="float" office:value="279.75" calcext:value-type="float">
            <text:p>279.7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95]-[.C295])^2" office:value-type="float" office:value="95.0625" calcext:value-type="float">
            <text:p>95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09S" calcext:value-type="time">
            <text:p>08:49:09 PM</text:p>
          </table:table-cell>
          <table:table-cell office:value-type="float" office:value="276.75" calcext:value-type="float">
            <text:p>276.75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96]-[.C296])^2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0S" calcext:value-type="time">
            <text:p>08:49:10 PM</text:p>
          </table:table-cell>
          <table:table-cell office:value-type="float" office:value="273.69" calcext:value-type="float">
            <text:p>273.69</text:p>
          </table:table-cell>
          <table:table-cell office:value-type="string" calcext:value-type="string">
            <text:p>F</text:p>
          </table:table-cell>
          <table:table-cell office:value-type="float" office:value="270" calcext:value-type="float">
            <text:p>270</text:p>
          </table:table-cell>
          <table:table-cell table:formula="of:=([.E297]-[.C297])^2" office:value-type="float" office:value="13.6161" calcext:value-type="float">
            <text:p>13.61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1S" calcext:value-type="time">
            <text:p>08:49:11 PM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299]-[.C299])^2" office:value-type="float" office:value="9025" calcext:value-type="float">
            <text:p>90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2S" calcext:value-type="time">
            <text:p>08:49:12 PM</text:p>
          </table:table-cell>
          <table:table-cell office:value-type="float" office:value="265.13" calcext:value-type="float">
            <text:p>265.13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00]-[.C300])^2" office:value-type="float" office:value="7247.1169" calcext:value-type="float">
            <text:p>7247.1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3S" calcext:value-type="time">
            <text:p>08:49:13 PM</text:p>
          </table:table-cell>
          <table:table-cell office:value-type="float" office:value="246.13" calcext:value-type="float">
            <text:p>246.13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01]-[.C301])^2" office:value-type="float" office:value="4373.1769" calcext:value-type="float">
            <text:p>4373.17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4S" calcext:value-type="time">
            <text:p>08:49:14 PM</text:p>
          </table:table-cell>
          <table:table-cell office:value-type="float" office:value="227.88" calcext:value-type="float">
            <text:p>227.88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02]-[.C302])^2" office:value-type="float" office:value="2292.4944" calcext:value-type="float">
            <text:p>2292.49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5S" calcext:value-type="time">
            <text:p>08:49:15 PM</text:p>
          </table:table-cell>
          <table:table-cell office:value-type="float" office:value="217.13" calcext:value-type="float">
            <text:p>217.13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03]-[.C303])^2" office:value-type="float" office:value="1378.6369" calcext:value-type="float">
            <text:p>1378.6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6S" calcext:value-type="time">
            <text:p>08:49:16 PM</text:p>
          </table:table-cell>
          <table:table-cell office:value-type="float" office:value="202.44" calcext:value-type="float">
            <text:p>202.44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04]-[.C304])^2" office:value-type="float" office:value="503.5536" calcext:value-type="float">
            <text:p>503.55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7S" calcext:value-type="time">
            <text:p>08:49:17 PM</text:p>
          </table:table-cell>
          <table:table-cell office:value-type="float" office:value="187.63" calcext:value-type="float">
            <text:p>187.63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06]-[.C306])^2" office:value-type="float" office:value="58.2168999999999" calcext:value-type="float">
            <text:p>58.2169</text:p>
          </table:table-cell>
          <table:table-cell table:formula="of:=SQRT(AVERAGE([.F306:.F331]))" office:value-type="float" office:value="7.23542407454197" calcext:value-type="float">
            <text:p>7.2354240745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8S" calcext:value-type="time">
            <text:p>08:49:18 PM</text:p>
          </table:table-cell>
          <table:table-cell office:value-type="float" office:value="188.88" calcext:value-type="float">
            <text:p>188.88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07]-[.C307])^2" office:value-type="float" office:value="78.8543999999999" calcext:value-type="float">
            <text:p>78.85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19S" calcext:value-type="time">
            <text:p>08:49:19 P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08]-[.C308])^2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20S" calcext:value-type="time">
            <text:p>08:49:20 PM</text:p>
          </table:table-cell>
          <table:table-cell office:value-type="float" office:value="184.75" calcext:value-type="float">
            <text:p>184.7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09]-[.C309])^2" office:value-type="float" office:value="22.5625" calcext:value-type="float">
            <text:p>22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21S" calcext:value-type="time">
            <text:p>08:49:21 PM</text:p>
          </table:table-cell>
          <table:table-cell office:value-type="float" office:value="182.31" calcext:value-type="float">
            <text:p>182.31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0]-[.C310])^2" office:value-type="float" office:value="5.33610000000001" calcext:value-type="float">
            <text:p>5.3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22S" calcext:value-type="time">
            <text:p>08:49:22 PM</text:p>
          </table:table-cell>
          <table:table-cell office:value-type="float" office:value="179.06" calcext:value-type="float">
            <text:p>179.06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1]-[.C311])^2" office:value-type="float" office:value="0.883599999999996" calcext:value-type="float">
            <text:p>0.8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24S" calcext:value-type="time">
            <text:p>08:49:24 PM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2]-[.C312])^2" office:value-type="float" office:value="20.25" calcext:value-type="float">
            <text:p>20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25S" calcext:value-type="time">
            <text:p>08:49:25 PM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3]-[.C313])^2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26S" calcext:value-type="time">
            <text:p>08:49:26 PM</text:p>
          </table:table-cell>
          <table:table-cell office:value-type="float" office:value="186.19" calcext:value-type="float">
            <text:p>186.19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4]-[.C314])^2" office:value-type="float" office:value="38.3161" calcext:value-type="float">
            <text:p>38.3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27S" calcext:value-type="time">
            <text:p>08:49:27 PM</text:p>
          </table:table-cell>
          <table:table-cell office:value-type="float" office:value="195.5" calcext:value-type="float">
            <text:p>195.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5]-[.C315])^2" office:value-type="float" office:value="240.25" calcext:value-type="float">
            <text:p>240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28S" calcext:value-type="time">
            <text:p>08:49:28 PM</text:p>
          </table:table-cell>
          <table:table-cell office:value-type="float" office:value="197.38" calcext:value-type="float">
            <text:p>197.38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6]-[.C316])^2" office:value-type="float" office:value="302.0644" calcext:value-type="float">
            <text:p>302.06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29S" calcext:value-type="time">
            <text:p>08:49:29 PM</text:p>
          </table:table-cell>
          <table:table-cell office:value-type="float" office:value="192.81" calcext:value-type="float">
            <text:p>192.81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7]-[.C317])^2" office:value-type="float" office:value="164.0961" calcext:value-type="float">
            <text:p>164.0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0S" calcext:value-type="time">
            <text:p>08:49:30 PM</text:p>
          </table:table-cell>
          <table:table-cell office:value-type="float" office:value="186.44" calcext:value-type="float">
            <text:p>186.44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8]-[.C318])^2" office:value-type="float" office:value="41.4736" calcext:value-type="float">
            <text:p>41.47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1S" calcext:value-type="time">
            <text:p>08:49:31 PM</text:p>
          </table:table-cell>
          <table:table-cell office:value-type="float" office:value="182.13" calcext:value-type="float">
            <text:p>182.13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19]-[.C319])^2" office:value-type="float" office:value="4.53689999999998" calcext:value-type="float">
            <text:p>4.5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2S" calcext:value-type="time">
            <text:p>08:49:32 PM</text:p>
          </table:table-cell>
          <table:table-cell office:value-type="float" office:value="180.5" calcext:value-type="float">
            <text:p>180.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0]-[.C320])^2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3S" calcext:value-type="time">
            <text:p>08:49:33 PM</text:p>
          </table:table-cell>
          <table:table-cell office:value-type="float" office:value="178.25" calcext:value-type="float">
            <text:p>178.2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1]-[.C321])^2" office:value-type="float" office:value="3.0625" calcext:value-type="float">
            <text:p>3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4S" calcext:value-type="time">
            <text:p>08:49:34 PM</text:p>
          </table:table-cell>
          <table:table-cell office:value-type="float" office:value="181.75" calcext:value-type="float">
            <text:p>181.7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2]-[.C322])^2" office:value-type="float" office:value="3.0625" calcext:value-type="float">
            <text:p>3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5S" calcext:value-type="time">
            <text:p>08:49:35 PM</text:p>
          </table:table-cell>
          <table:table-cell office:value-type="float" office:value="182.63" calcext:value-type="float">
            <text:p>182.63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3]-[.C323])^2" office:value-type="float" office:value="6.91689999999998" calcext:value-type="float">
            <text:p>6.9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6S" calcext:value-type="time">
            <text:p>08:49:36 PM</text:p>
          </table:table-cell>
          <table:table-cell office:value-type="float" office:value="186.63" calcext:value-type="float">
            <text:p>186.63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4]-[.C324])^2" office:value-type="float" office:value="43.9568999999999" calcext:value-type="float">
            <text:p>43.95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7S" calcext:value-type="time">
            <text:p>08:49:37 PM</text:p>
          </table:table-cell>
          <table:table-cell office:value-type="float" office:value="190.94" calcext:value-type="float">
            <text:p>190.94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5]-[.C325])^2" office:value-type="float" office:value="119.6836" calcext:value-type="float">
            <text:p>119.6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8S" calcext:value-type="time">
            <text:p>08:49:38 PM</text:p>
          </table:table-cell>
          <table:table-cell office:value-type="float" office:value="182.25" calcext:value-type="float">
            <text:p>182.2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6]-[.C326])^2" office:value-type="float" office:value="5.0625" calcext:value-type="float">
            <text:p>5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39S" calcext:value-type="time">
            <text:p>08:49:39 PM</text:p>
          </table:table-cell>
          <table:table-cell office:value-type="float" office:value="186.75" calcext:value-type="float">
            <text:p>186.7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7]-[.C327])^2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0S" calcext:value-type="time">
            <text:p>08:49:40 PM</text:p>
          </table:table-cell>
          <table:table-cell office:value-type="float" office:value="185.44" calcext:value-type="float">
            <text:p>185.44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8]-[.C328])^2" office:value-type="float" office:value="29.5936" calcext:value-type="float">
            <text:p>29.5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1S" calcext:value-type="time">
            <text:p>08:49:41 PM</text:p>
          </table:table-cell>
          <table:table-cell office:value-type="float" office:value="182.63" calcext:value-type="float">
            <text:p>182.63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29]-[.C329])^2" office:value-type="float" office:value="6.91689999999998" calcext:value-type="float">
            <text:p>6.9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2S" calcext:value-type="time">
            <text:p>08:49:42 PM</text:p>
          </table:table-cell>
          <table:table-cell office:value-type="float" office:value="181.25" calcext:value-type="float">
            <text:p>181.25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30]-[.C330])^2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3S" calcext:value-type="time">
            <text:p>08:49:43 PM</text:p>
          </table:table-cell>
          <table:table-cell office:value-type="float" office:value="182.38" calcext:value-type="float">
            <text:p>182.38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formula="of:=([.E331]-[.C331])^2" office:value-type="float" office:value="5.66439999999998" calcext:value-type="float">
            <text:p>5.66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4S" calcext:value-type="time">
            <text:p>08:49:44 PM</text:p>
          </table:table-cell>
          <table:table-cell office:value-type="float" office:value="192.13" calcext:value-type="float">
            <text:p>192.13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33]-[.C333])^2" office:value-type="float" office:value="6063.7369" calcext:value-type="float">
            <text:p>6063.7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5S" calcext:value-type="time">
            <text:p>08:49:45 PM</text:p>
          </table:table-cell>
          <table:table-cell office:value-type="float" office:value="214.25" calcext:value-type="float">
            <text:p>214.25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34]-[.C334])^2" office:value-type="float" office:value="3108.0625" calcext:value-type="float">
            <text:p>3108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6S" calcext:value-type="time">
            <text:p>08:49:46 PM</text:p>
          </table:table-cell>
          <table:table-cell office:value-type="float" office:value="229.06" calcext:value-type="float">
            <text:p>229.06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35]-[.C335])^2" office:value-type="float" office:value="1676.0836" calcext:value-type="float">
            <text:p>1676.0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7S" calcext:value-type="time">
            <text:p>08:49:47 PM</text:p>
          </table:table-cell>
          <table:table-cell office:value-type="float" office:value="249.38" calcext:value-type="float">
            <text:p>249.38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36]-[.C336])^2" office:value-type="float" office:value="425.1844" calcext:value-type="float">
            <text:p>425.18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8S" calcext:value-type="time">
            <text:p>08:49:48 PM</text:p>
          </table:table-cell>
          <table:table-cell office:value-type="float" office:value="268.31" calcext:value-type="float">
            <text:p>268.31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38]-[.C338])^2" office:value-type="float" office:value="2.85609999999999" calcext:value-type="float">
            <text:p>2.8561</text:p>
          </table:table-cell>
          <table:table-cell table:formula="of:=SQRT(AVERAGE([.F338:.F354]))" office:value-type="float" office:value="5.23921356918473" calcext:value-type="float">
            <text:p>5.2392135692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49S" calcext:value-type="time">
            <text:p>08:49:49 PM</text:p>
          </table:table-cell>
          <table:table-cell office:value-type="float" office:value="266.69" calcext:value-type="float">
            <text:p>266.69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39]-[.C339])^2" office:value-type="float" office:value="10.9561" calcext:value-type="float">
            <text:p>10.9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0S" calcext:value-type="time">
            <text:p>08:49:50 PM</text:p>
          </table:table-cell>
          <table:table-cell office:value-type="float" office:value="266.69" calcext:value-type="float">
            <text:p>266.69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0]-[.C340])^2" office:value-type="float" office:value="10.9561" calcext:value-type="float">
            <text:p>10.9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1S" calcext:value-type="time">
            <text:p>08:49:51 PM</text:p>
          </table:table-cell>
          <table:table-cell office:value-type="float" office:value="270.63" calcext:value-type="float">
            <text:p>270.63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1]-[.C341])^2" office:value-type="float" office:value="0.396899999999994" calcext:value-type="float">
            <text:p>0.39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2S" calcext:value-type="time">
            <text:p>08:49:52 PM</text:p>
          </table:table-cell>
          <table:table-cell office:value-type="float" office:value="274.06" calcext:value-type="float">
            <text:p>274.06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2]-[.C342])^2" office:value-type="float" office:value="16.4836" calcext:value-type="float">
            <text:p>16.4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3S" calcext:value-type="time">
            <text:p>08:49:53 PM</text:p>
          </table:table-cell>
          <table:table-cell office:value-type="float" office:value="273.25" calcext:value-type="float">
            <text:p>273.25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3]-[.C343])^2" office:value-type="float" office:value="10.5625" calcext:value-type="float">
            <text:p>10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4S" calcext:value-type="time">
            <text:p>08:49:54 PM</text:p>
          </table:table-cell>
          <table:table-cell office:value-type="float" office:value="271.38" calcext:value-type="float">
            <text:p>271.38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4]-[.C344])^2" office:value-type="float" office:value="1.90439999999999" calcext:value-type="float">
            <text:p>1.90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5S" calcext:value-type="time">
            <text:p>08:49:55 PM</text:p>
          </table:table-cell>
          <table:table-cell office:value-type="float" office:value="272.13" calcext:value-type="float">
            <text:p>272.13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5]-[.C345])^2" office:value-type="float" office:value="4.53689999999998" calcext:value-type="float">
            <text:p>4.5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6S" calcext:value-type="time">
            <text:p>08:49:56 PM</text:p>
          </table:table-cell>
          <table:table-cell office:value-type="float" office:value="273.63" calcext:value-type="float">
            <text:p>273.63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6]-[.C346])^2" office:value-type="float" office:value="13.1769" calcext:value-type="float">
            <text:p>13.17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7S" calcext:value-type="time">
            <text:p>08:49:57 PM</text:p>
          </table:table-cell>
          <table:table-cell office:value-type="float" office:value="275.06" calcext:value-type="float">
            <text:p>275.06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7]-[.C347])^2" office:value-type="float" office:value="25.6036" calcext:value-type="float">
            <text:p>25.60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8S" calcext:value-type="time">
            <text:p>08:49:58 PM</text:p>
          </table:table-cell>
          <table:table-cell office:value-type="float" office:value="276.31" calcext:value-type="float">
            <text:p>276.31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8]-[.C348])^2" office:value-type="float" office:value="39.8161" calcext:value-type="float">
            <text:p>39.8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49M59S" calcext:value-type="time">
            <text:p>08:49:59 PM</text:p>
          </table:table-cell>
          <table:table-cell office:value-type="float" office:value="272.31" calcext:value-type="float">
            <text:p>272.31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49]-[.C349])^2" office:value-type="float" office:value="5.33610000000001" calcext:value-type="float">
            <text:p>5.3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0S" calcext:value-type="time">
            <text:p>08:50:00 PM</text:p>
          </table:table-cell>
          <table:table-cell office:value-type="float" office:value="275.06" calcext:value-type="float">
            <text:p>275.06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50]-[.C350])^2" office:value-type="float" office:value="25.6036" calcext:value-type="float">
            <text:p>25.60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1S" calcext:value-type="time">
            <text:p>08:50:01 PM</text:p>
          </table:table-cell>
          <table:table-cell office:value-type="float" office:value="268.31" calcext:value-type="float">
            <text:p>268.31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51]-[.C351])^2" office:value-type="float" office:value="2.85609999999999" calcext:value-type="float">
            <text:p>2.8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2S" calcext:value-type="time">
            <text:p>08:50:02 PM</text:p>
          </table:table-cell>
          <table:table-cell office:value-type="float" office:value="264.06" calcext:value-type="float">
            <text:p>264.06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52]-[.C352])^2" office:value-type="float" office:value="35.2836" calcext:value-type="float">
            <text:p>35.2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3S" calcext:value-type="time">
            <text:p>08:50:03 PM</text:p>
          </table:table-cell>
          <table:table-cell office:value-type="float" office:value="258.31" calcext:value-type="float">
            <text:p>258.31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53]-[.C353])^2" office:value-type="float" office:value="136.6561" calcext:value-type="float">
            <text:p>136.6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4S" calcext:value-type="time">
            <text:p>08:50:04 PM</text:p>
          </table:table-cell>
          <table:table-cell office:value-type="float" office:value="258.88" calcext:value-type="float">
            <text:p>258.88</text:p>
          </table:table-cell>
          <table:table-cell office:value-type="string" calcext:value-type="string">
            <text:p>H</text:p>
          </table:table-cell>
          <table:table-cell office:value-type="float" office:value="270" calcext:value-type="float">
            <text:p>270</text:p>
          </table:table-cell>
          <table:table-cell table:formula="of:=([.E354]-[.C354])^2" office:value-type="float" office:value="123.6544" calcext:value-type="float">
            <text:p>123.65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5S" calcext:value-type="time">
            <text:p>08:50:05 PM</text:p>
          </table:table-cell>
          <table:table-cell office:value-type="float" office:value="266.69" calcext:value-type="float">
            <text:p>266.69</text:p>
          </table:table-cell>
          <table:table-cell office:value-type="string" calcext:value-type="string">
            <text:p>I</text:p>
          </table:table-cell>
          <table:table-cell office:value-type="float" office:value="300" calcext:value-type="float">
            <text:p>300</text:p>
          </table:table-cell>
          <table:table-cell table:formula="of:=([.E356]-[.C356])^2" office:value-type="float" office:value="1109.5561" calcext:value-type="float">
            <text:p>1109.5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6S" calcext:value-type="time">
            <text:p>08:50:06 PM</text:p>
          </table:table-cell>
          <table:table-cell office:value-type="float" office:value="286.94" calcext:value-type="float">
            <text:p>286.94</text:p>
          </table:table-cell>
          <table:table-cell office:value-type="string" calcext:value-type="string">
            <text:p>I</text:p>
          </table:table-cell>
          <table:table-cell office:value-type="float" office:value="330" calcext:value-type="float">
            <text:p>330</text:p>
          </table:table-cell>
          <table:table-cell table:formula="of:=([.E357]-[.C357])^2" office:value-type="float" office:value="1854.1636" calcext:value-type="float">
            <text:p>1854.16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7S" calcext:value-type="time">
            <text:p>08:50:07 PM</text:p>
          </table:table-cell>
          <table:table-cell office:value-type="float" office:value="327.69" calcext:value-type="float">
            <text:p>327.69</text:p>
          </table:table-cell>
          <table:table-cell office:value-type="string" calcext:value-type="string">
            <text:p>I</text:p>
          </table:table-cell>
          <table:table-cell office:value-type="float" office:value="360" calcext:value-type="float">
            <text:p>360</text:p>
          </table:table-cell>
          <table:table-cell table:formula="of:=([.E358]-[.C358])^2" office:value-type="float" office:value="1043.9361" calcext:value-type="float">
            <text:p>1043.9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8S" calcext:value-type="time">
            <text:p>08:50:08 PM</text:p>
          </table:table-cell>
          <table:table-cell office:value-type="float" office:value="347.75" calcext:value-type="float">
            <text:p>347.75</text:p>
          </table:table-cell>
          <table:table-cell office:value-type="string" calcext:value-type="string">
            <text:p>I</text:p>
          </table:table-cell>
          <table:table-cell office:value-type="float" office:value="360" calcext:value-type="float">
            <text:p>360</text:p>
          </table:table-cell>
          <table:table-cell table:formula="of:=([.E359]-[.C359])^2" office:value-type="float" office:value="150.0625" calcext:value-type="float">
            <text:p>150.06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09S" calcext:value-type="time">
            <text:p>08:50:09 PM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I</text:p>
          </table:table-cell>
          <table:table-cell office:value-type="float" office:value="360" calcext:value-type="float">
            <text:p>360</text:p>
          </table:table-cell>
          <table:table-cell table:formula="of:=([.E361]-[.C361])^2" office:value-type="float" office:value="9" calcext:value-type="float">
            <text:p>9</text:p>
          </table:table-cell>
          <table:table-cell table:formula="of:=SQRT(AVERAGE([.F361:.F369]))" office:value-type="float" office:value="3.86506719792094" calcext:value-type="float">
            <text:p>3.8650671979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10S" calcext:value-type="time">
            <text:p>08:50:10 PM</text:p>
          </table:table-cell>
          <table:table-cell office:value-type="float" office:value="358.44" calcext:value-type="float">
            <text:p>358.44</text:p>
          </table:table-cell>
          <table:table-cell office:value-type="string" calcext:value-type="string">
            <text:p>I</text:p>
          </table:table-cell>
          <table:table-cell office:value-type="float" office:value="360" calcext:value-type="float">
            <text:p>360</text:p>
          </table:table-cell>
          <table:table-cell table:formula="of:=([.E362]-[.C362])^2" office:value-type="float" office:value="2.43360000000001" calcext:value-type="float">
            <text:p>2.43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11S" calcext:value-type="time">
            <text:p>08:50:11 PM</text:p>
          </table:table-cell>
          <table:table-cell office:value-type="float" office:value="353.38" calcext:value-type="float">
            <text:p>353.38</text:p>
          </table:table-cell>
          <table:table-cell office:value-type="string" calcext:value-type="string">
            <text:p>I</text:p>
          </table:table-cell>
          <table:table-cell office:value-type="float" office:value="360" calcext:value-type="float">
            <text:p>360</text:p>
          </table:table-cell>
          <table:table-cell table:formula="of:=([.E363]-[.C363])^2" office:value-type="float" office:value="43.8244000000001" calcext:value-type="float">
            <text:p>43.82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13S" calcext:value-type="time">
            <text:p>08:50:13 PM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([.E364]-[.C364])^2" office:value-type="float" office:value="6.9169" calcext:value-type="float">
            <text:p>6.9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14S" calcext:value-type="time">
            <text:p>08:50:14 PM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([.E365]-[.C365])^2" office:value-type="float" office:value="18.5761" calcext:value-type="float">
            <text:p>18.5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15S" calcext:value-type="time">
            <text:p>08:50:15 PM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([.E366]-[.C366])^2" office:value-type="float" office:value="20.7936" calcext:value-type="float">
            <text:p>20.7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16S" calcext:value-type="time">
            <text:p>08:50:16 PM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([.E367]-[.C367])^2" office:value-type="float" office:value="26.9361" calcext:value-type="float">
            <text:p>26.9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17S" calcext:value-type="time">
            <text:p>08:50:17 PM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([.E368]-[.C368])^2" office:value-type="float" office:value="5.9536" calcext:value-type="float">
            <text:p>5.95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18S" calcext:value-type="time">
            <text:p>08:50:18 PM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([.E369]-[.C369])^2" office:value-type="float" office:value="0.0144" calcext:value-type="float">
            <text:p>0.01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19S" calcext:value-type="time">
            <text:p>08:50:19 P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formula="of:=([.E371]-[.C371])^2" office:value-type="float" office:value="49" calcext:value-type="float">
            <text:p>49</text:p>
          </table:table-cell>
          <table:table-cell table:formula="of:=SQRT(AVERAGE([.F371:.F376]))" office:value-type="float" office:value="5.3643452536167" calcext:value-type="float">
            <text:p>5.3643452536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0S" calcext:value-type="time">
            <text:p>08:50:20 P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table:formula="of:=([.E372]-[.C372])^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1S" calcext:value-type="time">
            <text:p>08:50:21 PM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table:formula="of:=([.E373]-[.C373])^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2S" calcext:value-type="time">
            <text:p>08:50:22 PM</text:p>
          </table:table-cell>
          <table:table-cell office:value-type="float" office:value="80.94" calcext:value-type="float">
            <text:p>80.94</text:p>
          </table:table-cell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table:formula="of:=([.E374]-[.C374])^2" office:value-type="float" office:value="82.0836" calcext:value-type="float">
            <text:p>82.08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3S" calcext:value-type="time">
            <text:p>08:50:23 PM</text:p>
          </table:table-cell>
          <table:table-cell office:value-type="float" office:value="118.56" calcext:value-type="float">
            <text:p>118.56</text:p>
          </table:table-cell>
          <table:table-cell office:value-type="string" calcext:value-type="string">
            <text:p>J</text:p>
          </table:table-cell>
          <table:table-cell office:value-type="float" office:value="120" calcext:value-type="float">
            <text:p>120</text:p>
          </table:table-cell>
          <table:table-cell table:formula="of:=([.E375]-[.C375])^2" office:value-type="float" office:value="2.07359999999999" calcext:value-type="float">
            <text:p>2.07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4S" calcext:value-type="time">
            <text:p>08:50:24 PM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J</text:p>
          </table:table-cell>
          <table:table-cell office:value-type="float" office:value="150" calcext:value-type="float">
            <text:p>150</text:p>
          </table:table-cell>
          <table:table-cell table:formula="of:=([.E376]-[.C376])^2" office:value-type="float" office:value="12.25" calcext:value-type="float">
            <text:p>12.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5S" calcext:value-type="time">
            <text:p>08:50:25 PM</text:p>
          </table:table-cell>
          <table:table-cell office:value-type="float" office:value="179.25" calcext:value-type="float">
            <text:p>179.25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78]-[.C378])^2" office:value-type="float" office:value="0.5625" calcext:value-type="float">
            <text:p>0.5625</text:p>
          </table:table-cell>
          <table:table-cell table:formula="of:=SQRT(AVERAGE([.F378:.F398]))" office:value-type="float" office:value="5.03529305904594" calcext:value-type="float">
            <text:p>5.035293059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6S" calcext:value-type="time">
            <text:p>08:50:26 PM</text:p>
          </table:table-cell>
          <table:table-cell office:value-type="float" office:value="182.56" calcext:value-type="float">
            <text:p>182.56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79]-[.C379])^2" office:value-type="float" office:value="6.55360000000001" calcext:value-type="float">
            <text:p>6.55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7S" calcext:value-type="time">
            <text:p>08:50:27 PM</text:p>
          </table:table-cell>
          <table:table-cell office:value-type="float" office:value="185.63" calcext:value-type="float">
            <text:p>185.63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0]-[.C380])^2" office:value-type="float" office:value="31.6968999999999" calcext:value-type="float">
            <text:p>31.69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8S" calcext:value-type="time">
            <text:p>08:50:28 PM</text:p>
          </table:table-cell>
          <table:table-cell office:value-type="float" office:value="188.06" calcext:value-type="float">
            <text:p>188.06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1]-[.C381])^2" office:value-type="float" office:value="64.9636" calcext:value-type="float">
            <text:p>64.96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29S" calcext:value-type="time">
            <text:p>08:50:29 PM</text:p>
          </table:table-cell>
          <table:table-cell office:value-type="float" office:value="189.56" calcext:value-type="float">
            <text:p>189.56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2]-[.C382])^2" office:value-type="float" office:value="91.3936000000001" calcext:value-type="float">
            <text:p>91.3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0S" calcext:value-type="time">
            <text:p>08:50:30 PM</text:p>
          </table:table-cell>
          <table:table-cell office:value-type="float" office:value="187.63" calcext:value-type="float">
            <text:p>187.63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3]-[.C383])^2" office:value-type="float" office:value="58.2168999999999" calcext:value-type="float">
            <text:p>58.2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1S" calcext:value-type="time">
            <text:p>08:50:31 PM</text:p>
          </table:table-cell>
          <table:table-cell office:value-type="float" office:value="182.63" calcext:value-type="float">
            <text:p>182.63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4]-[.C384])^2" office:value-type="float" office:value="6.91689999999998" calcext:value-type="float">
            <text:p>6.9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2S" calcext:value-type="time">
            <text:p>08:50:32 PM</text:p>
          </table:table-cell>
          <table:table-cell office:value-type="float" office:value="186.69" calcext:value-type="float">
            <text:p>186.69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5]-[.C385])^2" office:value-type="float" office:value="44.7561" calcext:value-type="float">
            <text:p>44.7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3S" calcext:value-type="time">
            <text:p>08:50:33 PM</text:p>
          </table:table-cell>
          <table:table-cell office:value-type="float" office:value="181.94" calcext:value-type="float">
            <text:p>181.94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6]-[.C386])^2" office:value-type="float" office:value="3.76359999999999" calcext:value-type="float">
            <text:p>3.76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4S" calcext:value-type="time">
            <text:p>08:50:34 PM</text:p>
          </table:table-cell>
          <table:table-cell office:value-type="float" office:value="185.25" calcext:value-type="float">
            <text:p>185.25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7]-[.C387])^2" office:value-type="float" office:value="27.5625" calcext:value-type="float">
            <text:p>27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5S" calcext:value-type="time">
            <text:p>08:50:35 PM</text:p>
          </table:table-cell>
          <table:table-cell office:value-type="float" office:value="186.06" calcext:value-type="float">
            <text:p>186.06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8]-[.C388])^2" office:value-type="float" office:value="36.7236" calcext:value-type="float">
            <text:p>36.72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6S" calcext:value-type="time">
            <text:p>08:50:36 PM</text:p>
          </table:table-cell>
          <table:table-cell office:value-type="float" office:value="185.81" calcext:value-type="float">
            <text:p>185.81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89]-[.C389])^2" office:value-type="float" office:value="33.7561" calcext:value-type="float">
            <text:p>33.7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7S" calcext:value-type="time">
            <text:p>08:50:37 PM</text:p>
          </table:table-cell>
          <table:table-cell office:value-type="float" office:value="187.69" calcext:value-type="float">
            <text:p>187.69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90]-[.C390])^2" office:value-type="float" office:value="59.1361" calcext:value-type="float">
            <text:p>59.1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8S" calcext:value-type="time">
            <text:p>08:50:38 PM</text:p>
          </table:table-cell>
          <table:table-cell office:value-type="float" office:value="185.5" calcext:value-type="float">
            <text:p>185.5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91]-[.C391])^2" office:value-type="float" office:value="30.25" calcext:value-type="float">
            <text:p>30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39S" calcext:value-type="time">
            <text:p>08:50:39 PM</text:p>
          </table:table-cell>
          <table:table-cell office:value-type="float" office:value="185.06" calcext:value-type="float">
            <text:p>185.06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92]-[.C392])^2" office:value-type="float" office:value="25.6036" calcext:value-type="float">
            <text:p>25.60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0S" calcext:value-type="time">
            <text:p>08:50:40 P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93]-[.C393])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1S" calcext:value-type="time">
            <text:p>08:50:41 PM</text:p>
          </table:table-cell>
          <table:table-cell office:value-type="float" office:value="180.19" calcext:value-type="float">
            <text:p>180.19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94]-[.C394])^2" office:value-type="float" office:value="0.0360999999999991" calcext:value-type="float">
            <text:p>0.0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2S" calcext:value-type="time">
            <text:p>08:50:42 PM</text:p>
          </table:table-cell>
          <table:table-cell office:value-type="float" office:value="179.56" calcext:value-type="float">
            <text:p>179.56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95]-[.C395])^2" office:value-type="float" office:value="0.193599999999998" calcext:value-type="float">
            <text:p>0.1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3S" calcext:value-type="time">
            <text:p>08:50:43 PM</text:p>
          </table:table-cell>
          <table:table-cell office:value-type="float" office:value="177.56" calcext:value-type="float">
            <text:p>177.56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96]-[.C396])^2" office:value-type="float" office:value="5.95359999999999" calcext:value-type="float">
            <text:p>5.95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4S" calcext:value-type="time">
            <text:p>08:50:44 PM</text:p>
          </table:table-cell>
          <table:table-cell office:value-type="float" office:value="180.88" calcext:value-type="float">
            <text:p>180.88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97]-[.C397])^2" office:value-type="float" office:value="0.774399999999992" calcext:value-type="float">
            <text:p>0.77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5S" calcext:value-type="time">
            <text:p>08:50:45 PM</text:p>
          </table:table-cell>
          <table:table-cell office:value-type="float" office:value="178.38" calcext:value-type="float">
            <text:p>178.38</text:p>
          </table:table-cell>
          <table:table-cell office:value-type="string" calcext:value-type="string">
            <text:p>J</text:p>
          </table:table-cell>
          <table:table-cell office:value-type="float" office:value="180" calcext:value-type="float">
            <text:p>180</text:p>
          </table:table-cell>
          <table:table-cell table:formula="of:=([.E398]-[.C398])^2" office:value-type="float" office:value="2.62440000000001" calcext:value-type="float">
            <text:p>2.62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6S" calcext:value-type="time">
            <text:p>08:50:46 PM</text:p>
          </table:table-cell>
          <table:table-cell office:value-type="float" office:value="174.94" calcext:value-type="float">
            <text:p>174.94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0]-[.C400])^2" office:value-type="float" office:value="25.6036" calcext:value-type="float">
            <text:p>25.6036</text:p>
          </table:table-cell>
          <table:table-cell table:formula="of:=SQRT(AVERAGE([.F400:.F447]))" office:value-type="float" office:value="11.9988238138855" calcext:value-type="float">
            <text:p>11.9988238139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7S" calcext:value-type="time">
            <text:p>08:50:47 PM</text:p>
          </table:table-cell>
          <table:table-cell office:value-type="float" office:value="170.81" calcext:value-type="float">
            <text:p>170.81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1]-[.C401])^2" office:value-type="float" office:value="84.4561" calcext:value-type="float">
            <text:p>84.4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8S" calcext:value-type="time">
            <text:p>08:50:48 PM</text:p>
          </table:table-cell>
          <table:table-cell office:value-type="float" office:value="170.75" calcext:value-type="float">
            <text:p>170.7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2]-[.C402])^2" office:value-type="float" office:value="85.5625" calcext:value-type="float">
            <text:p>85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49S" calcext:value-type="time">
            <text:p>08:50:49 PM</text:p>
          </table:table-cell>
          <table:table-cell office:value-type="float" office:value="164.31" calcext:value-type="float">
            <text:p>164.31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3]-[.C403])^2" office:value-type="float" office:value="246.1761" calcext:value-type="float">
            <text:p>246.1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0S" calcext:value-type="time">
            <text:p>08:50:50 PM</text:p>
          </table:table-cell>
          <table:table-cell office:value-type="float" office:value="170.06" calcext:value-type="float">
            <text:p>170.06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4]-[.C404])^2" office:value-type="float" office:value="98.8036" calcext:value-type="float">
            <text:p>98.80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1S" calcext:value-type="time">
            <text:p>08:50:51 PM</text:p>
          </table:table-cell>
          <table:table-cell office:value-type="float" office:value="154.69" calcext:value-type="float">
            <text:p>154.69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5]-[.C405])^2" office:value-type="float" office:value="640.5961" calcext:value-type="float">
            <text:p>640.5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2S" calcext:value-type="time">
            <text:p>08:50:52 PM</text:p>
          </table:table-cell>
          <table:table-cell office:value-type="float" office:value="170.88" calcext:value-type="float">
            <text:p>170.88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6]-[.C406])^2" office:value-type="float" office:value="83.1744000000001" calcext:value-type="float">
            <text:p>83.17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3S" calcext:value-type="time">
            <text:p>08:50:53 PM</text:p>
          </table:table-cell>
          <table:table-cell office:value-type="float" office:value="173.06" calcext:value-type="float">
            <text:p>173.06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7]-[.C407])^2" office:value-type="float" office:value="48.1636" calcext:value-type="float">
            <text:p>48.16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4S" calcext:value-type="time">
            <text:p>08:50:54 PM</text:p>
          </table:table-cell>
          <table:table-cell office:value-type="float" office:value="164.69" calcext:value-type="float">
            <text:p>164.69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8]-[.C408])^2" office:value-type="float" office:value="234.3961" calcext:value-type="float">
            <text:p>234.3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5S" calcext:value-type="time">
            <text:p>08:50:55 PM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09]-[.C409])^2" office:value-type="float" office:value="182.25" calcext:value-type="float">
            <text:p>182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6S" calcext:value-type="time">
            <text:p>08:50:56 PM</text:p>
          </table:table-cell>
          <table:table-cell office:value-type="float" office:value="170.5" calcext:value-type="float">
            <text:p>170.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0]-[.C410])^2" office:value-type="float" office:value="90.25" calcext:value-type="float">
            <text:p>90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7S" calcext:value-type="time">
            <text:p>08:50:57 PM</text:p>
          </table:table-cell>
          <table:table-cell office:value-type="float" office:value="175.44" calcext:value-type="float">
            <text:p>175.44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1]-[.C411])^2" office:value-type="float" office:value="20.7936" calcext:value-type="float">
            <text:p>20.7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8S" calcext:value-type="time">
            <text:p>08:50:58 PM</text:p>
          </table:table-cell>
          <table:table-cell office:value-type="float" office:value="175.81" calcext:value-type="float">
            <text:p>175.81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2]-[.C412])^2" office:value-type="float" office:value="17.5561" calcext:value-type="float">
            <text:p>17.5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0M59S" calcext:value-type="time">
            <text:p>08:50:59 PM</text:p>
          </table:table-cell>
          <table:table-cell office:value-type="float" office:value="167.69" calcext:value-type="float">
            <text:p>167.69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3]-[.C413])^2" office:value-type="float" office:value="151.5361" calcext:value-type="float">
            <text:p>151.53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00S" calcext:value-type="time">
            <text:p>08:51:00 PM</text:p>
          </table:table-cell>
          <table:table-cell office:value-type="float" office:value="172.75" calcext:value-type="float">
            <text:p>172.7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4]-[.C414])^2" office:value-type="float" office:value="52.5625" calcext:value-type="float">
            <text:p>52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01S" calcext:value-type="time">
            <text:p>08:51:01 PM</text:p>
          </table:table-cell>
          <table:table-cell office:value-type="float" office:value="174.38" calcext:value-type="float">
            <text:p>174.38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5]-[.C415])^2" office:value-type="float" office:value="31.5844" calcext:value-type="float">
            <text:p>31.58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02S" calcext:value-type="time">
            <text:p>08:51:02 PM</text:p>
          </table:table-cell>
          <table:table-cell office:value-type="float" office:value="181.81" calcext:value-type="float">
            <text:p>181.81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6]-[.C416])^2" office:value-type="float" office:value="3.27610000000001" calcext:value-type="float">
            <text:p>3.27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03S" calcext:value-type="time">
            <text:p>08:51:03 PM</text:p>
          </table:table-cell>
          <table:table-cell office:value-type="float" office:value="186.25" calcext:value-type="float">
            <text:p>186.2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7]-[.C417])^2" office:value-type="float" office:value="39.0625" calcext:value-type="float">
            <text:p>39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04S" calcext:value-type="time">
            <text:p>08:51:04 PM</text:p>
          </table:table-cell>
          <table:table-cell office:value-type="float" office:value="186.69" calcext:value-type="float">
            <text:p>186.69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8]-[.C418])^2" office:value-type="float" office:value="44.7561" calcext:value-type="float">
            <text:p>44.7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05S" calcext:value-type="time">
            <text:p>08:51:05 PM</text:p>
          </table:table-cell>
          <table:table-cell office:value-type="float" office:value="171.25" calcext:value-type="float">
            <text:p>171.2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19]-[.C419])^2" office:value-type="float" office:value="76.5625" calcext:value-type="float">
            <text:p>76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06S" calcext:value-type="time">
            <text:p>08:51:06 PM</text:p>
          </table:table-cell>
          <table:table-cell office:value-type="float" office:value="171.19" calcext:value-type="float">
            <text:p>171.19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0]-[.C420])^2" office:value-type="float" office:value="77.6161" calcext:value-type="float">
            <text:p>77.6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07S" calcext:value-type="time">
            <text:p>08:51:07 PM</text:p>
          </table:table-cell>
          <table:table-cell office:value-type="float" office:value="174.13" calcext:value-type="float">
            <text:p>174.13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1]-[.C421])^2" office:value-type="float" office:value="34.4569000000001" calcext:value-type="float">
            <text:p>34.45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08S" calcext:value-type="time">
            <text:p>08:51:08 PM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2]-[.C422])^2" office:value-type="float" office:value="342.25" calcext:value-type="float">
            <text:p>342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0S" calcext:value-type="time">
            <text:p>08:51:10 PM</text:p>
          </table:table-cell>
          <table:table-cell office:value-type="float" office:value="157.44" calcext:value-type="float">
            <text:p>157.44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3]-[.C423])^2" office:value-type="float" office:value="508.9536" calcext:value-type="float">
            <text:p>508.95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1S" calcext:value-type="time">
            <text:p>08:51:11 PM</text:p>
          </table:table-cell>
          <table:table-cell office:value-type="float" office:value="156.88" calcext:value-type="float">
            <text:p>156.88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4]-[.C424])^2" office:value-type="float" office:value="534.5344" calcext:value-type="float">
            <text:p>534.53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2S" calcext:value-type="time">
            <text:p>08:51:12 PM</text:p>
          </table:table-cell>
          <table:table-cell office:value-type="float" office:value="158.13" calcext:value-type="float">
            <text:p>158.13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5]-[.C425])^2" office:value-type="float" office:value="478.2969" calcext:value-type="float">
            <text:p>478.29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3S" calcext:value-type="time">
            <text:p>08:51:13 PM</text:p>
          </table:table-cell>
          <table:table-cell office:value-type="float" office:value="187.75" calcext:value-type="float">
            <text:p>187.7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6]-[.C426])^2" office:value-type="float" office:value="60.0625" calcext:value-type="float">
            <text:p>60.0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4S" calcext:value-type="time">
            <text:p>08:51:14 PM</text:p>
          </table:table-cell>
          <table:table-cell office:value-type="float" office:value="199.13" calcext:value-type="float">
            <text:p>199.13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7]-[.C427])^2" office:value-type="float" office:value="365.9569" calcext:value-type="float">
            <text:p>365.95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5S" calcext:value-type="time">
            <text:p>08:51:15 PM</text:p>
          </table:table-cell>
          <table:table-cell office:value-type="float" office:value="186.5" calcext:value-type="float">
            <text:p>186.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8]-[.C428])^2" office:value-type="float" office:value="42.25" calcext:value-type="float">
            <text:p>42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6S" calcext:value-type="time">
            <text:p>08:51:16 PM</text:p>
          </table:table-cell>
          <table:table-cell office:value-type="float" office:value="187.25" calcext:value-type="float">
            <text:p>187.2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29]-[.C429])^2" office:value-type="float" office:value="52.5625" calcext:value-type="float">
            <text:p>52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7S" calcext:value-type="time">
            <text:p>08:51:17 PM</text:p>
          </table:table-cell>
          <table:table-cell office:value-type="float" office:value="183.88" calcext:value-type="float">
            <text:p>183.88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0]-[.C430])^2" office:value-type="float" office:value="15.0544" calcext:value-type="float">
            <text:p>15.05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8S" calcext:value-type="time">
            <text:p>08:51:18 PM</text:p>
          </table:table-cell>
          <table:table-cell office:value-type="float" office:value="177.19" calcext:value-type="float">
            <text:p>177.19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1]-[.C431])^2" office:value-type="float" office:value="7.89610000000001" calcext:value-type="float">
            <text:p>7.8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19S" calcext:value-type="time">
            <text:p>08:51:19 PM</text:p>
          </table:table-cell>
          <table:table-cell office:value-type="float" office:value="200.88" calcext:value-type="float">
            <text:p>200.88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2]-[.C432])^2" office:value-type="float" office:value="435.9744" calcext:value-type="float">
            <text:p>435.97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0S" calcext:value-type="time">
            <text:p>08:51:20 PM</text:p>
          </table:table-cell>
          <table:table-cell office:value-type="float" office:value="206.88" calcext:value-type="float">
            <text:p>206.88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3]-[.C433])^2" office:value-type="float" office:value="722.5344" calcext:value-type="float">
            <text:p>722.53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1S" calcext:value-type="time">
            <text:p>08:51:21 PM</text:p>
          </table:table-cell>
          <table:table-cell office:value-type="float" office:value="195.25" calcext:value-type="float">
            <text:p>195.2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4]-[.C434])^2" office:value-type="float" office:value="232.5625" calcext:value-type="float">
            <text:p>232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2S" calcext:value-type="time">
            <text:p>08:51:22 PM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5]-[.C435])^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3S" calcext:value-type="time">
            <text:p>08:51:23 PM</text:p>
          </table:table-cell>
          <table:table-cell office:value-type="float" office:value="181.31" calcext:value-type="float">
            <text:p>181.31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6]-[.C436])^2" office:value-type="float" office:value="1.71610000000001" calcext:value-type="float">
            <text:p>1.7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4S" calcext:value-type="time">
            <text:p>08:51:24 PM</text:p>
          </table:table-cell>
          <table:table-cell office:value-type="float" office:value="180.44" calcext:value-type="float">
            <text:p>180.44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7]-[.C437])^2" office:value-type="float" office:value="0.193599999999998" calcext:value-type="float">
            <text:p>0.1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5S" calcext:value-type="time">
            <text:p>08:51:25 PM</text:p>
          </table:table-cell>
          <table:table-cell office:value-type="float" office:value="180.63" calcext:value-type="float">
            <text:p>180.63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8]-[.C438])^2" office:value-type="float" office:value="0.396899999999994" calcext:value-type="float">
            <text:p>0.39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6S" calcext:value-type="time">
            <text:p>08:51:26 PM</text:p>
          </table:table-cell>
          <table:table-cell office:value-type="float" office:value="180.56" calcext:value-type="float">
            <text:p>180.56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39]-[.C439])^2" office:value-type="float" office:value="0.313600000000003" calcext:value-type="float">
            <text:p>0.31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7S" calcext:value-type="time">
            <text:p>08:51:27 PM</text:p>
          </table:table-cell>
          <table:table-cell office:value-type="float" office:value="185.31" calcext:value-type="float">
            <text:p>185.31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40]-[.C440])^2" office:value-type="float" office:value="28.1961" calcext:value-type="float">
            <text:p>28.1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8S" calcext:value-type="time">
            <text:p>08:51:28 PM</text:p>
          </table:table-cell>
          <table:table-cell office:value-type="float" office:value="186.13" calcext:value-type="float">
            <text:p>186.13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41]-[.C441])^2" office:value-type="float" office:value="37.5768999999999" calcext:value-type="float">
            <text:p>37.57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29S" calcext:value-type="time">
            <text:p>08:51:29 PM</text:p>
          </table:table-cell>
          <table:table-cell office:value-type="float" office:value="192.75" calcext:value-type="float">
            <text:p>192.7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42]-[.C442])^2" office:value-type="float" office:value="162.5625" calcext:value-type="float">
            <text:p>162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0S" calcext:value-type="time">
            <text:p>08:51:30 PM</text:p>
          </table:table-cell>
          <table:table-cell office:value-type="float" office:value="194.94" calcext:value-type="float">
            <text:p>194.94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43]-[.C443])^2" office:value-type="float" office:value="223.2036" calcext:value-type="float">
            <text:p>223.20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1S" calcext:value-type="time">
            <text:p>08:51:31 PM</text:p>
          </table:table-cell>
          <table:table-cell office:value-type="float" office:value="188.81" calcext:value-type="float">
            <text:p>188.81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44]-[.C444])^2" office:value-type="float" office:value="77.6161" calcext:value-type="float">
            <text:p>77.6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2S" calcext:value-type="time">
            <text:p>08:51:32 PM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45]-[.C445])^2" office:value-type="float" office:value="56.25" calcext:value-type="float">
            <text:p>56.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3S" calcext:value-type="time">
            <text:p>08:51:33 PM</text:p>
          </table:table-cell>
          <table:table-cell office:value-type="float" office:value="190.75" calcext:value-type="float">
            <text:p>190.75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46]-[.C446])^2" office:value-type="float" office:value="115.5625" calcext:value-type="float">
            <text:p>115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4S" calcext:value-type="time">
            <text:p>08:51:34 PM</text:p>
          </table:table-cell>
          <table:table-cell office:value-type="float" office:value="186.06" calcext:value-type="float">
            <text:p>186.06</text:p>
          </table:table-cell>
          <table:table-cell office:value-type="string" calcext:value-type="string">
            <text:p>K</text:p>
          </table:table-cell>
          <table:table-cell office:value-type="float" office:value="180" calcext:value-type="float">
            <text:p>180</text:p>
          </table:table-cell>
          <table:table-cell table:formula="of:=([.E447]-[.C447])^2" office:value-type="float" office:value="36.7236" calcext:value-type="float">
            <text:p>36.72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5S" calcext:value-type="time">
            <text:p>08:51:35 PM</text:p>
          </table:table-cell>
          <table:table-cell office:value-type="float" office:value="161.19" calcext:value-type="float">
            <text:p>161.19</text:p>
          </table:table-cell>
          <table:table-cell office:value-type="string" calcext:value-type="string">
            <text:p>L</text:p>
          </table:table-cell>
          <table:table-cell office:value-type="float" office:value="150" calcext:value-type="float">
            <text:p>150</text:p>
          </table:table-cell>
          <table:table-cell table:formula="of:=([.E449]-[.C449])^2" office:value-type="float" office:value="125.2161" calcext:value-type="float">
            <text:p>125.21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6S" calcext:value-type="time">
            <text:p>08:51:36 PM</text:p>
          </table:table-cell>
          <table:table-cell office:value-type="float" office:value="139.63" calcext:value-type="float">
            <text:p>139.63</text:p>
          </table:table-cell>
          <table:table-cell office:value-type="string" calcext:value-type="string">
            <text:p>L</text:p>
          </table:table-cell>
          <table:table-cell office:value-type="float" office:value="130" calcext:value-type="float">
            <text:p>130</text:p>
          </table:table-cell>
          <table:table-cell table:formula="of:=([.E450]-[.C450])^2" office:value-type="float" office:value="92.7368999999999" calcext:value-type="float">
            <text:p>92.73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7S" calcext:value-type="time">
            <text:p>08:51:37 PM</text:p>
          </table:table-cell>
          <table:table-cell office:value-type="float" office:value="121.12" calcext:value-type="float">
            <text:p>121.12</text:p>
          </table:table-cell>
          <table:table-cell office:value-type="string" calcext:value-type="string">
            <text:p>L</text:p>
          </table:table-cell>
          <table:table-cell office:value-type="float" office:value="110" calcext:value-type="float">
            <text:p>110</text:p>
          </table:table-cell>
          <table:table-cell table:formula="of:=([.E451]-[.C451])^2" office:value-type="float" office:value="123.6544" calcext:value-type="float">
            <text:p>123.65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8S" calcext:value-type="time">
            <text:p>08:51:38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53]-[.C453])^2" office:value-type="float" office:value="0" calcext:value-type="float">
            <text:p>0</text:p>
          </table:table-cell>
          <table:table-cell table:formula="of:=SQRT(AVERAGE([.F453:.F466]))" office:value-type="float" office:value="4.62967138605508" calcext:value-type="float">
            <text:p>4.6296713861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39S" calcext:value-type="time">
            <text:p>08:51:39 PM</text:p>
          </table:table-cell>
          <table:table-cell office:value-type="float" office:value="83.94" calcext:value-type="float">
            <text:p>83.94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54]-[.C454])^2" office:value-type="float" office:value="36.7236" calcext:value-type="float">
            <text:p>36.72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0S" calcext:value-type="time">
            <text:p>08:51:40 PM</text:p>
          </table:table-cell>
          <table:table-cell office:value-type="float" office:value="82.37" calcext:value-type="float">
            <text:p>82.3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55]-[.C455])^2" office:value-type="float" office:value="58.2168999999999" calcext:value-type="float">
            <text:p>58.216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1S" calcext:value-type="time">
            <text:p>08:51:41 P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56]-[.C456])^2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2S" calcext:value-type="time">
            <text:p>08:51:42 PM</text:p>
          </table:table-cell>
          <table:table-cell office:value-type="float" office:value="88.12" calcext:value-type="float">
            <text:p>88.12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57]-[.C457])^2" office:value-type="float" office:value="3.53439999999998" calcext:value-type="float">
            <text:p>3.5344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3S" calcext:value-type="time">
            <text:p>08:51:43 PM</text:p>
          </table:table-cell>
          <table:table-cell office:value-type="float" office:value="90.44" calcext:value-type="float">
            <text:p>90.44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58]-[.C458])^2" office:value-type="float" office:value="0.193599999999998" calcext:value-type="float">
            <text:p>0.19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4S" calcext:value-type="time">
            <text:p>08:51:44 PM</text:p>
          </table:table-cell>
          <table:table-cell office:value-type="float" office:value="92.56" calcext:value-type="float">
            <text:p>92.56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59]-[.C459])^2" office:value-type="float" office:value="6.55360000000001" calcext:value-type="float">
            <text:p>6.55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5S" calcext:value-type="time">
            <text:p>08:51:45 PM</text:p>
          </table:table-cell>
          <table:table-cell office:value-type="float" office:value="90.31" calcext:value-type="float">
            <text:p>90.31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60]-[.C460])^2" office:value-type="float" office:value="0.0961000000000014" calcext:value-type="float">
            <text:p>0.09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6S" calcext:value-type="time">
            <text:p>08:51:46 PM</text:p>
          </table:table-cell>
          <table:table-cell office:value-type="float" office:value="85.81" calcext:value-type="float">
            <text:p>85.81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61]-[.C461])^2" office:value-type="float" office:value="17.5561" calcext:value-type="float">
            <text:p>17.5561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7S" calcext:value-type="time">
            <text:p>08:51:47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62]-[.C462])^2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8S" calcext:value-type="time">
            <text:p>08:51:48 PM</text:p>
          </table:table-cell>
          <table:table-cell office:value-type="float" office:value="84.94" calcext:value-type="float">
            <text:p>84.94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63]-[.C463])^2" office:value-type="float" office:value="25.6036" calcext:value-type="float">
            <text:p>25.60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49S" calcext:value-type="time">
            <text:p>08:51:49 PM</text:p>
          </table:table-cell>
          <table:table-cell office:value-type="float" office:value="83.44" calcext:value-type="float">
            <text:p>83.44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64]-[.C464])^2" office:value-type="float" office:value="43.0336" calcext:value-type="float">
            <text:p>43.033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0S" calcext:value-type="time">
            <text:p>08:51:50 PM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65]-[.C465])^2" office:value-type="float" office:value="7.5625" calcext:value-type="float">
            <text:p>7.5625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1S" calcext:value-type="time">
            <text:p>08:51:51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table:formula="of:=([.E466]-[.C466])^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2S" calcext:value-type="time">
            <text:p>08:51:52 PM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3S" calcext:value-type="time">
            <text:p>08:51:53 PM</text:p>
          </table:table-cell>
          <table:table-cell office:value-type="float" office:value="87.12" calcext:value-type="float">
            <text:p>87.1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4S" calcext:value-type="time">
            <text:p>08:51:54 PM</text:p>
          </table:table-cell>
          <table:table-cell office:value-type="float" office:value="73.69" calcext:value-type="float">
            <text:p>73.69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5S" calcext:value-type="time">
            <text:p>08:51:55 PM</text:p>
          </table:table-cell>
          <table:table-cell office:value-type="float" office:value="40.06" calcext:value-type="float">
            <text:p>40.0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6S" calcext:value-type="time">
            <text:p>08:51:56 PM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7S" calcext:value-type="time">
            <text:p>08:51:57 PM</text:p>
          </table:table-cell>
          <table:table-cell office:value-type="float" office:value="326.56" calcext:value-type="float">
            <text:p>326.5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8S" calcext:value-type="time">
            <text:p>08:51:58 PM</text:p>
          </table:table-cell>
          <table:table-cell office:value-type="float" office:value="297.38" calcext:value-type="float">
            <text:p>297.3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1M59S" calcext:value-type="time">
            <text:p>08:51:59 PM</text:p>
          </table:table-cell>
          <table:table-cell office:value-type="float" office:value="268.81" calcext:value-type="float">
            <text:p>268.8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2M00S" calcext:value-type="time">
            <text:p>08:52:00 P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2M01S" calcext:value-type="time">
            <text:p>08:52:01 PM</text:p>
          </table:table-cell>
          <table:table-cell office:value-type="float" office:value="212.88" calcext:value-type="float">
            <text:p>212.8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2M02S" calcext:value-type="time">
            <text:p>08:52:02 PM</text:p>
          </table:table-cell>
          <table:table-cell office:value-type="float" office:value="170.31" calcext:value-type="float">
            <text:p>170.3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2M03S" calcext:value-type="time">
            <text:p>08:52:03 PM</text:p>
          </table:table-cell>
          <table:table-cell office:value-type="float" office:value="154.31" calcext:value-type="float">
            <text:p>154.3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2M04S" calcext:value-type="time">
            <text:p>08:52:04 PM</text:p>
          </table:table-cell>
          <table:table-cell office:value-type="float" office:value="103.31" calcext:value-type="float">
            <text:p>103.3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2M05S" calcext:value-type="time">
            <text:p>08:52:05 PM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2M06S" calcext:value-type="time">
            <text:p>08:52:06 PM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2M07S" calcext:value-type="time">
            <text:p>08:52:07 PM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20H52M09S" calcext:value-type="time">
            <text:p>08:52:09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formula="of:= AVERAGE([.G1:.G482])" office:value-type="float" office:value="6.22678727052644" calcext:value-type="float">
            <text:p>6.2267872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3T16:20:57.994230465</dc:date>
    <meta:editing-duration>PT7M55S</meta:editing-duration>
    <meta:editing-cycles>1</meta:editing-cycles>
    <meta:document-statistic meta:table-count="1" meta:cell-count="2648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minimum="0.86389120370370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16cm" svg:height="11.45cm" xlink:href=".." xlink:type="simple" chart:class="chart:scatter" chart:style-name="ch1">
        <chart:legend chart:legend-position="end" svg:x="28.564cm" svg:y="4.928cm" style:legend-expansion="high" chart:style-name="ch2"/>
        <chart:plot-area chart:style-name="ch3" table:cell-range-address="'log_42584.364004629635'.B1:'log_42584.364004629635'.E483" chart:data-source-has-labels="row" svg:x="1.017cm" svg:y="0.147cm" svg:width="25.907cm" svg:height="10.761cm">
          <chartooo:coordinate-region svg:x="1.996cm" svg:y="0.346cm" svg:width="23.947cm" svg:height="9.9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g_42584.364004629635'.C2:'log_42584.364004629635'.C483" chart:label-cell-address="'log_42584.364004629635'.C1:'log_42584.364004629635'.C1" chart:class="chart:scatter">
            <chart:domain table:cell-range-address="'log_42584.364004629635'.B2:'log_42584.364004629635'.B483"/>
            <chart:data-point chart:repeated="482"/>
          </chart:series>
          <chart:series chart:style-name="ch8" chart:values-cell-range-address="'log_42584.364004629635'.D2:'log_42584.364004629635'.D483" chart:label-cell-address="'log_42584.364004629635'.D1:'log_42584.364004629635'.D1" chart:class="chart:scatter">
            <chart:data-point chart:repeated="482"/>
          </chart:series>
          <chart:series chart:style-name="ch9" chart:values-cell-range-address="'log_42584.364004629635'.E2:'log_42584.364004629635'.E483" chart:label-cell-address="'log_42584.364004629635'.E1:'log_42584.364004629635'.E1" chart:class="chart:scatter">
            <chart:data-point chart:repeated="4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ding</text:p>
                <draw:g>
                  <svg:desc>'log_42584.364004629635'.C1:'log_42584.364004629635'.C1</svg:desc>
                </draw:g>
              </table:table-cell>
              <table:table-cell office:value-type="string">
                <text:p/>
                <draw:g>
                  <svg:desc>'log_42584.364004629635'.D1:'log_42584.364004629635'.D1</svg:desc>
                </draw:g>
              </table:table-cell>
              <table:table-cell office:value-type="string">
                <text:p>Expected</text:p>
                <draw:g>
                  <svg:desc>'log_42584.364004629635'.E1:'log_42584.36400462963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4039351851852">
                <text:p>0.864039351851852</text:p>
                <draw:g>
                  <svg:desc>'log_42584.364004629635'.B2:'log_42584.364004629635'.B483</svg:desc>
                </draw:g>
              </table:table-cell>
              <table:table-cell office:value-type="float" office:value="0.06">
                <text:p>0.06</text:p>
                <draw:g>
                  <svg:desc>'log_42584.364004629635'.C2:'log_42584.364004629635'.C483</svg:desc>
                </draw:g>
              </table:table-cell>
              <table:table-cell office:value-type="float" office:value="NaN">
                <text:p>NaN</text:p>
                <draw:g>
                  <svg:desc>'log_42584.364004629635'.D2:'log_42584.364004629635'.D483</svg:desc>
                </draw:g>
              </table:table-cell>
              <table:table-cell office:value-type="float" office:value="NaN">
                <text:p>NaN</text:p>
                <draw:g>
                  <svg:desc>'log_42584.364004629635'.E2:'log_42584.364004629635'.E4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4050925925926">
                <text:p>0.864050925925926</text:p>
              </table:table-cell>
              <table:table-cell office:value-type="float" office:value="16.12">
                <text:p>16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40625">
                <text:p>0.8640625</text:p>
              </table:table-cell>
              <table:table-cell office:value-type="float" office:value="16.31">
                <text:p>16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4074074074074">
                <text:p>0.864074074074074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4085648148148">
                <text:p>0.864085648148148</text:p>
              </table:table-cell>
              <table:table-cell office:value-type="float" office:value="32.19">
                <text:p>3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4097222222222">
                <text:p>0.864097222222222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4108796296296">
                <text:p>0.864108796296296</text:p>
              </table:table-cell>
              <table:table-cell office:value-type="float" office:value="38.38">
                <text:p>38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412037037037">
                <text:p>0.86412037037037</text:p>
              </table:table-cell>
              <table:table-cell office:value-type="float" office:value="36.5">
                <text:p>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4131944444444">
                <text:p>0.864131944444444</text:p>
              </table:table-cell>
              <table:table-cell office:value-type="float" office:value="273.44">
                <text:p>27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4143518518519">
                <text:p>0.864143518518519</text:p>
              </table:table-cell>
              <table:table-cell office:value-type="float" office:value="279.88">
                <text:p>27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4155092592593">
                <text:p>0.864155092592593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4166666666667">
                <text:p>0.864166666666667</text:p>
              </table:table-cell>
              <table:table-cell office:value-type="float" office:value="269.88">
                <text:p>26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4178240740741">
                <text:p>0.864178240740741</text:p>
              </table:table-cell>
              <table:table-cell office:value-type="float" office:value="275.25">
                <text:p>27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4189814814815">
                <text:p>0.864189814814815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4201388888889">
                <text:p>0.864201388888889</text:p>
              </table:table-cell>
              <table:table-cell office:value-type="float" office:value="273.38">
                <text:p>27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4212962962963">
                <text:p>0.864212962962963</text:p>
              </table:table-cell>
              <table:table-cell office:value-type="float" office:value="275.88">
                <text:p>27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4224537037037">
                <text:p>0.864224537037037</text:p>
              </table:table-cell>
              <table:table-cell office:value-type="float" office:value="277.5">
                <text:p>27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4236111111111">
                <text:p>0.864236111111111</text:p>
              </table:table-cell>
              <table:table-cell office:value-type="float" office:value="267.56">
                <text:p>267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4247685185185">
                <text:p>0.864247685185185</text:p>
              </table:table-cell>
              <table:table-cell office:value-type="float" office:value="266.19">
                <text:p>26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4259259259259">
                <text:p>0.864259259259259</text:p>
              </table:table-cell>
              <table:table-cell office:value-type="float" office:value="265.94">
                <text:p>26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64270833333333">
                <text:p>0.864270833333333</text:p>
              </table:table-cell>
              <table:table-cell office:value-type="float" office:value="275.44">
                <text:p>275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64282407407407">
                <text:p>0.864282407407407</text:p>
              </table:table-cell>
              <table:table-cell office:value-type="float" office:value="240.13">
                <text:p>24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4293981481482">
                <text:p>0.864293981481482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4305555555556">
                <text:p>0.864305555555556</text:p>
              </table:table-cell>
              <table:table-cell office:value-type="float" office:value="269.25">
                <text:p>26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431712962963">
                <text:p>0.86431712962963</text:p>
              </table:table-cell>
              <table:table-cell office:value-type="float" office:value="259.63">
                <text:p>25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4328703703704">
                <text:p>0.864328703703704</text:p>
              </table:table-cell>
              <table:table-cell office:value-type="float" office:value="258.75">
                <text:p>25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4340277777778">
                <text:p>0.864340277777778</text:p>
              </table:table-cell>
              <table:table-cell office:value-type="float" office:value="275.13">
                <text:p>27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4351851851852">
                <text:p>0.864351851851852</text:p>
              </table:table-cell>
              <table:table-cell office:value-type="float" office:value="288.5">
                <text:p>28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64363425925926">
                <text:p>0.864363425925926</text:p>
              </table:table-cell>
              <table:table-cell office:value-type="float" office:value="285.19">
                <text:p>28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4375">
                <text:p>0.864375</text:p>
              </table:table-cell>
              <table:table-cell office:value-type="float" office:value="283.31">
                <text:p>28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64386574074074">
                <text:p>0.864386574074074</text:p>
              </table:table-cell>
              <table:table-cell office:value-type="float" office:value="284.94">
                <text:p>284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64398148148148">
                <text:p>0.864398148148148</text:p>
              </table:table-cell>
              <table:table-cell office:value-type="float" office:value="275.75">
                <text:p>27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4409722222222">
                <text:p>0.864409722222222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64421296296296">
                <text:p>0.864421296296296</text:p>
              </table:table-cell>
              <table:table-cell office:value-type="float" office:value="255.63">
                <text:p>255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443287037037">
                <text:p>0.86443287037037</text:p>
              </table:table-cell>
              <table:table-cell office:value-type="float" office:value="274.44">
                <text:p>27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4456018518519">
                <text:p>0.864456018518519</text:p>
              </table:table-cell>
              <table:table-cell office:value-type="float" office:value="283.56">
                <text:p>28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4467592592593">
                <text:p>0.864467592592593</text:p>
              </table:table-cell>
              <table:table-cell office:value-type="float" office:value="274.5">
                <text:p>27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4479166666667">
                <text:p>0.864479166666667</text:p>
              </table:table-cell>
              <table:table-cell office:value-type="float" office:value="267.06">
                <text:p>26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4490740740741">
                <text:p>0.864490740740741</text:p>
              </table:table-cell>
              <table:table-cell office:value-type="float" office:value="244.88">
                <text:p>24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4502314814815">
                <text:p>0.864502314814815</text:p>
              </table:table-cell>
              <table:table-cell office:value-type="float" office:value="238.31">
                <text:p>23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64513888888889">
                <text:p>0.864513888888889</text:p>
              </table:table-cell>
              <table:table-cell office:value-type="float" office:value="212.25">
                <text:p>21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4525462962963">
                <text:p>0.864525462962963</text:p>
              </table:table-cell>
              <table:table-cell office:value-type="float" office:value="214.63">
                <text:p>21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4537037037037">
                <text:p>0.864537037037037</text:p>
              </table:table-cell>
              <table:table-cell office:value-type="float" office:value="211.56">
                <text:p>21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4548611111111">
                <text:p>0.864548611111111</text:p>
              </table:table-cell>
              <table:table-cell office:value-type="float" office:value="212.31">
                <text:p>21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4560185185185">
                <text:p>0.864560185185185</text:p>
              </table:table-cell>
              <table:table-cell office:value-type="float" office:value="207.31">
                <text:p>20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64571759259259">
                <text:p>0.864571759259259</text:p>
              </table:table-cell>
              <table:table-cell office:value-type="float" office:value="199.13">
                <text:p>19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190.44">
                <text:p>19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4594907407407">
                <text:p>0.864594907407407</text:p>
              </table:table-cell>
              <table:table-cell office:value-type="float" office:value="186.38">
                <text:p>18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4606481481481">
                <text:p>0.864606481481481</text:p>
              </table:table-cell>
              <table:table-cell office:value-type="float" office:value="185.13">
                <text:p>18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4618055555555">
                <text:p>0.864618055555555</text:p>
              </table:table-cell>
              <table:table-cell office:value-type="float" office:value="184.44">
                <text:p>18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6462962962963">
                <text:p>0.86462962962963</text:p>
              </table:table-cell>
              <table:table-cell office:value-type="float" office:value="184.69">
                <text:p>18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64641203703704">
                <text:p>0.864641203703704</text:p>
              </table:table-cell>
              <table:table-cell office:value-type="float" office:value="184.88">
                <text:p>18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4652777777778">
                <text:p>0.864652777777778</text:p>
              </table:table-cell>
              <table:table-cell office:value-type="float" office:value="185.44">
                <text:p>185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64664351851852">
                <text:p>0.864664351851852</text:p>
              </table:table-cell>
              <table:table-cell office:value-type="float" office:value="185.94">
                <text:p>18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4675925925926">
                <text:p>0.864675925925926</text:p>
              </table:table-cell>
              <table:table-cell office:value-type="float" office:value="187.75">
                <text:p>18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46875">
                <text:p>0.8646875</text:p>
              </table:table-cell>
              <table:table-cell office:value-type="float" office:value="167.94">
                <text:p>167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4699074074074">
                <text:p>0.864699074074074</text:p>
              </table:table-cell>
              <table:table-cell office:value-type="float" office:value="134.44">
                <text:p>13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4710648148148">
                <text:p>0.864710648148148</text:p>
              </table:table-cell>
              <table:table-cell office:value-type="float" office:value="100.87">
                <text:p>10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64722222222222">
                <text:p>0.864722222222222</text:p>
              </table:table-cell>
              <table:table-cell office:value-type="float" office:value="89.37">
                <text:p>8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64733796296296">
                <text:p>0.864733796296296</text:p>
              </table:table-cell>
              <table:table-cell office:value-type="float" office:value="84.62">
                <text:p>84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6474537037037">
                <text:p>0.86474537037037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4756944444444">
                <text:p>0.864756944444444</text:p>
              </table:table-cell>
              <table:table-cell office:value-type="float" office:value="83.12">
                <text:p>8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64768518518519">
                <text:p>0.864768518518519</text:p>
              </table:table-cell>
              <table:table-cell office:value-type="float" office:value="132.63">
                <text:p>13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4780092592592">
                <text:p>0.864780092592592</text:p>
              </table:table-cell>
              <table:table-cell office:value-type="float" office:value="186.25">
                <text:p>18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4791666666667">
                <text:p>0.864791666666667</text:p>
              </table:table-cell>
              <table:table-cell office:value-type="float" office:value="189.38">
                <text:p>18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64803240740741">
                <text:p>0.864803240740741</text:p>
              </table:table-cell>
              <table:table-cell office:value-type="float" office:value="189.69">
                <text:p>18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64814814814815">
                <text:p>0.864814814814815</text:p>
              </table:table-cell>
              <table:table-cell office:value-type="float" office:value="176.38">
                <text:p>17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64826388888889">
                <text:p>0.864826388888889</text:p>
              </table:table-cell>
              <table:table-cell office:value-type="float" office:value="182.19">
                <text:p>18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64837962962963">
                <text:p>0.864837962962963</text:p>
              </table:table-cell>
              <table:table-cell office:value-type="float" office:value="195.94">
                <text:p>19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4849537037037">
                <text:p>0.864849537037037</text:p>
              </table:table-cell>
              <table:table-cell office:value-type="float" office:value="180.13">
                <text:p>180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4861111111111">
                <text:p>0.864861111111111</text:p>
              </table:table-cell>
              <table:table-cell office:value-type="float" office:value="188.06">
                <text:p>188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4872685185185">
                <text:p>0.864872685185185</text:p>
              </table:table-cell>
              <table:table-cell office:value-type="float" office:value="189.56">
                <text:p>189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64884259259259">
                <text:p>0.864884259259259</text:p>
              </table:table-cell>
              <table:table-cell office:value-type="float" office:value="189.56">
                <text:p>189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4895833333333">
                <text:p>0.864895833333333</text:p>
              </table:table-cell>
              <table:table-cell office:value-type="float" office:value="186.69">
                <text:p>186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4907407407407">
                <text:p>0.864907407407407</text:p>
              </table:table-cell>
              <table:table-cell office:value-type="float" office:value="189.13">
                <text:p>189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64918981481481">
                <text:p>0.864918981481481</text:p>
              </table:table-cell>
              <table:table-cell office:value-type="float" office:value="184.31">
                <text:p>184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4930555555556">
                <text:p>0.864930555555556</text:p>
              </table:table-cell>
              <table:table-cell office:value-type="float" office:value="184.81">
                <text:p>184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64942129629629">
                <text:p>0.864942129629629</text:p>
              </table:table-cell>
              <table:table-cell office:value-type="float" office:value="186.19">
                <text:p>186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64953703703704">
                <text:p>0.864953703703704</text:p>
              </table:table-cell>
              <table:table-cell office:value-type="float" office:value="186.31">
                <text:p>186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4965277777778">
                <text:p>0.864965277777778</text:p>
              </table:table-cell>
              <table:table-cell office:value-type="float" office:value="183.88">
                <text:p>183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4976851851852">
                <text:p>0.864976851851852</text:p>
              </table:table-cell>
              <table:table-cell office:value-type="float" office:value="184.69">
                <text:p>184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4988425925926">
                <text:p>0.864988425925926</text:p>
              </table:table-cell>
              <table:table-cell office:value-type="float" office:value="188.81">
                <text:p>188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65">
                <text:p>0.865</text:p>
              </table:table-cell>
              <table:table-cell office:value-type="float" office:value="189.13">
                <text:p>189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5011574074074">
                <text:p>0.865011574074074</text:p>
              </table:table-cell>
              <table:table-cell office:value-type="float" office:value="188.31">
                <text:p>188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5023148148148">
                <text:p>0.865023148148148</text:p>
              </table:table-cell>
              <table:table-cell office:value-type="float" office:value="184.75">
                <text:p>184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5034722222222">
                <text:p>0.865034722222222</text:p>
              </table:table-cell>
              <table:table-cell office:value-type="float" office:value="182.25">
                <text:p>182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5046296296296">
                <text:p>0.865046296296296</text:p>
              </table:table-cell>
              <table:table-cell office:value-type="float" office:value="185.69">
                <text:p>185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505787037037">
                <text:p>0.86505787037037</text:p>
              </table:table-cell>
              <table:table-cell office:value-type="float" office:value="186.31">
                <text:p>186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5069444444444">
                <text:p>0.865069444444444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5081018518518">
                <text:p>0.865081018518518</text:p>
              </table:table-cell>
              <table:table-cell office:value-type="float" office:value="183.25">
                <text:p>183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65092592592593">
                <text:p>0.865092592592593</text:p>
              </table:table-cell>
              <table:table-cell office:value-type="float" office:value="183.81">
                <text:p>183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65104166666667">
                <text:p>0.865104166666667</text:p>
              </table:table-cell>
              <table:table-cell office:value-type="float" office:value="183.19">
                <text:p>183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65115740740741">
                <text:p>0.865115740740741</text:p>
              </table:table-cell>
              <table:table-cell office:value-type="float" office:value="188.69">
                <text:p>188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5138888888889">
                <text:p>0.865138888888889</text:p>
              </table:table-cell>
              <table:table-cell office:value-type="float" office:value="187.69">
                <text:p>187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65150462962963">
                <text:p>0.865150462962963</text:p>
              </table:table-cell>
              <table:table-cell office:value-type="float" office:value="192.44">
                <text:p>192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65162037037037">
                <text:p>0.865162037037037</text:p>
              </table:table-cell>
              <table:table-cell office:value-type="float" office:value="196.88">
                <text:p>196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5173611111111">
                <text:p>0.865173611111111</text:p>
              </table:table-cell>
              <table:table-cell office:value-type="float" office:value="195.38">
                <text:p>195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65185185185185">
                <text:p>0.865185185185185</text:p>
              </table:table-cell>
              <table:table-cell office:value-type="float" office:value="194.13">
                <text:p>194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65196759259259">
                <text:p>0.865196759259259</text:p>
              </table:table-cell>
              <table:table-cell office:value-type="float" office:value="196.31">
                <text:p>196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65208333333333">
                <text:p>0.865208333333333</text:p>
              </table:table-cell>
              <table:table-cell office:value-type="float" office:value="190.38">
                <text:p>190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65219907407407">
                <text:p>0.865219907407407</text:p>
              </table:table-cell>
              <table:table-cell office:value-type="float" office:value="192.44">
                <text:p>192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5231481481481">
                <text:p>0.865231481481481</text:p>
              </table:table-cell>
              <table:table-cell office:value-type="float" office:value="190.25">
                <text:p>190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5243055555556">
                <text:p>0.865243055555556</text:p>
              </table:table-cell>
              <table:table-cell office:value-type="float" office:value="188.75">
                <text:p>188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6525462962963">
                <text:p>0.86525462962963</text:p>
              </table:table-cell>
              <table:table-cell office:value-type="float" office:value="188.88">
                <text:p>188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5266203703704">
                <text:p>0.865266203703704</text:p>
              </table:table-cell>
              <table:table-cell office:value-type="float" office:value="184.81">
                <text:p>184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5277777777778">
                <text:p>0.865277777777778</text:p>
              </table:table-cell>
              <table:table-cell office:value-type="float" office:value="185.5">
                <text:p>185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65289351851852">
                <text:p>0.865289351851852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65300925925926">
                <text:p>0.865300925925926</text:p>
              </table:table-cell>
              <table:table-cell office:value-type="float" office:value="183.94">
                <text:p>183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53125">
                <text:p>0.8653125</text:p>
              </table:table-cell>
              <table:table-cell office:value-type="float" office:value="186.56">
                <text:p>186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65324074074074">
                <text:p>0.865324074074074</text:p>
              </table:table-cell>
              <table:table-cell office:value-type="float" office:value="183.13">
                <text:p>183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5335648148148">
                <text:p>0.865335648148148</text:p>
              </table:table-cell>
              <table:table-cell office:value-type="float" office:value="181.38">
                <text:p>181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65347222222222">
                <text:p>0.865347222222222</text:p>
              </table:table-cell>
              <table:table-cell office:value-type="float" office:value="182.81">
                <text:p>182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5358796296296">
                <text:p>0.865358796296296</text:p>
              </table:table-cell>
              <table:table-cell office:value-type="float" office:value="186.13">
                <text:p>186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537037037037">
                <text:p>0.86537037037037</text:p>
              </table:table-cell>
              <table:table-cell office:value-type="float" office:value="181.31">
                <text:p>181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65381944444444">
                <text:p>0.865381944444444</text:p>
              </table:table-cell>
              <table:table-cell office:value-type="float" office:value="184.06">
                <text:p>184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65393518518519">
                <text:p>0.865393518518519</text:p>
              </table:table-cell>
              <table:table-cell office:value-type="float" office:value="182.19">
                <text:p>182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65405092592593">
                <text:p>0.865405092592593</text:p>
              </table:table-cell>
              <table:table-cell office:value-type="float" office:value="183.19">
                <text:p>183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65416666666667">
                <text:p>0.865416666666667</text:p>
              </table:table-cell>
              <table:table-cell office:value-type="float" office:value="183.19">
                <text:p>183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65428240740741">
                <text:p>0.865428240740741</text:p>
              </table:table-cell>
              <table:table-cell office:value-type="float" office:value="189.31">
                <text:p>189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65439814814815">
                <text:p>0.865439814814815</text:p>
              </table:table-cell>
              <table:table-cell office:value-type="float" office:value="186.25">
                <text:p>186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65451388888889">
                <text:p>0.865451388888889</text:p>
              </table:table-cell>
              <table:table-cell office:value-type="float" office:value="182.06">
                <text:p>182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65462962962963">
                <text:p>0.865462962962963</text:p>
              </table:table-cell>
              <table:table-cell office:value-type="float" office:value="183.25">
                <text:p>183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65474537037037">
                <text:p>0.865474537037037</text:p>
              </table:table-cell>
              <table:table-cell office:value-type="float" office:value="182.63">
                <text:p>182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65486111111111">
                <text:p>0.865486111111111</text:p>
              </table:table-cell>
              <table:table-cell office:value-type="float" office:value="181.25">
                <text:p>181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5497685185185">
                <text:p>0.865497685185185</text:p>
              </table:table-cell>
              <table:table-cell office:value-type="float" office:value="183.06">
                <text:p>183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65509259259259">
                <text:p>0.865509259259259</text:p>
              </table:table-cell>
              <table:table-cell office:value-type="float" office:value="183.94">
                <text:p>183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65520833333333">
                <text:p>0.865520833333333</text:p>
              </table:table-cell>
              <table:table-cell office:value-type="float" office:value="182.44">
                <text:p>182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65532407407407">
                <text:p>0.865532407407407</text:p>
              </table:table-cell>
              <table:table-cell office:value-type="float" office:value="183.44">
                <text:p>183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65543981481481">
                <text:p>0.865543981481481</text:p>
              </table:table-cell>
              <table:table-cell office:value-type="float" office:value="181.88">
                <text:p>181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65555555555556">
                <text:p>0.865555555555556</text:p>
              </table:table-cell>
              <table:table-cell office:value-type="float" office:value="179.44">
                <text:p>179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6556712962963">
                <text:p>0.86556712962963</text:p>
              </table:table-cell>
              <table:table-cell office:value-type="float" office:value="177.06">
                <text:p>177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65578703703704">
                <text:p>0.865578703703704</text:p>
              </table:table-cell>
              <table:table-cell office:value-type="float" office:value="179.63">
                <text:p>179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65590277777778">
                <text:p>0.865590277777778</text:p>
              </table:table-cell>
              <table:table-cell office:value-type="float" office:value="181.81">
                <text:p>181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65601851851852">
                <text:p>0.865601851851852</text:p>
              </table:table-cell>
              <table:table-cell office:value-type="float" office:value="182.88">
                <text:p>182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65613425925926">
                <text:p>0.865613425925926</text:p>
              </table:table-cell>
              <table:table-cell office:value-type="float" office:value="180.75">
                <text:p>180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65625">
                <text:p>0.865625</text:p>
              </table:table-cell>
              <table:table-cell office:value-type="float" office:value="177.25">
                <text:p>177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65636574074074">
                <text:p>0.865636574074074</text:p>
              </table:table-cell>
              <table:table-cell office:value-type="float" office:value="176.81">
                <text:p>176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65648148148148">
                <text:p>0.865648148148148</text:p>
              </table:table-cell>
              <table:table-cell office:value-type="float" office:value="177.25">
                <text:p>177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65659722222222">
                <text:p>0.86565972222222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65671296296296">
                <text:p>0.865671296296296</text:p>
              </table:table-cell>
              <table:table-cell office:value-type="float" office:value="186.31">
                <text:p>186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6568287037037">
                <text:p>0.86568287037037</text:p>
              </table:table-cell>
              <table:table-cell office:value-type="float" office:value="188.13">
                <text:p>188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65694444444444">
                <text:p>0.865694444444444</text:p>
              </table:table-cell>
              <table:table-cell office:value-type="float" office:value="184.88">
                <text:p>184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65706018518518">
                <text:p>0.865706018518518</text:p>
              </table:table-cell>
              <table:table-cell office:value-type="float" office:value="182.94">
                <text:p>182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5717592592593">
                <text:p>0.865717592592593</text:p>
              </table:table-cell>
              <table:table-cell office:value-type="float" office:value="178.38">
                <text:p>178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5729166666667">
                <text:p>0.865729166666667</text:p>
              </table:table-cell>
              <table:table-cell office:value-type="float" office:value="175.94">
                <text:p>175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65740740740741">
                <text:p>0.865740740740741</text:p>
              </table:table-cell>
              <table:table-cell office:value-type="float" office:value="173.06">
                <text:p>173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65752314814815">
                <text:p>0.865752314814815</text:p>
              </table:table-cell>
              <table:table-cell office:value-type="float" office:value="171.19">
                <text:p>171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5763888888889">
                <text:p>0.865763888888889</text:p>
              </table:table-cell>
              <table:table-cell office:value-type="float" office:value="173.56">
                <text:p>173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65787037037037">
                <text:p>0.865787037037037</text:p>
              </table:table-cell>
              <table:table-cell office:value-type="float" office:value="172.25">
                <text:p>172.2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65798611111111">
                <text:p>0.865798611111111</text:p>
              </table:table-cell>
              <table:table-cell office:value-type="float" office:value="155.69">
                <text:p>155.69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5810185185185">
                <text:p>0.86581018518518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65821759259259">
                <text:p>0.865821759259259</text:p>
              </table:table-cell>
              <table:table-cell office:value-type="float" office:value="105.5">
                <text:p>105.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65833333333333">
                <text:p>0.865833333333333</text:p>
              </table:table-cell>
              <table:table-cell office:value-type="float" office:value="92.25">
                <text:p>92.2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65844907407407">
                <text:p>0.865844907407407</text:p>
              </table:table-cell>
              <table:table-cell office:value-type="float" office:value="89.62">
                <text:p>89.62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5856481481482">
                <text:p>0.865856481481482</text:p>
              </table:table-cell>
              <table:table-cell office:value-type="float" office:value="87.81">
                <text:p>87.8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65868055555556">
                <text:p>0.865868055555556</text:p>
              </table:table-cell>
              <table:table-cell office:value-type="float" office:value="82.31">
                <text:p>82.3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6587962962963">
                <text:p>0.86587962962963</text:p>
              </table:table-cell>
              <table:table-cell office:value-type="float" office:value="82.37">
                <text:p>82.37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5891203703704">
                <text:p>0.865891203703704</text:p>
              </table:table-cell>
              <table:table-cell office:value-type="float" office:value="82.25">
                <text:p>82.2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65902777777778">
                <text:p>0.865902777777778</text:p>
              </table:table-cell>
              <table:table-cell office:value-type="float" office:value="79.87">
                <text:p>79.87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65914351851852">
                <text:p>0.865914351851852</text:p>
              </table:table-cell>
              <table:table-cell office:value-type="float" office:value="80.69">
                <text:p>80.69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65925925925926">
                <text:p>0.865925925925926</text:p>
              </table:table-cell>
              <table:table-cell office:value-type="float" office:value="83.37">
                <text:p>83.37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59375">
                <text:p>0.8659375</text:p>
              </table:table-cell>
              <table:table-cell office:value-type="float" office:value="81.19">
                <text:p>81.19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65949074074074">
                <text:p>0.865949074074074</text:p>
              </table:table-cell>
              <table:table-cell office:value-type="float" office:value="82.31">
                <text:p>82.3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65960648148148">
                <text:p>0.865960648148148</text:p>
              </table:table-cell>
              <table:table-cell office:value-type="float" office:value="79.19">
                <text:p>79.19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65972222222222">
                <text:p>0.865972222222222</text:p>
              </table:table-cell>
              <table:table-cell office:value-type="float" office:value="84.06">
                <text:p>84.06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65983796296296">
                <text:p>0.865983796296296</text:p>
              </table:table-cell>
              <table:table-cell office:value-type="float" office:value="83.06">
                <text:p>83.06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6599537037037">
                <text:p>0.86599537037037</text:p>
              </table:table-cell>
              <table:table-cell office:value-type="float" office:value="82.19">
                <text:p>82.19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66006944444444">
                <text:p>0.866006944444444</text:p>
              </table:table-cell>
              <table:table-cell office:value-type="float" office:value="99.44">
                <text:p>99.44</text:p>
              </table:table-cell>
              <table:table-cell office:value-type="float" office:value="NaN">
                <text:p>NaN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66018518518519">
                <text:p>0.866018518518519</text:p>
              </table:table-cell>
              <table:table-cell office:value-type="float" office:value="100.94">
                <text:p>100.94</text:p>
              </table:table-cell>
              <table:table-cell office:value-type="float" office:value="NaN">
                <text:p>NaN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66030092592593">
                <text:p>0.866030092592593</text:p>
              </table:table-cell>
              <table:table-cell office:value-type="float" office:value="106.25">
                <text:p>106.25</text:p>
              </table:table-cell>
              <table:table-cell office:value-type="float" office:value="NaN">
                <text:p>NaN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66041666666667">
                <text:p>0.866041666666667</text:p>
              </table:table-cell>
              <table:table-cell office:value-type="float" office:value="115.5">
                <text:p>115.5</text:p>
              </table:table-cell>
              <table:table-cell office:value-type="float" office:value="NaN">
                <text:p>NaN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66053240740741">
                <text:p>0.866053240740741</text:p>
              </table:table-cell>
              <table:table-cell office:value-type="float" office:value="116.81">
                <text:p>116.81</text:p>
              </table:table-cell>
              <table:table-cell office:value-type="float" office:value="NaN">
                <text:p>NaN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6064814814815">
                <text:p>0.866064814814815</text:p>
              </table:table-cell>
              <table:table-cell office:value-type="float" office:value="120.94">
                <text:p>120.94</text:p>
              </table:table-cell>
              <table:table-cell office:value-type="float" office:value="NaN">
                <text:p>NaN</text:p>
              </table:table-cell>
              <table:table-cell office:value-type="float" office:value="109.8">
                <text:p>109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6076388888889">
                <text:p>0.866076388888889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66087962962963">
                <text:p>0.866087962962963</text:p>
              </table:table-cell>
              <table:table-cell office:value-type="float" office:value="126.25">
                <text:p>126.25</text:p>
              </table:table-cell>
              <table:table-cell office:value-type="float" office:value="NaN">
                <text:p>NaN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66099537037037">
                <text:p>0.866099537037037</text:p>
              </table:table-cell>
              <table:table-cell office:value-type="float" office:value="130.19">
                <text:p>130.19</text:p>
              </table:table-cell>
              <table:table-cell office:value-type="float" office:value="NaN">
                <text:p>NaN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66122685185185">
                <text:p>0.866122685185185</text:p>
              </table:table-cell>
              <table:table-cell office:value-type="float" office:value="136.94">
                <text:p>136.94</text:p>
              </table:table-cell>
              <table:table-cell office:value-type="float" office:value="NaN">
                <text:p>NaN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6134259259259">
                <text:p>0.866134259259259</text:p>
              </table:table-cell>
              <table:table-cell office:value-type="float" office:value="137.5">
                <text:p>137.5</text:p>
              </table:table-cell>
              <table:table-cell office:value-type="float" office:value="NaN">
                <text:p>NaN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6145833333333">
                <text:p>0.866145833333333</text:p>
              </table:table-cell>
              <table:table-cell office:value-type="float" office:value="137.63">
                <text:p>137.63</text:p>
              </table:table-cell>
              <table:table-cell office:value-type="float" office:value="NaN">
                <text:p>NaN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66157407407407">
                <text:p>0.866157407407407</text:p>
              </table:table-cell>
              <table:table-cell office:value-type="float" office:value="144.75">
                <text:p>144.75</text:p>
              </table:table-cell>
              <table:table-cell office:value-type="float" office:value="NaN">
                <text:p>NaN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6168981481481">
                <text:p>0.866168981481481</text:p>
              </table:table-cell>
              <table:table-cell office:value-type="float" office:value="146.75">
                <text:p>146.75</text:p>
              </table:table-cell>
              <table:table-cell office:value-type="float" office:value="NaN">
                <text:p>NaN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6180555555555">
                <text:p>0.866180555555555</text:p>
              </table:table-cell>
              <table:table-cell office:value-type="float" office:value="151.31">
                <text:p>151.31</text:p>
              </table:table-cell>
              <table:table-cell office:value-type="float" office:value="NaN">
                <text:p>NaN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619212962963">
                <text:p>0.86619212962963</text:p>
              </table:table-cell>
              <table:table-cell office:value-type="float" office:value="152.88">
                <text:p>152.88</text:p>
              </table:table-cell>
              <table:table-cell office:value-type="float" office:value="NaN">
                <text:p>NaN</text:p>
              </table:table-cell>
              <table:table-cell office:value-type="float" office:value="146.1">
                <text:p>146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6203703703704">
                <text:p>0.866203703703704</text:p>
              </table:table-cell>
              <table:table-cell office:value-type="float" office:value="152.19">
                <text:p>152.19</text:p>
              </table:table-cell>
              <table:table-cell office:value-type="float" office:value="NaN">
                <text:p>NaN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6215277777778">
                <text:p>0.866215277777778</text:p>
              </table:table-cell>
              <table:table-cell office:value-type="float" office:value="151.5">
                <text:p>151.5</text:p>
              </table:table-cell>
              <table:table-cell office:value-type="float" office:value="NaN">
                <text:p>NaN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6226851851852">
                <text:p>0.866226851851852</text:p>
              </table:table-cell>
              <table:table-cell office:value-type="float" office:value="158.69">
                <text:p>158.69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6238425925926">
                <text:p>0.866238425925926</text:p>
              </table:table-cell>
              <table:table-cell office:value-type="float" office:value="164.38">
                <text:p>164.38</text:p>
              </table:table-cell>
              <table:table-cell office:value-type="float" office:value="NaN">
                <text:p>NaN</text:p>
              </table:table-cell>
              <table:table-cell office:value-type="float" office:value="159.3">
                <text:p>159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625">
                <text:p>0.86625</text:p>
              </table:table-cell>
              <table:table-cell office:value-type="float" office:value="162.06">
                <text:p>162.06</text:p>
              </table:table-cell>
              <table:table-cell office:value-type="float" office:value="NaN">
                <text:p>NaN</text:p>
              </table:table-cell>
              <table:table-cell office:value-type="float" office:value="162.6">
                <text:p>162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6261574074074">
                <text:p>0.866261574074074</text:p>
              </table:table-cell>
              <table:table-cell office:value-type="float" office:value="170.19">
                <text:p>170.19</text:p>
              </table:table-cell>
              <table:table-cell office:value-type="float" office:value="NaN">
                <text:p>NaN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6273148148148">
                <text:p>0.86627314814814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6284722222222">
                <text:p>0.866284722222222</text:p>
              </table:table-cell>
              <table:table-cell office:value-type="float" office:value="175.38">
                <text:p>175.38</text:p>
              </table:table-cell>
              <table:table-cell office:value-type="float" office:value="NaN">
                <text:p>NaN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66296296296296">
                <text:p>0.866296296296296</text:p>
              </table:table-cell>
              <table:table-cell office:value-type="float" office:value="175.63">
                <text:p>175.63</text:p>
              </table:table-cell>
              <table:table-cell office:value-type="float" office:value="NaN">
                <text:p>NaN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630787037037">
                <text:p>0.86630787037037</text:p>
              </table:table-cell>
              <table:table-cell office:value-type="float" office:value="174.19">
                <text:p>174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6319444444444">
                <text:p>0.866319444444444</text:p>
              </table:table-cell>
              <table:table-cell office:value-type="float" office:value="180.94">
                <text:p>180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66331018518519">
                <text:p>0.866331018518519</text:p>
              </table:table-cell>
              <table:table-cell office:value-type="float" office:value="183.5">
                <text:p>183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6342592592593">
                <text:p>0.866342592592593</text:p>
              </table:table-cell>
              <table:table-cell office:value-type="float" office:value="179.5">
                <text:p>179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6354166666667">
                <text:p>0.866354166666667</text:p>
              </table:table-cell>
              <table:table-cell office:value-type="float" office:value="177.31">
                <text:p>177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6365740740741">
                <text:p>0.866365740740741</text:p>
              </table:table-cell>
              <table:table-cell office:value-type="float" office:value="177.19">
                <text:p>177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6388888888889">
                <text:p>0.866388888888889</text:p>
              </table:table-cell>
              <table:table-cell office:value-type="float" office:value="182.25">
                <text:p>182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66400462962963">
                <text:p>0.866400462962963</text:p>
              </table:table-cell>
              <table:table-cell office:value-type="float" office:value="187.63">
                <text:p>187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66412037037037">
                <text:p>0.866412037037037</text:p>
              </table:table-cell>
              <table:table-cell office:value-type="float" office:value="186.06">
                <text:p>186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66423611111111">
                <text:p>0.866423611111111</text:p>
              </table:table-cell>
              <table:table-cell office:value-type="float" office:value="183.75">
                <text:p>183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66435185185185">
                <text:p>0.866435185185185</text:p>
              </table:table-cell>
              <table:table-cell office:value-type="float" office:value="184.5">
                <text:p>184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66446759259259">
                <text:p>0.866446759259259</text:p>
              </table:table-cell>
              <table:table-cell office:value-type="float" office:value="183.63">
                <text:p>183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66458333333333">
                <text:p>0.866458333333333</text:p>
              </table:table-cell>
              <table:table-cell office:value-type="float" office:value="179.06">
                <text:p>179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6469907407407">
                <text:p>0.866469907407407</text:p>
              </table:table-cell>
              <table:table-cell office:value-type="float" office:value="174.75">
                <text:p>174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481481481481">
                <text:p>0.866481481481481</text:p>
              </table:table-cell>
              <table:table-cell office:value-type="float" office:value="179.56">
                <text:p>179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66493055555556">
                <text:p>0.866493055555556</text:p>
              </table:table-cell>
              <table:table-cell office:value-type="float" office:value="180.81">
                <text:p>180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6650462962963">
                <text:p>0.86650462962963</text:p>
              </table:table-cell>
              <table:table-cell office:value-type="float" office:value="184.06">
                <text:p>184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6516203703704">
                <text:p>0.866516203703704</text:p>
              </table:table-cell>
              <table:table-cell office:value-type="float" office:value="181.31">
                <text:p>181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6527777777778">
                <text:p>0.866527777777778</text:p>
              </table:table-cell>
              <table:table-cell office:value-type="float" office:value="181.25">
                <text:p>181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6539351851852">
                <text:p>0.866539351851852</text:p>
              </table:table-cell>
              <table:table-cell office:value-type="float" office:value="181.38">
                <text:p>181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66550925925926">
                <text:p>0.866550925925926</text:p>
              </table:table-cell>
              <table:table-cell office:value-type="float" office:value="179.38">
                <text:p>179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665625">
                <text:p>0.8665625</text:p>
              </table:table-cell>
              <table:table-cell office:value-type="float" office:value="180.63">
                <text:p>180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66574074074074">
                <text:p>0.866574074074074</text:p>
              </table:table-cell>
              <table:table-cell office:value-type="float" office:value="181.88">
                <text:p>181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66585648148148">
                <text:p>0.866585648148148</text:p>
              </table:table-cell>
              <table:table-cell office:value-type="float" office:value="180.94">
                <text:p>180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66597222222222">
                <text:p>0.866597222222222</text:p>
              </table:table-cell>
              <table:table-cell office:value-type="float" office:value="180.56">
                <text:p>180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66608796296296">
                <text:p>0.866608796296296</text:p>
              </table:table-cell>
              <table:table-cell office:value-type="float" office:value="179.75">
                <text:p>179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6662037037037">
                <text:p>0.86662037037037</text:p>
              </table:table-cell>
              <table:table-cell office:value-type="float" office:value="179.75">
                <text:p>179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66631944444444">
                <text:p>0.866631944444444</text:p>
              </table:table-cell>
              <table:table-cell office:value-type="float" office:value="177.63">
                <text:p>177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66643518518518">
                <text:p>0.866643518518518</text:p>
              </table:table-cell>
              <table:table-cell office:value-type="float" office:value="180.31">
                <text:p>180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66655092592593">
                <text:p>0.866655092592593</text:p>
              </table:table-cell>
              <table:table-cell office:value-type="float" office:value="177.13">
                <text:p>177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79.69">
                <text:p>179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66678240740741">
                <text:p>0.866678240740741</text:p>
              </table:table-cell>
              <table:table-cell office:value-type="float" office:value="174.56">
                <text:p>174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66689814814815">
                <text:p>0.866689814814815</text:p>
              </table:table-cell>
              <table:table-cell office:value-type="float" office:value="172.5">
                <text:p>172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66701388888889">
                <text:p>0.866701388888889</text:p>
              </table:table-cell>
              <table:table-cell office:value-type="float" office:value="170.19">
                <text:p>170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66712962962963">
                <text:p>0.866712962962963</text:p>
              </table:table-cell>
              <table:table-cell office:value-type="float" office:value="169.25">
                <text:p>169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66724537037037">
                <text:p>0.866724537037037</text:p>
              </table:table-cell>
              <table:table-cell office:value-type="float" office:value="168.88">
                <text:p>168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66736111111111">
                <text:p>0.866736111111111</text:p>
              </table:table-cell>
              <table:table-cell office:value-type="float" office:value="172.31">
                <text:p>172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6747685185185">
                <text:p>0.866747685185185</text:p>
              </table:table-cell>
              <table:table-cell office:value-type="float" office:value="176.13">
                <text:p>176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66759259259259">
                <text:p>0.866759259259259</text:p>
              </table:table-cell>
              <table:table-cell office:value-type="float" office:value="177.38">
                <text:p>177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66770833333333">
                <text:p>0.866770833333333</text:p>
              </table:table-cell>
              <table:table-cell office:value-type="float" office:value="167.06">
                <text:p>167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66782407407407">
                <text:p>0.866782407407407</text:p>
              </table:table-cell>
              <table:table-cell office:value-type="float" office:value="174.63">
                <text:p>174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66793981481481">
                <text:p>0.8667939814814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66805555555556">
                <text:p>0.866805555555556</text:p>
              </table:table-cell>
              <table:table-cell office:value-type="float" office:value="188.63">
                <text:p>188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6681712962963">
                <text:p>0.86681712962963</text:p>
              </table:table-cell>
              <table:table-cell office:value-type="float" office:value="185.13">
                <text:p>185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66828703703704">
                <text:p>0.866828703703704</text:p>
              </table:table-cell>
              <table:table-cell office:value-type="float" office:value="182.75">
                <text:p>182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66840277777778">
                <text:p>0.866840277777778</text:p>
              </table:table-cell>
              <table:table-cell office:value-type="float" office:value="179.25">
                <text:p>179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66851851851852">
                <text:p>0.866851851851852</text:p>
              </table:table-cell>
              <table:table-cell office:value-type="float" office:value="178.88">
                <text:p>178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66863425925926">
                <text:p>0.866863425925926</text:p>
              </table:table-cell>
              <table:table-cell office:value-type="float" office:value="187.25">
                <text:p>187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66875">
                <text:p>0.866875</text:p>
              </table:table-cell>
              <table:table-cell office:value-type="float" office:value="190.81">
                <text:p>190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66886574074074">
                <text:p>0.866886574074074</text:p>
              </table:table-cell>
              <table:table-cell office:value-type="float" office:value="184.63">
                <text:p>184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66898148148148">
                <text:p>0.866898148148148</text:p>
              </table:table-cell>
              <table:table-cell office:value-type="float" office:value="184.06">
                <text:p>184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66909722222222">
                <text:p>0.866909722222222</text:p>
              </table:table-cell>
              <table:table-cell office:value-type="float" office:value="183.31">
                <text:p>183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66921296296296">
                <text:p>0.866921296296296</text:p>
              </table:table-cell>
              <table:table-cell office:value-type="float" office:value="185.19">
                <text:p>185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6693287037037">
                <text:p>0.86693287037037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66944444444444">
                <text:p>0.866944444444444</text:p>
              </table:table-cell>
              <table:table-cell office:value-type="float" office:value="188.31">
                <text:p>188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66956018518519">
                <text:p>0.866956018518519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66967592592593">
                <text:p>0.866967592592593</text:p>
              </table:table-cell>
              <table:table-cell office:value-type="float" office:value="199.75">
                <text:p>199.7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66979166666667">
                <text:p>0.866979166666667</text:p>
              </table:table-cell>
              <table:table-cell office:value-type="float" office:value="230.06">
                <text:p>230.0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66990740740741">
                <text:p>0.866990740740741</text:p>
              </table:table-cell>
              <table:table-cell office:value-type="float" office:value="263.06">
                <text:p>263.0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67013888888889">
                <text:p>0.867013888888889</text:p>
              </table:table-cell>
              <table:table-cell office:value-type="float" office:value="277.31">
                <text:p>277.3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67025462962963">
                <text:p>0.867025462962963</text:p>
              </table:table-cell>
              <table:table-cell office:value-type="float" office:value="276.19">
                <text:p>276.19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67037037037037">
                <text:p>0.867037037037037</text:p>
              </table:table-cell>
              <table:table-cell office:value-type="float" office:value="271.88">
                <text:p>271.8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67048611111111">
                <text:p>0.867048611111111</text:p>
              </table:table-cell>
              <table:table-cell office:value-type="float" office:value="267.44">
                <text:p>267.44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67060185185185">
                <text:p>0.867060185185185</text:p>
              </table:table-cell>
              <table:table-cell office:value-type="float" office:value="264.63">
                <text:p>264.6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67071759259259">
                <text:p>0.867071759259259</text:p>
              </table:table-cell>
              <table:table-cell office:value-type="float" office:value="263.5">
                <text:p>263.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67083333333333">
                <text:p>0.867083333333333</text:p>
              </table:table-cell>
              <table:table-cell office:value-type="float" office:value="263.19">
                <text:p>263.19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67094907407407">
                <text:p>0.867094907407407</text:p>
              </table:table-cell>
              <table:table-cell office:value-type="float" office:value="268.06">
                <text:p>268.0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67106481481481">
                <text:p>0.867106481481481</text:p>
              </table:table-cell>
              <table:table-cell office:value-type="float" office:value="268.13">
                <text:p>268.1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67118055555556">
                <text:p>0.867118055555556</text:p>
              </table:table-cell>
              <table:table-cell office:value-type="float" office:value="265.31">
                <text:p>265.3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6712962962963">
                <text:p>0.86712962962963</text:p>
              </table:table-cell>
              <table:table-cell office:value-type="float" office:value="263.88">
                <text:p>263.8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67141203703704">
                <text:p>0.867141203703704</text:p>
              </table:table-cell>
              <table:table-cell office:value-type="float" office:value="270.19">
                <text:p>270.19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67152777777778">
                <text:p>0.867152777777778</text:p>
              </table:table-cell>
              <table:table-cell office:value-type="float" office:value="271.06">
                <text:p>271.0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67164351851852">
                <text:p>0.867164351851852</text:p>
              </table:table-cell>
              <table:table-cell office:value-type="float" office:value="274.75">
                <text:p>274.7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67175925925926">
                <text:p>0.867175925925926</text:p>
              </table:table-cell>
              <table:table-cell office:value-type="float" office:value="271.5">
                <text:p>271.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671875">
                <text:p>0.8671875</text:p>
              </table:table-cell>
              <table:table-cell office:value-type="float" office:value="271.13">
                <text:p>271.1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67199074074074">
                <text:p>0.867199074074074</text:p>
              </table:table-cell>
              <table:table-cell office:value-type="float" office:value="274.38">
                <text:p>274.3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67210648148148">
                <text:p>0.867210648148148</text:p>
              </table:table-cell>
              <table:table-cell office:value-type="float" office:value="275.38">
                <text:p>275.3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67222222222222">
                <text:p>0.867222222222222</text:p>
              </table:table-cell>
              <table:table-cell office:value-type="float" office:value="275.81">
                <text:p>275.8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67233796296296">
                <text:p>0.867233796296296</text:p>
              </table:table-cell>
              <table:table-cell office:value-type="float" office:value="274.38">
                <text:p>274.3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6724537037037">
                <text:p>0.86724537037037</text:p>
              </table:table-cell>
              <table:table-cell office:value-type="float" office:value="274.25">
                <text:p>274.2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67256944444444">
                <text:p>0.867256944444444</text:p>
              </table:table-cell>
              <table:table-cell office:value-type="float" office:value="274.63">
                <text:p>274.6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67268518518518">
                <text:p>0.867268518518518</text:p>
              </table:table-cell>
              <table:table-cell office:value-type="float" office:value="277.31">
                <text:p>277.3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67280092592593">
                <text:p>0.867280092592593</text:p>
              </table:table-cell>
              <table:table-cell office:value-type="float" office:value="280.75">
                <text:p>280.7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67291666666667">
                <text:p>0.867291666666667</text:p>
              </table:table-cell>
              <table:table-cell office:value-type="float" office:value="276.81">
                <text:p>276.8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67303240740741">
                <text:p>0.867303240740741</text:p>
              </table:table-cell>
              <table:table-cell office:value-type="float" office:value="275.44">
                <text:p>275.44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7314814814815">
                <text:p>0.867314814814815</text:p>
              </table:table-cell>
              <table:table-cell office:value-type="float" office:value="273.25">
                <text:p>273.2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67326388888889">
                <text:p>0.867326388888889</text:p>
              </table:table-cell>
              <table:table-cell office:value-type="float" office:value="275.25">
                <text:p>275.2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67337962962963">
                <text:p>0.867337962962963</text:p>
              </table:table-cell>
              <table:table-cell office:value-type="float" office:value="274.56">
                <text:p>274.5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67349537037037">
                <text:p>0.867349537037037</text:p>
              </table:table-cell>
              <table:table-cell office:value-type="float" office:value="274.69">
                <text:p>274.69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67361111111111">
                <text:p>0.867361111111111</text:p>
              </table:table-cell>
              <table:table-cell office:value-type="float" office:value="269.5">
                <text:p>269.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67372685185185">
                <text:p>0.867372685185185</text:p>
              </table:table-cell>
              <table:table-cell office:value-type="float" office:value="275.94">
                <text:p>275.94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67384259259259">
                <text:p>0.867384259259259</text:p>
              </table:table-cell>
              <table:table-cell office:value-type="float" office:value="279.63">
                <text:p>279.6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67395833333333">
                <text:p>0.867395833333333</text:p>
              </table:table-cell>
              <table:table-cell office:value-type="float" office:value="280.94">
                <text:p>280.94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67407407407407">
                <text:p>0.867407407407407</text:p>
              </table:table-cell>
              <table:table-cell office:value-type="float" office:value="277.88">
                <text:p>277.8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67418981481481">
                <text:p>0.867418981481481</text:p>
              </table:table-cell>
              <table:table-cell office:value-type="float" office:value="275.31">
                <text:p>275.3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67430555555556">
                <text:p>0.867430555555556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6744212962963">
                <text:p>0.86744212962963</text:p>
              </table:table-cell>
              <table:table-cell office:value-type="float" office:value="271.56">
                <text:p>271.5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67453703703704">
                <text:p>0.867453703703704</text:p>
              </table:table-cell>
              <table:table-cell office:value-type="float" office:value="279.75">
                <text:p>279.7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67465277777778">
                <text:p>0.867465277777778</text:p>
              </table:table-cell>
              <table:table-cell office:value-type="float" office:value="276.75">
                <text:p>276.7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67476851851852">
                <text:p>0.867476851851852</text:p>
              </table:table-cell>
              <table:table-cell office:value-type="float" office:value="273.69">
                <text:p>273.69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67488425925926">
                <text:p>0.867488425925926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675">
                <text:p>0.8675</text:p>
              </table:table-cell>
              <table:table-cell office:value-type="float" office:value="265.13">
                <text:p>265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67511574074074">
                <text:p>0.867511574074074</text:p>
              </table:table-cell>
              <table:table-cell office:value-type="float" office:value="246.13">
                <text:p>246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67523148148148">
                <text:p>0.867523148148148</text:p>
              </table:table-cell>
              <table:table-cell office:value-type="float" office:value="227.88">
                <text:p>227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67534722222222">
                <text:p>0.867534722222222</text:p>
              </table:table-cell>
              <table:table-cell office:value-type="float" office:value="217.13">
                <text:p>217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67546296296296">
                <text:p>0.867546296296296</text:p>
              </table:table-cell>
              <table:table-cell office:value-type="float" office:value="202.44">
                <text:p>202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6755787037037">
                <text:p>0.86755787037037</text:p>
              </table:table-cell>
              <table:table-cell office:value-type="float" office:value="187.63">
                <text:p>187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67569444444444">
                <text:p>0.867569444444444</text:p>
              </table:table-cell>
              <table:table-cell office:value-type="float" office:value="188.88">
                <text:p>188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67581018518519">
                <text:p>0.86758101851851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67592592592593">
                <text:p>0.867592592592593</text:p>
              </table:table-cell>
              <table:table-cell office:value-type="float" office:value="184.75">
                <text:p>184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67604166666667">
                <text:p>0.867604166666667</text:p>
              </table:table-cell>
              <table:table-cell office:value-type="float" office:value="182.31">
                <text:p>182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67615740740741">
                <text:p>0.867615740740741</text:p>
              </table:table-cell>
              <table:table-cell office:value-type="float" office:value="179.06">
                <text:p>179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67638888888889">
                <text:p>0.867638888888889</text:p>
              </table:table-cell>
              <table:table-cell office:value-type="float" office:value="184.5">
                <text:p>184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67650462962963">
                <text:p>0.867650462962963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67662037037037">
                <text:p>0.867662037037037</text:p>
              </table:table-cell>
              <table:table-cell office:value-type="float" office:value="186.19">
                <text:p>186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67673611111111">
                <text:p>0.867673611111111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67685185185185">
                <text:p>0.867685185185185</text:p>
              </table:table-cell>
              <table:table-cell office:value-type="float" office:value="197.38">
                <text:p>197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67696759259259">
                <text:p>0.867696759259259</text:p>
              </table:table-cell>
              <table:table-cell office:value-type="float" office:value="192.81">
                <text:p>192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67708333333333">
                <text:p>0.867708333333333</text:p>
              </table:table-cell>
              <table:table-cell office:value-type="float" office:value="186.44">
                <text:p>186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67719907407408">
                <text:p>0.867719907407408</text:p>
              </table:table-cell>
              <table:table-cell office:value-type="float" office:value="182.13">
                <text:p>182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67731481481481">
                <text:p>0.867731481481481</text:p>
              </table:table-cell>
              <table:table-cell office:value-type="float" office:value="180.5">
                <text:p>180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67743055555555">
                <text:p>0.867743055555555</text:p>
              </table:table-cell>
              <table:table-cell office:value-type="float" office:value="178.25">
                <text:p>178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6775462962963">
                <text:p>0.86775462962963</text:p>
              </table:table-cell>
              <table:table-cell office:value-type="float" office:value="181.75">
                <text:p>181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67766203703704">
                <text:p>0.867766203703704</text:p>
              </table:table-cell>
              <table:table-cell office:value-type="float" office:value="182.63">
                <text:p>182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67777777777778">
                <text:p>0.867777777777778</text:p>
              </table:table-cell>
              <table:table-cell office:value-type="float" office:value="186.63">
                <text:p>186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67789351851852">
                <text:p>0.867789351851852</text:p>
              </table:table-cell>
              <table:table-cell office:value-type="float" office:value="190.94">
                <text:p>190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67800925925926">
                <text:p>0.867800925925926</text:p>
              </table:table-cell>
              <table:table-cell office:value-type="float" office:value="182.25">
                <text:p>182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678125">
                <text:p>0.8678125</text:p>
              </table:table-cell>
              <table:table-cell office:value-type="float" office:value="186.75">
                <text:p>186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67824074074074">
                <text:p>0.867824074074074</text:p>
              </table:table-cell>
              <table:table-cell office:value-type="float" office:value="185.44">
                <text:p>185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67835648148148">
                <text:p>0.867835648148148</text:p>
              </table:table-cell>
              <table:table-cell office:value-type="float" office:value="182.63">
                <text:p>182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7847222222222">
                <text:p>0.867847222222222</text:p>
              </table:table-cell>
              <table:table-cell office:value-type="float" office:value="181.25">
                <text:p>181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67858796296296">
                <text:p>0.867858796296296</text:p>
              </table:table-cell>
              <table:table-cell office:value-type="float" office:value="182.38">
                <text:p>182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6787037037037">
                <text:p>0.86787037037037</text:p>
              </table:table-cell>
              <table:table-cell office:value-type="float" office:value="192.13">
                <text:p>192.1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67881944444444">
                <text:p>0.867881944444444</text:p>
              </table:table-cell>
              <table:table-cell office:value-type="float" office:value="214.25">
                <text:p>214.2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67893518518518">
                <text:p>0.867893518518518</text:p>
              </table:table-cell>
              <table:table-cell office:value-type="float" office:value="229.06">
                <text:p>229.0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67905092592593">
                <text:p>0.867905092592593</text:p>
              </table:table-cell>
              <table:table-cell office:value-type="float" office:value="249.38">
                <text:p>249.3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67916666666667">
                <text:p>0.867916666666667</text:p>
              </table:table-cell>
              <table:table-cell office:value-type="float" office:value="268.31">
                <text:p>268.3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67928240740741">
                <text:p>0.867928240740741</text:p>
              </table:table-cell>
              <table:table-cell office:value-type="float" office:value="266.69">
                <text:p>266.69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67939814814815">
                <text:p>0.867939814814815</text:p>
              </table:table-cell>
              <table:table-cell office:value-type="float" office:value="266.69">
                <text:p>266.69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67951388888889">
                <text:p>0.867951388888889</text:p>
              </table:table-cell>
              <table:table-cell office:value-type="float" office:value="270.63">
                <text:p>270.6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67962962962963">
                <text:p>0.867962962962963</text:p>
              </table:table-cell>
              <table:table-cell office:value-type="float" office:value="274.06">
                <text:p>274.0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67974537037037">
                <text:p>0.867974537037037</text:p>
              </table:table-cell>
              <table:table-cell office:value-type="float" office:value="273.25">
                <text:p>273.25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67986111111111">
                <text:p>0.867986111111111</text:p>
              </table:table-cell>
              <table:table-cell office:value-type="float" office:value="271.38">
                <text:p>271.3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67997685185185">
                <text:p>0.867997685185185</text:p>
              </table:table-cell>
              <table:table-cell office:value-type="float" office:value="272.13">
                <text:p>272.1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68009259259259">
                <text:p>0.868009259259259</text:p>
              </table:table-cell>
              <table:table-cell office:value-type="float" office:value="273.63">
                <text:p>273.6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68020833333333">
                <text:p>0.868020833333333</text:p>
              </table:table-cell>
              <table:table-cell office:value-type="float" office:value="275.06">
                <text:p>275.0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8032407407407">
                <text:p>0.868032407407407</text:p>
              </table:table-cell>
              <table:table-cell office:value-type="float" office:value="276.31">
                <text:p>276.3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8043981481481">
                <text:p>0.868043981481481</text:p>
              </table:table-cell>
              <table:table-cell office:value-type="float" office:value="272.31">
                <text:p>272.3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68055555555556">
                <text:p>0.868055555555556</text:p>
              </table:table-cell>
              <table:table-cell office:value-type="float" office:value="275.06">
                <text:p>275.0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6806712962963">
                <text:p>0.86806712962963</text:p>
              </table:table-cell>
              <table:table-cell office:value-type="float" office:value="268.31">
                <text:p>268.3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68078703703704">
                <text:p>0.868078703703704</text:p>
              </table:table-cell>
              <table:table-cell office:value-type="float" office:value="264.06">
                <text:p>264.0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68090277777778">
                <text:p>0.868090277777778</text:p>
              </table:table-cell>
              <table:table-cell office:value-type="float" office:value="258.31">
                <text:p>258.3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68101851851852">
                <text:p>0.868101851851852</text:p>
              </table:table-cell>
              <table:table-cell office:value-type="float" office:value="258.88">
                <text:p>258.8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68113425925926">
                <text:p>0.868113425925926</text:p>
              </table:table-cell>
              <table:table-cell office:value-type="float" office:value="266.69">
                <text:p>266.69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68125">
                <text:p>0.868125</text:p>
              </table:table-cell>
              <table:table-cell office:value-type="float" office:value="286.94">
                <text:p>286.94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68136574074074">
                <text:p>0.868136574074074</text:p>
              </table:table-cell>
              <table:table-cell office:value-type="float" office:value="327.69">
                <text:p>327.69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68148148148148">
                <text:p>0.868148148148148</text:p>
              </table:table-cell>
              <table:table-cell office:value-type="float" office:value="347.75">
                <text:p>347.75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68159722222222">
                <text:p>0.868159722222222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68171296296296">
                <text:p>0.868171296296296</text:p>
              </table:table-cell>
              <table:table-cell office:value-type="float" office:value="358.44">
                <text:p>358.44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6818287037037">
                <text:p>0.86818287037037</text:p>
              </table:table-cell>
              <table:table-cell office:value-type="float" office:value="353.38">
                <text:p>353.38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68206018518518">
                <text:p>0.868206018518518</text:p>
              </table:table-cell>
              <table:table-cell office:value-type="float" office:value="2.63">
                <text:p>2.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68217592592593">
                <text:p>0.868217592592593</text:p>
              </table:table-cell>
              <table:table-cell office:value-type="float" office:value="4.31">
                <text:p>4.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68229166666667">
                <text:p>0.868229166666667</text:p>
              </table:table-cell>
              <table:table-cell office:value-type="float" office:value="4.56">
                <text:p>4.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68240740740741">
                <text:p>0.868240740740741</text:p>
              </table:table-cell>
              <table:table-cell office:value-type="float" office:value="5.19">
                <text:p>5.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68252314814815">
                <text:p>0.868252314814815</text:p>
              </table:table-cell>
              <table:table-cell office:value-type="float" office:value="2.44">
                <text:p>2.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68263888888889">
                <text:p>0.86826388888888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68275462962963">
                <text:p>0.86827546296296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68287037037037">
                <text:p>0.86828703703703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68298611111111">
                <text:p>0.868298611111111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68310185185185">
                <text:p>0.868310185185185</text:p>
              </table:table-cell>
              <table:table-cell office:value-type="float" office:value="80.94">
                <text:p>80.9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68321759259259">
                <text:p>0.868321759259259</text:p>
              </table:table-cell>
              <table:table-cell office:value-type="float" office:value="118.56">
                <text:p>118.5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153.5">
                <text:p>153.5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68344907407407">
                <text:p>0.868344907407407</text:p>
              </table:table-cell>
              <table:table-cell office:value-type="float" office:value="179.25">
                <text:p>179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68356481481481">
                <text:p>0.868356481481481</text:p>
              </table:table-cell>
              <table:table-cell office:value-type="float" office:value="182.56">
                <text:p>182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8368055555555">
                <text:p>0.868368055555555</text:p>
              </table:table-cell>
              <table:table-cell office:value-type="float" office:value="185.63">
                <text:p>185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6837962962963">
                <text:p>0.86837962962963</text:p>
              </table:table-cell>
              <table:table-cell office:value-type="float" office:value="188.06">
                <text:p>188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68391203703704">
                <text:p>0.868391203703704</text:p>
              </table:table-cell>
              <table:table-cell office:value-type="float" office:value="189.56">
                <text:p>189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68402777777778">
                <text:p>0.868402777777778</text:p>
              </table:table-cell>
              <table:table-cell office:value-type="float" office:value="187.63">
                <text:p>187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68414351851852">
                <text:p>0.868414351851852</text:p>
              </table:table-cell>
              <table:table-cell office:value-type="float" office:value="182.63">
                <text:p>182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68425925925926">
                <text:p>0.868425925925926</text:p>
              </table:table-cell>
              <table:table-cell office:value-type="float" office:value="186.69">
                <text:p>186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684375">
                <text:p>0.8684375</text:p>
              </table:table-cell>
              <table:table-cell office:value-type="float" office:value="181.94">
                <text:p>181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68449074074074">
                <text:p>0.868449074074074</text:p>
              </table:table-cell>
              <table:table-cell office:value-type="float" office:value="185.25">
                <text:p>185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68460648148148">
                <text:p>0.868460648148148</text:p>
              </table:table-cell>
              <table:table-cell office:value-type="float" office:value="186.06">
                <text:p>186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68472222222222">
                <text:p>0.868472222222222</text:p>
              </table:table-cell>
              <table:table-cell office:value-type="float" office:value="185.81">
                <text:p>185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68483796296296">
                <text:p>0.868483796296296</text:p>
              </table:table-cell>
              <table:table-cell office:value-type="float" office:value="187.69">
                <text:p>187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6849537037037">
                <text:p>0.86849537037037</text:p>
              </table:table-cell>
              <table:table-cell office:value-type="float" office:value="185.5">
                <text:p>185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68506944444444">
                <text:p>0.868506944444444</text:p>
              </table:table-cell>
              <table:table-cell office:value-type="float" office:value="185.06">
                <text:p>185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68518518518518">
                <text:p>0.868518518518518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68530092592593">
                <text:p>0.868530092592593</text:p>
              </table:table-cell>
              <table:table-cell office:value-type="float" office:value="180.19">
                <text:p>180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68541666666667">
                <text:p>0.868541666666667</text:p>
              </table:table-cell>
              <table:table-cell office:value-type="float" office:value="179.56">
                <text:p>179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68553240740741">
                <text:p>0.868553240740741</text:p>
              </table:table-cell>
              <table:table-cell office:value-type="float" office:value="177.56">
                <text:p>177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68564814814815">
                <text:p>0.868564814814815</text:p>
              </table:table-cell>
              <table:table-cell office:value-type="float" office:value="180.88">
                <text:p>180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68576388888889">
                <text:p>0.868576388888889</text:p>
              </table:table-cell>
              <table:table-cell office:value-type="float" office:value="178.38">
                <text:p>178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68587962962963">
                <text:p>0.868587962962963</text:p>
              </table:table-cell>
              <table:table-cell office:value-type="float" office:value="174.94">
                <text:p>174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68599537037037">
                <text:p>0.868599537037037</text:p>
              </table:table-cell>
              <table:table-cell office:value-type="float" office:value="170.81">
                <text:p>170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68611111111111">
                <text:p>0.868611111111111</text:p>
              </table:table-cell>
              <table:table-cell office:value-type="float" office:value="170.75">
                <text:p>170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68622685185185">
                <text:p>0.868622685185185</text:p>
              </table:table-cell>
              <table:table-cell office:value-type="float" office:value="164.31">
                <text:p>164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68634259259259">
                <text:p>0.868634259259259</text:p>
              </table:table-cell>
              <table:table-cell office:value-type="float" office:value="170.06">
                <text:p>170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68645833333333">
                <text:p>0.868645833333333</text:p>
              </table:table-cell>
              <table:table-cell office:value-type="float" office:value="154.69">
                <text:p>154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68657407407407">
                <text:p>0.868657407407407</text:p>
              </table:table-cell>
              <table:table-cell office:value-type="float" office:value="170.88">
                <text:p>170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68668981481481">
                <text:p>0.868668981481481</text:p>
              </table:table-cell>
              <table:table-cell office:value-type="float" office:value="173.06">
                <text:p>173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68680555555556">
                <text:p>0.868680555555556</text:p>
              </table:table-cell>
              <table:table-cell office:value-type="float" office:value="164.69">
                <text:p>164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6869212962963">
                <text:p>0.86869212962963</text:p>
              </table:table-cell>
              <table:table-cell office:value-type="float" office:value="166.5">
                <text:p>166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68703703703704">
                <text:p>0.868703703703704</text:p>
              </table:table-cell>
              <table:table-cell office:value-type="float" office:value="170.5">
                <text:p>170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68715277777778">
                <text:p>0.868715277777778</text:p>
              </table:table-cell>
              <table:table-cell office:value-type="float" office:value="175.44">
                <text:p>175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68726851851852">
                <text:p>0.868726851851852</text:p>
              </table:table-cell>
              <table:table-cell office:value-type="float" office:value="175.81">
                <text:p>175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68738425925926">
                <text:p>0.868738425925926</text:p>
              </table:table-cell>
              <table:table-cell office:value-type="float" office:value="167.69">
                <text:p>167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6875">
                <text:p>0.86875</text:p>
              </table:table-cell>
              <table:table-cell office:value-type="float" office:value="172.75">
                <text:p>172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8761574074074">
                <text:p>0.868761574074074</text:p>
              </table:table-cell>
              <table:table-cell office:value-type="float" office:value="174.38">
                <text:p>174.3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68773148148148">
                <text:p>0.868773148148148</text:p>
              </table:table-cell>
              <table:table-cell office:value-type="float" office:value="181.81">
                <text:p>181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68784722222222">
                <text:p>0.868784722222222</text:p>
              </table:table-cell>
              <table:table-cell office:value-type="float" office:value="186.25">
                <text:p>186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68796296296296">
                <text:p>0.868796296296296</text:p>
              </table:table-cell>
              <table:table-cell office:value-type="float" office:value="186.69">
                <text:p>186.6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6880787037037">
                <text:p>0.86880787037037</text:p>
              </table:table-cell>
              <table:table-cell office:value-type="float" office:value="171.25">
                <text:p>171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68819444444445">
                <text:p>0.868819444444445</text:p>
              </table:table-cell>
              <table:table-cell office:value-type="float" office:value="171.19">
                <text:p>171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68831018518518">
                <text:p>0.868831018518518</text:p>
              </table:table-cell>
              <table:table-cell office:value-type="float" office:value="174.13">
                <text:p>174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68842592592593">
                <text:p>0.868842592592593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68865740740741">
                <text:p>0.868865740740741</text:p>
              </table:table-cell>
              <table:table-cell office:value-type="float" office:value="157.44">
                <text:p>157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68877314814815">
                <text:p>0.868877314814815</text:p>
              </table:table-cell>
              <table:table-cell office:value-type="float" office:value="156.88">
                <text:p>156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68888888888889">
                <text:p>0.868888888888889</text:p>
              </table:table-cell>
              <table:table-cell office:value-type="float" office:value="158.13">
                <text:p>158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68900462962963">
                <text:p>0.868900462962963</text:p>
              </table:table-cell>
              <table:table-cell office:value-type="float" office:value="187.75">
                <text:p>187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68912037037037">
                <text:p>0.868912037037037</text:p>
              </table:table-cell>
              <table:table-cell office:value-type="float" office:value="199.13">
                <text:p>199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68923611111111">
                <text:p>0.868923611111111</text:p>
              </table:table-cell>
              <table:table-cell office:value-type="float" office:value="186.5">
                <text:p>186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68935185185185">
                <text:p>0.868935185185185</text:p>
              </table:table-cell>
              <table:table-cell office:value-type="float" office:value="187.25">
                <text:p>187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68946759259259">
                <text:p>0.868946759259259</text:p>
              </table:table-cell>
              <table:table-cell office:value-type="float" office:value="183.88">
                <text:p>183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68958333333333">
                <text:p>0.868958333333333</text:p>
              </table:table-cell>
              <table:table-cell office:value-type="float" office:value="177.19">
                <text:p>177.19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68969907407407">
                <text:p>0.868969907407407</text:p>
              </table:table-cell>
              <table:table-cell office:value-type="float" office:value="200.88">
                <text:p>200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8981481481482">
                <text:p>0.868981481481482</text:p>
              </table:table-cell>
              <table:table-cell office:value-type="float" office:value="206.88">
                <text:p>206.8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68993055555555">
                <text:p>0.868993055555555</text:p>
              </table:table-cell>
              <table:table-cell office:value-type="float" office:value="195.25">
                <text:p>195.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6900462962963">
                <text:p>0.86900462962963</text:p>
              </table:table-cell>
              <table:table-cell office:value-type="float" office:value="181.5">
                <text:p>181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69016203703704">
                <text:p>0.869016203703704</text:p>
              </table:table-cell>
              <table:table-cell office:value-type="float" office:value="181.31">
                <text:p>181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69027777777778">
                <text:p>0.869027777777778</text:p>
              </table:table-cell>
              <table:table-cell office:value-type="float" office:value="180.44">
                <text:p>180.4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69039351851852">
                <text:p>0.869039351851852</text:p>
              </table:table-cell>
              <table:table-cell office:value-type="float" office:value="180.63">
                <text:p>180.6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69050925925926">
                <text:p>0.869050925925926</text:p>
              </table:table-cell>
              <table:table-cell office:value-type="float" office:value="180.56">
                <text:p>180.5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690625">
                <text:p>0.8690625</text:p>
              </table:table-cell>
              <table:table-cell office:value-type="float" office:value="185.31">
                <text:p>185.3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69074074074074">
                <text:p>0.869074074074074</text:p>
              </table:table-cell>
              <table:table-cell office:value-type="float" office:value="186.13">
                <text:p>186.13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69085648148148">
                <text:p>0.869085648148148</text:p>
              </table:table-cell>
              <table:table-cell office:value-type="float" office:value="192.75">
                <text:p>192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69097222222222">
                <text:p>0.869097222222222</text:p>
              </table:table-cell>
              <table:table-cell office:value-type="float" office:value="194.94">
                <text:p>194.94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69108796296296">
                <text:p>0.869108796296296</text:p>
              </table:table-cell>
              <table:table-cell office:value-type="float" office:value="188.81">
                <text:p>188.8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6912037037037">
                <text:p>0.86912037037037</text:p>
              </table:table-cell>
              <table:table-cell office:value-type="float" office:value="187.5">
                <text:p>187.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69131944444444">
                <text:p>0.869131944444444</text:p>
              </table:table-cell>
              <table:table-cell office:value-type="float" office:value="190.75">
                <text:p>190.7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69143518518519">
                <text:p>0.869143518518519</text:p>
              </table:table-cell>
              <table:table-cell office:value-type="float" office:value="186.06">
                <text:p>186.0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69155092592593">
                <text:p>0.869155092592593</text:p>
              </table:table-cell>
              <table:table-cell office:value-type="float" office:value="161.19">
                <text:p>161.19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139.63">
                <text:p>139.63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69178240740741">
                <text:p>0.869178240740741</text:p>
              </table:table-cell>
              <table:table-cell office:value-type="float" office:value="121.12">
                <text:p>121.12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69189814814815">
                <text:p>0.86918981481481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69201388888889">
                <text:p>0.869201388888889</text:p>
              </table:table-cell>
              <table:table-cell office:value-type="float" office:value="83.94">
                <text:p>83.9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69212962962963">
                <text:p>0.869212962962963</text:p>
              </table:table-cell>
              <table:table-cell office:value-type="float" office:value="82.37">
                <text:p>82.37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69224537037037">
                <text:p>0.869224537037037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69236111111111">
                <text:p>0.869236111111111</text:p>
              </table:table-cell>
              <table:table-cell office:value-type="float" office:value="88.12">
                <text:p>88.12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69247685185185">
                <text:p>0.869247685185185</text:p>
              </table:table-cell>
              <table:table-cell office:value-type="float" office:value="90.44">
                <text:p>90.4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69259259259259">
                <text:p>0.869259259259259</text:p>
              </table:table-cell>
              <table:table-cell office:value-type="float" office:value="92.56">
                <text:p>92.56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69270833333333">
                <text:p>0.869270833333333</text:p>
              </table:table-cell>
              <table:table-cell office:value-type="float" office:value="90.31">
                <text:p>90.3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69282407407407">
                <text:p>0.869282407407407</text:p>
              </table:table-cell>
              <table:table-cell office:value-type="float" office:value="85.81">
                <text:p>85.8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69293981481481">
                <text:p>0.869293981481481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69305555555555">
                <text:p>0.869305555555555</text:p>
              </table:table-cell>
              <table:table-cell office:value-type="float" office:value="84.94">
                <text:p>84.9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6931712962963">
                <text:p>0.86931712962963</text:p>
              </table:table-cell>
              <table:table-cell office:value-type="float" office:value="83.44">
                <text:p>83.4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69328703703704">
                <text:p>0.869328703703704</text:p>
              </table:table-cell>
              <table:table-cell office:value-type="float" office:value="87.25">
                <text:p>87.2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69340277777778">
                <text:p>0.869340277777778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69351851851852">
                <text:p>0.869351851851852</text:p>
              </table:table-cell>
              <table:table-cell office:value-type="float" office:value="77.75">
                <text:p>7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69363425925926">
                <text:p>0.869363425925926</text:p>
              </table:table-cell>
              <table:table-cell office:value-type="float" office:value="87.12">
                <text:p>87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69375">
                <text:p>0.869375</text:p>
              </table:table-cell>
              <table:table-cell office:value-type="float" office:value="73.69">
                <text:p>7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69386574074074">
                <text:p>0.869386574074074</text:p>
              </table:table-cell>
              <table:table-cell office:value-type="float" office:value="40.06">
                <text:p>4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69398148148148">
                <text:p>0.869398148148148</text:p>
              </table:table-cell>
              <table:table-cell office:value-type="float" office:value="2.81">
                <text:p>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69409722222222">
                <text:p>0.869409722222222</text:p>
              </table:table-cell>
              <table:table-cell office:value-type="float" office:value="326.56">
                <text:p>32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69421296296296">
                <text:p>0.869421296296296</text:p>
              </table:table-cell>
              <table:table-cell office:value-type="float" office:value="297.38">
                <text:p>29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6943287037037">
                <text:p>0.86943287037037</text:p>
              </table:table-cell>
              <table:table-cell office:value-type="float" office:value="268.81">
                <text:p>26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69444444444444">
                <text:p>0.86944444444444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69456018518518">
                <text:p>0.869456018518518</text:p>
              </table:table-cell>
              <table:table-cell office:value-type="float" office:value="212.88">
                <text:p>21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69467592592592">
                <text:p>0.869467592592592</text:p>
              </table:table-cell>
              <table:table-cell office:value-type="float" office:value="170.31">
                <text:p>17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69479166666667">
                <text:p>0.869479166666667</text:p>
              </table:table-cell>
              <table:table-cell office:value-type="float" office:value="154.31">
                <text:p>154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69490740740741">
                <text:p>0.869490740740741</text:p>
              </table:table-cell>
              <table:table-cell office:value-type="float" office:value="103.31">
                <text:p>10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69502314814815">
                <text:p>0.869502314814815</text:p>
              </table:table-cell>
              <table:table-cell office:value-type="float" office:value="99.25">
                <text:p>9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69513888888889">
                <text:p>0.869513888888889</text:p>
              </table:table-cell>
              <table:table-cell office:value-type="float" office:value="99.94">
                <text:p>99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69525462962963">
                <text:p>0.869525462962963</text:p>
              </table:table-cell>
              <table:table-cell office:value-type="float" office:value="99.81">
                <text:p>9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69548611111111">
                <text:p>0.8695486111111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